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29" style:family="table">
      <style:table-properties style:width="16.806cm" table:align="margins"/>
    </style:style>
    <style:style style:name="표29.A" style:family="table-column">
      <style:table-column-properties style:column-width="16.806cm" style:rel-column-width="65535*"/>
    </style:style>
    <style:style style:name="표29.A1" style:family="table-cell">
      <style:table-cell-properties fo:padding="0.097cm" fo:border="0.05pt solid #000000"/>
    </style:style>
    <style:style style:name="표32" style:family="table">
      <style:table-properties style:width="16.806cm" table:align="margins"/>
    </style:style>
    <style:style style:name="표32.A" style:family="table-column">
      <style:table-column-properties style:column-width="16.806cm" style:rel-column-width="65535*"/>
    </style:style>
    <style:style style:name="표32.A1" style:family="table-cell">
      <style:table-cell-properties fo:padding="0.097cm" fo:border="0.05pt solid #000000"/>
    </style:style>
    <style:style style:name="표29" style:family="table">
      <style:table-properties style:width="16.806cm" table:align="margins"/>
    </style:style>
    <style:style style:name="표29.A" style:family="table-column">
      <style:table-column-properties style:column-width="16.806cm" style:rel-column-width="65535*"/>
    </style:style>
    <style:style style:name="표29.A1" style:family="table-cell">
      <style:table-cell-properties fo:padding="0.097cm" fo:border="0.05pt solid #000000"/>
    </style:style>
    <style:style style:name="표32" style:family="table">
      <style:table-properties style:width="16.806cm" table:align="margins"/>
    </style:style>
    <style:style style:name="표32.A" style:family="table-column">
      <style:table-column-properties style:column-width="16.806cm" style:rel-column-width="65535*"/>
    </style:style>
    <style:style style:name="표32.A1" style:family="table-cell">
      <style:table-cell-properties fo:padding="0.097cm" fo:border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17cm" style:rel-column-width="65535*"/>
    </style:style>
    <style:style style:name="표3.1" style:family="table-row">
      <style:table-row-properties style:min-row-height="13.097cm"/>
    </style:style>
    <style:style style:name="표3.A1" style:family="table-cell">
      <style:table-cell-properties fo:padding="0.097cm" fo:border="0.05pt solid #000000"/>
    </style:style>
    <style:style style:name="표5" style:family="table">
      <style:table-properties style:width="16.806cm" table:align="margins"/>
    </style:style>
    <style:style style:name="표5.A" style:family="table-column">
      <style:table-column-properties style:column-width="16.806cm" style:rel-column-width="65535*"/>
    </style:style>
    <style:style style:name="표5.A1" style:family="table-cell">
      <style:table-cell-properties fo:padding="0.097cm" fo:border="0.05pt solid #000000"/>
    </style:style>
    <style:style style:name="표6" style:family="table">
      <style:table-properties style:width="16.806cm" table:align="margins"/>
    </style:style>
    <style:style style:name="표6.A" style:family="table-column">
      <style:table-column-properties style:column-width="16.806cm" style:rel-column-width="65535*"/>
    </style:style>
    <style:style style:name="표6.A1" style:family="table-cell">
      <style:table-cell-properties fo:padding="0.097cm" fo:border="0.05pt solid #000000"/>
    </style:style>
    <style:style style:name="표30" style:family="table">
      <style:table-properties style:width="16.806cm" table:align="margins"/>
    </style:style>
    <style:style style:name="표30.A" style:family="table-column">
      <style:table-column-properties style:column-width="16.806cm" style:rel-column-width="65535*"/>
    </style:style>
    <style:style style:name="표30.A1" style:family="table-cell">
      <style:table-cell-properties fo:padding="0.097cm" fo:border="0.05pt solid #000000"/>
    </style:style>
    <style:style style:name="표5" style:family="table">
      <style:table-properties style:width="16.806cm" table:align="margins"/>
    </style:style>
    <style:style style:name="표5.A" style:family="table-column">
      <style:table-column-properties style:column-width="16.806cm" style:rel-column-width="65535*"/>
    </style:style>
    <style:style style:name="표5.A1" style:family="table-cell">
      <style:table-cell-properties fo:padding="0.097cm" fo:border="0.05pt solid #000000"/>
    </style:style>
    <style:style style:name="표6" style:family="table">
      <style:table-properties style:width="16.806cm" table:align="margins"/>
    </style:style>
    <style:style style:name="표6.A" style:family="table-column">
      <style:table-column-properties style:column-width="16.806cm" style:rel-column-width="65535*"/>
    </style:style>
    <style:style style:name="표6.A1" style:family="table-cell">
      <style:table-cell-properties fo:padding="0.097cm" fo:border="0.05pt solid #000000"/>
    </style:style>
    <style:style style:name="표30" style:family="table">
      <style:table-properties style:width="16.806cm" table:align="margins"/>
    </style:style>
    <style:style style:name="표30.A" style:family="table-column">
      <style:table-column-properties style:column-width="16.806cm" style:rel-column-width="65535*"/>
    </style:style>
    <style:style style:name="표30.A1" style:family="table-cell">
      <style:table-cell-properties fo:padding="0.097cm" fo:border="0.05pt solid #000000"/>
    </style:style>
    <style:style style:name="표31" style:family="table">
      <style:table-properties style:width="17cm" table:align="margins"/>
    </style:style>
    <style:style style:name="표31.A" style:family="table-column">
      <style:table-column-properties style:column-width="17cm" style:rel-column-width="65535*"/>
    </style:style>
    <style:style style:name="표31.A1" style:family="table-cell">
      <style:table-cell-properties fo:padding="0.097cm" fo:border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fo:padding="0.097cm" fo:border="0.05pt solid #000000"/>
    </style:style>
    <style:style style:name="표7" style:family="table">
      <style:table-properties style:width="16.806cm" table:align="margins"/>
    </style:style>
    <style:style style:name="표7.A" style:family="table-column">
      <style:table-column-properties style:column-width="16.806cm" style:rel-column-width="65535*"/>
    </style:style>
    <style:style style:name="표7.A1" style:family="table-cell">
      <style:table-cell-properties fo:padding="0.097cm" fo:border="0.05pt solid #000000"/>
    </style:style>
    <style:style style:name="표7" style:family="table">
      <style:table-properties style:width="16.806cm" table:align="margins"/>
    </style:style>
    <style:style style:name="표7.A" style:family="table-column">
      <style:table-column-properties style:column-width="16.806cm" style:rel-column-width="65535*"/>
    </style:style>
    <style:style style:name="표7.A1" style:family="table-cell">
      <style:table-cell-properties fo:padding="0.097cm" fo:border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17cm" style:rel-column-width="65535*"/>
    </style:style>
    <style:style style:name="표8.A1" style:family="table-cell">
      <style:table-cell-properties fo:padding="0.097cm" fo:border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17cm" style:rel-column-width="65535*"/>
    </style:style>
    <style:style style:name="표9.A1" style:family="table-cell">
      <style:table-cell-properties fo:padding="0.097cm" fo:border="0.05pt solid #000000"/>
    </style:style>
    <style:style style:name="표23" style:family="table">
      <style:table-properties style:width="16.806cm" table:align="margins"/>
    </style:style>
    <style:style style:name="표23.A" style:family="table-column">
      <style:table-column-properties style:column-width="16.806cm" style:rel-column-width="65535*"/>
    </style:style>
    <style:style style:name="표23.A1" style:family="table-cell">
      <style:table-cell-properties fo:padding="0.097cm" fo:border="0.05pt solid #000000"/>
    </style:style>
    <style:style style:name="표10" style:family="table">
      <style:table-properties style:width="16.806cm" table:align="margins"/>
    </style:style>
    <style:style style:name="표10.A" style:family="table-column">
      <style:table-column-properties style:column-width="16.806cm" style:rel-column-width="65535*"/>
    </style:style>
    <style:style style:name="표10.A1" style:family="table-cell">
      <style:table-cell-properties fo:padding="0.097cm" fo:border="0.05pt solid #000000"/>
    </style:style>
    <style:style style:name="표23" style:family="table">
      <style:table-properties style:width="16.806cm" table:align="margins"/>
    </style:style>
    <style:style style:name="표23.A" style:family="table-column">
      <style:table-column-properties style:column-width="16.806cm" style:rel-column-width="65535*"/>
    </style:style>
    <style:style style:name="표23.A1" style:family="table-cell">
      <style:table-cell-properties fo:padding="0.097cm" fo:border="0.05pt solid #000000"/>
    </style:style>
    <style:style style:name="표10" style:family="table">
      <style:table-properties style:width="16.806cm" table:align="margins"/>
    </style:style>
    <style:style style:name="표10.A" style:family="table-column">
      <style:table-column-properties style:column-width="16.806cm" style:rel-column-width="65535*"/>
    </style:style>
    <style:style style:name="표10.A1" style:family="table-cell">
      <style:table-cell-properties fo:padding="0.097cm" fo:border="0.05pt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="0.05pt solid #000000"/>
    </style:style>
    <style:style style:name="표12" style:family="table">
      <style:table-properties style:width="16.806cm" table:align="margins"/>
    </style:style>
    <style:style style:name="표12.A" style:family="table-column">
      <style:table-column-properties style:column-width="16.806cm" style:rel-column-width="65535*"/>
    </style:style>
    <style:style style:name="표12.A1" style:family="table-cell">
      <style:table-cell-properties fo:padding="0.097cm" fo:border="0.05pt solid #000000"/>
    </style:style>
    <style:style style:name="표13" style:family="table">
      <style:table-properties style:width="16.806cm" table:align="margins"/>
    </style:style>
    <style:style style:name="표13.A" style:family="table-column">
      <style:table-column-properties style:column-width="16.806cm" style:rel-column-width="65535*"/>
    </style:style>
    <style:style style:name="표13.A1" style:family="table-cell">
      <style:table-cell-properties fo:padding="0.097cm" fo:border="0.05pt solid #000000"/>
    </style:style>
    <style:style style:name="표14" style:family="table">
      <style:table-properties style:width="16.806cm" table:align="margins"/>
    </style:style>
    <style:style style:name="표14.A" style:family="table-column">
      <style:table-column-properties style:column-width="16.806cm" style:rel-column-width="65535*"/>
    </style:style>
    <style:style style:name="표14.A1" style:family="table-cell">
      <style:table-cell-properties fo:padding="0.097cm" fo:border="0.05pt solid #000000"/>
    </style:style>
    <style:style style:name="표12" style:family="table">
      <style:table-properties style:width="16.806cm" table:align="margins"/>
    </style:style>
    <style:style style:name="표12.A" style:family="table-column">
      <style:table-column-properties style:column-width="16.806cm" style:rel-column-width="65535*"/>
    </style:style>
    <style:style style:name="표12.A1" style:family="table-cell">
      <style:table-cell-properties fo:padding="0.097cm" fo:border="0.05pt solid #000000"/>
    </style:style>
    <style:style style:name="표13" style:family="table">
      <style:table-properties style:width="16.806cm" table:align="margins"/>
    </style:style>
    <style:style style:name="표13.A" style:family="table-column">
      <style:table-column-properties style:column-width="16.806cm" style:rel-column-width="65535*"/>
    </style:style>
    <style:style style:name="표13.A1" style:family="table-cell">
      <style:table-cell-properties fo:padding="0.097cm" fo:border="0.05pt solid #000000"/>
    </style:style>
    <style:style style:name="표14" style:family="table">
      <style:table-properties style:width="16.806cm" table:align="margins"/>
    </style:style>
    <style:style style:name="표14.A" style:family="table-column">
      <style:table-column-properties style:column-width="16.806cm" style:rel-column-width="65535*"/>
    </style:style>
    <style:style style:name="표14.A1" style:family="table-cell">
      <style:table-cell-properties fo:padding="0.097cm" fo:border="0.05pt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1" style:family="table-row">
      <style:table-row-properties style:min-row-height="14.199cm"/>
    </style:style>
    <style:style style:name="표15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표16" style:family="table">
      <style:table-properties style:width="16.806cm" table:align="margins"/>
    </style:style>
    <style:style style:name="표16.A" style:family="table-column">
      <style:table-column-properties style:column-width="16.806cm" style:rel-column-width="65535*"/>
    </style:style>
    <style:style style:name="표16.A1" style:family="table-cell">
      <style:table-cell-properties fo:padding="0.097cm" fo:border="0.05pt solid #000000"/>
    </style:style>
    <style:style style:name="표16" style:family="table">
      <style:table-properties style:width="16.806cm" table:align="margins"/>
    </style:style>
    <style:style style:name="표16.A" style:family="table-column">
      <style:table-column-properties style:column-width="16.806cm" style:rel-column-width="65535*"/>
    </style:style>
    <style:style style:name="표16.A1" style:family="table-cell">
      <style:table-cell-properties fo:padding="0.097cm" fo:border="0.05pt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.097cm" fo:border="0.05pt solid #000000"/>
    </style:style>
    <style:style style:name="표18" style:family="table">
      <style:table-properties style:width="16.806cm" table:align="margins"/>
    </style:style>
    <style:style style:name="표18.A" style:family="table-column">
      <style:table-column-properties style:column-width="16.806cm" style:rel-column-width="65535*"/>
    </style:style>
    <style:style style:name="표18.A1" style:family="table-cell">
      <style:table-cell-properties fo:padding="0.097cm" fo:border="0.05pt solid #000000"/>
    </style:style>
    <style:style style:name="표19" style:family="table">
      <style:table-properties style:width="16.806cm" table:align="margins"/>
    </style:style>
    <style:style style:name="표19.A" style:family="table-column">
      <style:table-column-properties style:column-width="16.806cm" style:rel-column-width="65535*"/>
    </style:style>
    <style:style style:name="표19.A1" style:family="table-cell">
      <style:table-cell-properties fo:padding="0.097cm" fo:border="0.05pt solid #000000"/>
    </style:style>
    <style:style style:name="표18" style:family="table">
      <style:table-properties style:width="16.806cm" table:align="margins"/>
    </style:style>
    <style:style style:name="표18.A" style:family="table-column">
      <style:table-column-properties style:column-width="16.806cm" style:rel-column-width="65535*"/>
    </style:style>
    <style:style style:name="표18.A1" style:family="table-cell">
      <style:table-cell-properties fo:padding="0.097cm" fo:border="0.05pt solid #000000"/>
    </style:style>
    <style:style style:name="표19" style:family="table">
      <style:table-properties style:width="16.806cm" table:align="margins"/>
    </style:style>
    <style:style style:name="표19.A" style:family="table-column">
      <style:table-column-properties style:column-width="16.806cm" style:rel-column-width="65535*"/>
    </style:style>
    <style:style style:name="표19.A1" style:family="table-cell">
      <style:table-cell-properties fo:padding="0.097cm" fo:border="0.05pt solid #000000"/>
    </style:style>
    <style:style style:name="표20" style:family="table">
      <style:table-properties style:width="17cm" table:align="margins"/>
    </style:style>
    <style:style style:name="표20.A" style:family="table-column">
      <style:table-column-properties style:column-width="17cm" style:rel-column-width="65535*"/>
    </style:style>
    <style:style style:name="표20.A1" style:family="table-cell">
      <style:table-cell-properties fo:padding="0.097cm" fo:border="0.05pt solid #000000"/>
    </style:style>
    <style:style style:name="표21" style:family="table">
      <style:table-properties style:width="16.806cm" table:align="margins"/>
    </style:style>
    <style:style style:name="표21.A" style:family="table-column">
      <style:table-column-properties style:column-width="16.806cm" style:rel-column-width="65535*"/>
    </style:style>
    <style:style style:name="표21.A1" style:family="table-cell">
      <style:table-cell-properties fo:padding="0.097cm" fo:border="0.05pt solid #000000"/>
    </style:style>
    <style:style style:name="표22" style:family="table">
      <style:table-properties style:width="16.806cm" table:align="margins"/>
    </style:style>
    <style:style style:name="표22.A" style:family="table-column">
      <style:table-column-properties style:column-width="16.806cm" style:rel-column-width="65535*"/>
    </style:style>
    <style:style style:name="표22.A1" style:family="table-cell">
      <style:table-cell-properties fo:padding="0.097cm" fo:border="0.05pt solid #000000"/>
    </style:style>
    <style:style style:name="표21" style:family="table">
      <style:table-properties style:width="16.806cm" table:align="margins"/>
    </style:style>
    <style:style style:name="표21.A" style:family="table-column">
      <style:table-column-properties style:column-width="16.806cm" style:rel-column-width="65535*"/>
    </style:style>
    <style:style style:name="표21.A1" style:family="table-cell">
      <style:table-cell-properties fo:padding="0.097cm" fo:border="0.05pt solid #000000"/>
    </style:style>
    <style:style style:name="표22" style:family="table">
      <style:table-properties style:width="16.806cm" table:align="margins"/>
    </style:style>
    <style:style style:name="표22.A" style:family="table-column">
      <style:table-column-properties style:column-width="16.806cm" style:rel-column-width="65535*"/>
    </style:style>
    <style:style style:name="표22.A1" style:family="table-cell">
      <style:table-cell-properties fo:padding="0.097cm" fo:border="0.05pt solid #000000"/>
    </style:style>
    <style:style style:name="표24" style:family="table">
      <style:table-properties style:width="17cm" table:align="margins"/>
    </style:style>
    <style:style style:name="표24.A" style:family="table-column">
      <style:table-column-properties style:column-width="17cm" style:rel-column-width="65535*"/>
    </style:style>
    <style:style style:name="표24.A1" style:family="table-cell">
      <style:table-cell-properties fo:padding="0.097cm" fo:border="0.05pt solid #000000"/>
    </style:style>
    <style:style style:name="표25" style:family="table">
      <style:table-properties style:width="17cm" table:align="margins"/>
    </style:style>
    <style:style style:name="표25.A" style:family="table-column">
      <style:table-column-properties style:column-width="17cm" style:rel-column-width="65535*"/>
    </style:style>
    <style:style style:name="표25.A1" style:family="table-cell">
      <style:table-cell-properties fo:padding="0.097cm" fo:border="0.05pt solid #000000"/>
    </style:style>
    <style:style style:name="표26" style:family="table">
      <style:table-properties style:width="17cm" table:align="margins"/>
    </style:style>
    <style:style style:name="표26.A" style:family="table-column">
      <style:table-column-properties style:column-width="17cm" style:rel-column-width="65535*"/>
    </style:style>
    <style:style style:name="표26.A1" style:family="table-cell">
      <style:table-cell-properties fo:padding="0.097cm" fo:border="0.05pt solid #000000"/>
    </style:style>
    <style:style style:name="표27" style:family="table">
      <style:table-properties style:width="16.806cm" table:align="margins"/>
    </style:style>
    <style:style style:name="표27.A" style:family="table-column">
      <style:table-column-properties style:column-width="16.806cm" style:rel-column-width="65535*"/>
    </style:style>
    <style:style style:name="표27.A1" style:family="table-cell">
      <style:table-cell-properties fo:padding="0.097cm" fo:border="0.05pt solid #000000"/>
    </style:style>
    <style:style style:name="표28" style:family="table">
      <style:table-properties style:width="16.806cm" table:align="margins"/>
    </style:style>
    <style:style style:name="표28.A" style:family="table-column">
      <style:table-column-properties style:column-width="16.806cm" style:rel-column-width="65535*"/>
    </style:style>
    <style:style style:name="표28.A1" style:family="table-cell">
      <style:table-cell-properties fo:padding="0.097cm" fo:border="0.05pt solid #000000"/>
    </style:style>
    <style:style style:name="표27" style:family="table">
      <style:table-properties style:width="16.806cm" table:align="margins"/>
    </style:style>
    <style:style style:name="표27.A" style:family="table-column">
      <style:table-column-properties style:column-width="16.806cm" style:rel-column-width="65535*"/>
    </style:style>
    <style:style style:name="표27.A1" style:family="table-cell">
      <style:table-cell-properties fo:padding="0.097cm" fo:border="0.05pt solid #000000"/>
    </style:style>
    <style:style style:name="표28" style:family="table">
      <style:table-properties style:width="16.806cm" table:align="margins"/>
    </style:style>
    <style:style style:name="표28.A" style:family="table-column">
      <style:table-column-properties style:column-width="16.806cm" style:rel-column-width="65535*"/>
    </style:style>
    <style:style style:name="표28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officeooo:rsid="007cef73" officeooo:paragraph-rsid="000c610c" style:font-size-asian="10pt" style:font-size-complex="10pt"/>
    </style:style>
    <style:style style:name="P2" style:family="paragraph" style:parent-style-name="Standard">
      <style:text-properties fo:font-size="10pt" officeooo:rsid="001f758c" officeooo:paragraph-rsid="000c610c" style:font-size-asian="10pt" style:font-size-complex="10pt"/>
    </style:style>
    <style:style style:name="P3" style:family="paragraph" style:parent-style-name="Standard">
      <style:text-properties fo:font-size="10pt" officeooo:rsid="00214373" officeooo:paragraph-rsid="000c610c" style:font-size-asian="10pt" style:font-size-complex="10pt"/>
    </style:style>
    <style:style style:name="P4" style:family="paragraph" style:parent-style-name="Standard">
      <style:text-properties fo:font-size="10pt" officeooo:rsid="00255eb8" officeooo:paragraph-rsid="000c610c" style:font-size-asian="10pt" style:font-size-complex="10pt"/>
    </style:style>
    <style:style style:name="P5" style:family="paragraph" style:parent-style-name="Standard">
      <style:text-properties fo:font-size="10pt" officeooo:rsid="002b3b6e" officeooo:paragraph-rsid="000c610c" style:font-size-asian="10pt" style:font-size-complex="10pt"/>
    </style:style>
    <style:style style:name="P6" style:family="paragraph" style:parent-style-name="Standard">
      <style:text-properties fo:font-size="10pt" officeooo:rsid="002e0635" officeooo:paragraph-rsid="000c610c" style:font-size-asian="10pt" style:font-size-complex="10pt"/>
    </style:style>
    <style:style style:name="P7" style:family="paragraph" style:parent-style-name="Standard">
      <style:text-properties fo:font-size="10pt" officeooo:rsid="0041443e" officeooo:paragraph-rsid="000c610c" style:font-size-asian="10pt" style:font-size-complex="10pt"/>
    </style:style>
    <style:style style:name="P8" style:family="paragraph" style:parent-style-name="Standard">
      <style:text-properties fo:font-size="10pt" officeooo:rsid="00477529" officeooo:paragraph-rsid="000c610c" style:font-size-asian="10pt" style:font-size-complex="10pt"/>
    </style:style>
    <style:style style:name="P9" style:family="paragraph" style:parent-style-name="Standard">
      <style:text-properties fo:font-size="10pt" officeooo:rsid="0056679b" officeooo:paragraph-rsid="000c610c" style:font-size-asian="10pt" style:font-size-complex="10pt"/>
    </style:style>
    <style:style style:name="P10" style:family="paragraph" style:parent-style-name="Standard">
      <style:text-properties fo:font-size="10pt" officeooo:rsid="0066cbc3" officeooo:paragraph-rsid="000c610c" style:font-size-asian="10pt" style:font-size-complex="10pt"/>
    </style:style>
    <style:style style:name="P11" style:family="paragraph" style:parent-style-name="Standard">
      <style:text-properties fo:font-size="10pt" officeooo:rsid="00702d26" officeooo:paragraph-rsid="000c610c" style:font-size-asian="10pt" style:font-size-complex="10pt"/>
    </style:style>
    <style:style style:name="P12" style:family="paragraph" style:parent-style-name="Standard">
      <style:text-properties fo:font-size="10pt" officeooo:rsid="0012ec68" officeooo:paragraph-rsid="0012ec68" style:font-size-asian="10pt" style:font-size-complex="10pt"/>
    </style:style>
    <style:style style:name="P13" style:family="paragraph" style:parent-style-name="Standard">
      <style:text-properties fo:font-size="10pt" officeooo:rsid="001b23e4" officeooo:paragraph-rsid="001b23e4" style:font-size-asian="10pt" style:font-size-complex="10pt"/>
    </style:style>
    <style:style style:name="P14" style:family="paragraph" style:parent-style-name="Standard">
      <style:text-properties fo:font-size="10pt" officeooo:rsid="0024a53c" officeooo:paragraph-rsid="0024a53c" style:font-size-asian="10pt" style:font-size-complex="10pt"/>
    </style:style>
    <style:style style:name="P15" style:family="paragraph" style:parent-style-name="Standard">
      <style:text-properties fo:font-size="10pt" officeooo:rsid="006101c5" officeooo:paragraph-rsid="006101c5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1f758c" officeooo:paragraph-rsid="000c610c" style:font-size-asian="20pt" style:font-size-complex="2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214373" officeooo:paragraph-rsid="000c610c" style:font-size-asian="10pt" style:font-size-complex="10pt"/>
    </style:style>
    <style:style style:name="P19" style:family="paragraph" style:parent-style-name="Table_20_Contents">
      <style:text-properties fo:font-size="10pt" officeooo:rsid="00255eb8" officeooo:paragraph-rsid="000c610c" style:font-size-asian="10pt" style:font-size-complex="10pt"/>
    </style:style>
    <style:style style:name="P20" style:family="paragraph" style:parent-style-name="Table_20_Contents">
      <style:text-properties fo:font-size="10pt" officeooo:rsid="00245057" officeooo:paragraph-rsid="000c610c" style:font-size-asian="10pt" style:font-size-complex="10pt"/>
    </style:style>
    <style:style style:name="P21" style:family="paragraph" style:parent-style-name="Table_20_Contents">
      <style:text-properties fo:font-size="10pt" officeooo:rsid="00813342" officeooo:paragraph-rsid="000c610c" style:font-size-asian="10pt" style:font-size-complex="10pt"/>
    </style:style>
    <style:style style:name="P22" style:family="paragraph" style:parent-style-name="Table_20_Contents">
      <style:text-properties fo:font-size="10pt" officeooo:rsid="002826b4" officeooo:paragraph-rsid="000c610c" style:font-size-asian="10pt" style:font-size-complex="10pt"/>
    </style:style>
    <style:style style:name="P23" style:family="paragraph" style:parent-style-name="Table_20_Contents">
      <style:text-properties fo:font-size="10pt" officeooo:rsid="0029516a" officeooo:paragraph-rsid="000c610c" style:font-size-asian="10pt" style:font-size-complex="10pt"/>
    </style:style>
    <style:style style:name="P24" style:family="paragraph" style:parent-style-name="Table_20_Contents">
      <style:text-properties fo:font-size="10pt" officeooo:rsid="002df1e7" officeooo:paragraph-rsid="000c610c" style:font-size-asian="10pt" style:font-size-complex="10pt"/>
    </style:style>
    <style:style style:name="P25" style:family="paragraph" style:parent-style-name="Table_20_Contents">
      <style:text-properties fo:font-size="10pt" officeooo:rsid="003ced2b" officeooo:paragraph-rsid="000c610c" style:font-size-asian="10pt" style:font-size-complex="10pt"/>
    </style:style>
    <style:style style:name="P26" style:family="paragraph" style:parent-style-name="Table_20_Contents">
      <style:text-properties fo:font-size="10pt" officeooo:rsid="002b3b6e" officeooo:paragraph-rsid="000c610c" style:font-size-asian="10pt" style:font-size-complex="10pt"/>
    </style:style>
    <style:style style:name="P27" style:family="paragraph" style:parent-style-name="Table_20_Contents">
      <style:text-properties fo:font-size="10pt" officeooo:rsid="002c4419" officeooo:paragraph-rsid="000c610c" style:font-size-asian="10pt" style:font-size-complex="10pt"/>
    </style:style>
    <style:style style:name="P28" style:family="paragraph" style:parent-style-name="Table_20_Contents">
      <style:text-properties fo:font-size="10pt" officeooo:rsid="002c4419" officeooo:paragraph-rsid="00114171" style:font-size-asian="10pt" style:font-size-complex="10pt"/>
    </style:style>
    <style:style style:name="P29" style:family="paragraph" style:parent-style-name="Table_20_Contents">
      <style:text-properties fo:font-size="10pt" officeooo:rsid="00421cd1" officeooo:paragraph-rsid="000c610c" style:font-size-asian="10pt" style:font-size-complex="10pt"/>
    </style:style>
    <style:style style:name="P30" style:family="paragraph" style:parent-style-name="Table_20_Contents">
      <style:text-properties fo:font-size="10pt" officeooo:rsid="002f9381" officeooo:paragraph-rsid="000c610c" style:font-size-asian="10pt" style:font-size-complex="10pt"/>
    </style:style>
    <style:style style:name="P31" style:family="paragraph" style:parent-style-name="Table_20_Contents">
      <style:text-properties fo:font-size="10pt" officeooo:rsid="00423f65" officeooo:paragraph-rsid="000c610c" style:font-size-asian="10pt" style:font-size-complex="10pt"/>
    </style:style>
    <style:style style:name="P32" style:family="paragraph" style:parent-style-name="Table_20_Contents">
      <style:text-properties fo:font-size="10pt" officeooo:rsid="0041443e" officeooo:paragraph-rsid="000c610c" style:font-size-asian="10pt" style:font-size-complex="10pt"/>
    </style:style>
    <style:style style:name="P33" style:family="paragraph" style:parent-style-name="Table_20_Contents">
      <style:text-properties fo:font-size="10pt" officeooo:rsid="0041443e" officeooo:paragraph-rsid="00674dbf" style:font-size-asian="10pt" style:font-size-complex="10pt"/>
    </style:style>
    <style:style style:name="P34" style:family="paragraph" style:parent-style-name="Table_20_Contents">
      <style:text-properties fo:font-size="10pt" officeooo:rsid="0041443e" officeooo:paragraph-rsid="006a78af" style:font-size-asian="10pt" style:font-size-complex="10pt"/>
    </style:style>
    <style:style style:name="P35" style:family="paragraph" style:parent-style-name="Table_20_Contents">
      <style:text-properties fo:font-size="10pt" officeooo:rsid="0041443e" officeooo:paragraph-rsid="006e6112" style:font-size-asian="10pt" style:font-size-complex="10pt"/>
    </style:style>
    <style:style style:name="P36" style:family="paragraph" style:parent-style-name="Table_20_Contents">
      <style:text-properties fo:font-size="10pt" officeooo:rsid="00477529" officeooo:paragraph-rsid="000c610c" style:font-size-asian="10pt" style:font-size-complex="10pt"/>
    </style:style>
    <style:style style:name="P37" style:family="paragraph" style:parent-style-name="Table_20_Contents">
      <style:text-properties fo:font-size="10pt" officeooo:rsid="004861f7" officeooo:paragraph-rsid="000c610c" style:font-size-asian="10pt" style:font-size-complex="10pt"/>
    </style:style>
    <style:style style:name="P38" style:family="paragraph" style:parent-style-name="Table_20_Contents">
      <style:text-properties fo:font-size="10pt" officeooo:rsid="004d5daf" officeooo:paragraph-rsid="000c610c" style:font-size-asian="10pt" style:font-size-complex="10pt"/>
    </style:style>
    <style:style style:name="P39" style:family="paragraph" style:parent-style-name="Table_20_Contents">
      <style:text-properties fo:font-size="10pt" officeooo:rsid="004e13d6" officeooo:paragraph-rsid="000c610c" style:font-size-asian="10pt" style:font-size-complex="10pt"/>
    </style:style>
    <style:style style:name="P40" style:family="paragraph" style:parent-style-name="Table_20_Contents">
      <style:text-properties fo:font-size="10pt" officeooo:rsid="004fc617" officeooo:paragraph-rsid="000c610c" style:font-size-asian="10pt" style:font-size-complex="10pt"/>
    </style:style>
    <style:style style:name="P41" style:family="paragraph" style:parent-style-name="Table_20_Contents">
      <style:text-properties fo:font-size="10pt" officeooo:rsid="0053a1e8" officeooo:paragraph-rsid="000c610c" style:font-size-asian="10pt" style:font-size-complex="10pt"/>
    </style:style>
    <style:style style:name="P42" style:family="paragraph" style:parent-style-name="Table_20_Contents">
      <style:text-properties fo:font-size="10pt" officeooo:rsid="005536ce" officeooo:paragraph-rsid="000c610c" style:font-size-asian="10pt" style:font-size-complex="10pt"/>
    </style:style>
    <style:style style:name="P43" style:family="paragraph" style:parent-style-name="Table_20_Contents">
      <style:text-properties fo:font-size="10pt" officeooo:rsid="0095bf96" officeooo:paragraph-rsid="000c610c" style:font-size-asian="10pt" style:font-size-complex="10pt"/>
    </style:style>
    <style:style style:name="P44" style:family="paragraph" style:parent-style-name="Table_20_Contents">
      <style:text-properties fo:font-size="10pt" officeooo:rsid="0099ba17" officeooo:paragraph-rsid="000c610c" style:font-size-asian="10pt" style:font-size-complex="10pt"/>
    </style:style>
    <style:style style:name="P45" style:family="paragraph" style:parent-style-name="Table_20_Contents">
      <style:text-properties fo:font-size="10pt" officeooo:rsid="00b34213" officeooo:paragraph-rsid="000c610c" style:font-size-asian="10pt" style:font-size-complex="10pt"/>
    </style:style>
    <style:style style:name="P46" style:family="paragraph" style:parent-style-name="Table_20_Contents">
      <style:text-properties fo:font-size="10pt" officeooo:rsid="0056679b" officeooo:paragraph-rsid="000c610c" style:font-size-asian="10pt" style:font-size-complex="10pt"/>
    </style:style>
    <style:style style:name="P47" style:family="paragraph" style:parent-style-name="Table_20_Contents">
      <style:text-properties fo:font-size="10pt" officeooo:rsid="00585538" officeooo:paragraph-rsid="000c610c" style:font-size-asian="10pt" style:font-size-complex="10pt"/>
    </style:style>
    <style:style style:name="P48" style:family="paragraph" style:parent-style-name="Table_20_Contents">
      <style:text-properties fo:font-size="10pt" officeooo:rsid="005b135f" officeooo:paragraph-rsid="000c610c" style:font-size-asian="10pt" style:font-size-complex="10pt"/>
    </style:style>
    <style:style style:name="P49" style:family="paragraph" style:parent-style-name="Table_20_Contents">
      <style:text-properties fo:font-size="10pt" officeooo:rsid="005b3133" officeooo:paragraph-rsid="000c610c" style:font-size-asian="10pt" style:font-size-complex="10pt"/>
    </style:style>
    <style:style style:name="P50" style:family="paragraph" style:parent-style-name="Table_20_Contents">
      <style:text-properties fo:font-size="10pt" officeooo:rsid="005e77fb" officeooo:paragraph-rsid="000c610c" style:font-size-asian="10pt" style:font-size-complex="10pt"/>
    </style:style>
    <style:style style:name="P51" style:family="paragraph" style:parent-style-name="Table_20_Contents">
      <style:text-properties fo:font-size="10pt" officeooo:rsid="005e77fb" officeooo:paragraph-rsid="002bab06" style:font-size-asian="10pt" style:font-size-complex="10pt"/>
    </style:style>
    <style:style style:name="P52" style:family="paragraph" style:parent-style-name="Table_20_Contents">
      <style:text-properties fo:font-size="10pt" officeooo:rsid="005f499b" officeooo:paragraph-rsid="000c610c" style:font-size-asian="10pt" style:font-size-complex="10pt"/>
    </style:style>
    <style:style style:name="P53" style:family="paragraph" style:parent-style-name="Table_20_Contents">
      <style:text-properties fo:font-size="10pt" officeooo:rsid="005f5b2d" officeooo:paragraph-rsid="000c610c" style:font-size-asian="10pt" style:font-size-complex="10pt"/>
    </style:style>
    <style:style style:name="P54" style:family="paragraph" style:parent-style-name="Table_20_Contents">
      <style:text-properties fo:font-size="10pt" officeooo:rsid="005ff7fe" officeooo:paragraph-rsid="000c610c" style:font-size-asian="10pt" style:font-size-complex="10pt"/>
    </style:style>
    <style:style style:name="P55" style:family="paragraph" style:parent-style-name="Table_20_Contents">
      <style:text-properties fo:font-size="10pt" officeooo:rsid="006492e3" officeooo:paragraph-rsid="000c610c" style:font-size-asian="10pt" style:font-size-complex="10pt"/>
    </style:style>
    <style:style style:name="P56" style:family="paragraph" style:parent-style-name="Table_20_Contents">
      <style:text-properties fo:font-size="10pt" officeooo:rsid="0066cbc3" officeooo:paragraph-rsid="000c610c" style:font-size-asian="10pt" style:font-size-complex="10pt"/>
    </style:style>
    <style:style style:name="P57" style:family="paragraph" style:parent-style-name="Table_20_Contents">
      <style:text-properties fo:font-size="10pt" officeooo:rsid="00c789ac" officeooo:paragraph-rsid="000c610c" style:font-size-asian="10pt" style:font-size-complex="10pt"/>
    </style:style>
    <style:style style:name="P58" style:family="paragraph" style:parent-style-name="Table_20_Contents">
      <style:text-properties fo:font-size="10pt" officeooo:rsid="006a658b" officeooo:paragraph-rsid="000c610c" style:font-size-asian="10pt" style:font-size-complex="10pt"/>
    </style:style>
    <style:style style:name="P59" style:family="paragraph" style:parent-style-name="Table_20_Contents">
      <style:text-properties fo:font-size="10pt" officeooo:rsid="006acc06" officeooo:paragraph-rsid="000c610c" style:font-size-asian="10pt" style:font-size-complex="10pt"/>
    </style:style>
    <style:style style:name="P60" style:family="paragraph" style:parent-style-name="Table_20_Contents">
      <style:text-properties fo:font-size="10pt" officeooo:rsid="006d2a8a" officeooo:paragraph-rsid="000c610c" style:font-size-asian="10pt" style:font-size-complex="10pt"/>
    </style:style>
    <style:style style:name="P61" style:family="paragraph" style:parent-style-name="Table_20_Contents">
      <style:text-properties fo:font-size="10pt" officeooo:rsid="006af093" officeooo:paragraph-rsid="000c610c" style:font-size-asian="10pt" style:font-size-complex="10pt"/>
    </style:style>
    <style:style style:name="P62" style:family="paragraph" style:parent-style-name="Table_20_Contents">
      <style:text-properties fo:font-size="10pt" officeooo:rsid="006e3032" officeooo:paragraph-rsid="000c610c" style:font-size-asian="10pt" style:font-size-complex="10pt"/>
    </style:style>
    <style:style style:name="P63" style:family="paragraph" style:parent-style-name="Table_20_Contents">
      <style:text-properties fo:font-size="10pt" officeooo:rsid="0071307e" officeooo:paragraph-rsid="000c610c" style:font-size-asian="10pt" style:font-size-complex="10pt"/>
    </style:style>
    <style:style style:name="P64" style:family="paragraph" style:parent-style-name="Table_20_Contents">
      <style:text-properties fo:font-size="10pt" officeooo:rsid="0071c532" officeooo:paragraph-rsid="000c610c" style:font-size-asian="10pt" style:font-size-complex="10pt"/>
    </style:style>
    <style:style style:name="P65" style:family="paragraph" style:parent-style-name="Table_20_Contents">
      <style:text-properties fo:font-size="10pt" officeooo:rsid="00745d90" officeooo:paragraph-rsid="000c610c" style:font-size-asian="10pt" style:font-size-complex="10pt"/>
    </style:style>
    <style:style style:name="P66" style:family="paragraph" style:parent-style-name="Table_20_Contents">
      <style:text-properties fo:font-size="10pt" officeooo:rsid="00770b24" officeooo:paragraph-rsid="000c610c" style:font-size-asian="10pt" style:font-size-complex="10pt"/>
    </style:style>
    <style:style style:name="P67" style:family="paragraph" style:parent-style-name="Table_20_Contents">
      <style:text-properties fo:font-size="10pt" officeooo:rsid="007cef73" officeooo:paragraph-rsid="000c610c" style:font-size-asian="10pt" style:font-size-complex="10pt"/>
    </style:style>
    <style:style style:name="P68" style:family="paragraph" style:parent-style-name="Table_20_Contents">
      <style:text-properties fo:font-size="10pt" officeooo:rsid="007cef73" officeooo:paragraph-rsid="00114171" style:font-size-asian="10pt" style:font-size-complex="10pt"/>
    </style:style>
    <style:style style:name="P69" style:family="paragraph" style:parent-style-name="Table_20_Contents">
      <style:text-properties fo:font-size="10pt" officeooo:paragraph-rsid="000c610c" style:font-size-asian="10pt" style:font-size-complex="10pt"/>
    </style:style>
    <style:style style:name="P70" style:family="paragraph" style:parent-style-name="Table_20_Contents">
      <style:text-properties fo:font-size="10pt" officeooo:rsid="000e45f7" officeooo:paragraph-rsid="000e45f7" style:font-size-asian="10pt" style:font-size-complex="10pt"/>
    </style:style>
    <style:style style:name="P71" style:family="paragraph" style:parent-style-name="Table_20_Contents">
      <style:text-properties fo:font-size="10pt" officeooo:paragraph-rsid="00114171" style:font-size-asian="10pt" style:font-size-complex="10pt"/>
    </style:style>
    <style:style style:name="P72" style:family="paragraph" style:parent-style-name="Table_20_Contents">
      <style:text-properties fo:font-size="10pt" officeooo:paragraph-rsid="0012bc89" style:font-size-asian="10pt" style:font-size-complex="10pt"/>
    </style:style>
    <style:style style:name="P73" style:family="paragraph" style:parent-style-name="Table_20_Contents">
      <style:text-properties fo:font-size="10pt" officeooo:rsid="0012ec68" officeooo:paragraph-rsid="0012ec68" style:font-size-asian="10pt" style:font-size-complex="10pt"/>
    </style:style>
    <style:style style:name="P74" style:family="paragraph" style:parent-style-name="Table_20_Contents">
      <style:text-properties fo:font-size="10pt" officeooo:rsid="00131bec" officeooo:paragraph-rsid="00131bec" style:font-size-asian="10pt" style:font-size-complex="10pt"/>
    </style:style>
    <style:style style:name="P75" style:family="paragraph" style:parent-style-name="Table_20_Contents">
      <style:text-properties fo:font-size="10pt" officeooo:rsid="00131bec" officeooo:paragraph-rsid="0014676b" style:font-size-asian="10pt" style:font-size-complex="10pt"/>
    </style:style>
    <style:style style:name="P76" style:family="paragraph" style:parent-style-name="Table_20_Contents">
      <style:text-properties fo:font-size="10pt" officeooo:rsid="00131bec" officeooo:paragraph-rsid="0017d93a" style:font-size-asian="10pt" style:font-size-complex="10pt"/>
    </style:style>
    <style:style style:name="P77" style:family="paragraph" style:parent-style-name="Table_20_Contents">
      <style:text-properties fo:font-size="10pt" officeooo:rsid="00131bec" officeooo:paragraph-rsid="00188f97" style:font-size-asian="10pt" style:font-size-complex="10pt"/>
    </style:style>
    <style:style style:name="P78" style:family="paragraph" style:parent-style-name="Table_20_Contents">
      <style:text-properties fo:font-size="10pt" officeooo:rsid="0014676b" officeooo:paragraph-rsid="0014676b" style:font-size-asian="10pt" style:font-size-complex="10pt"/>
    </style:style>
    <style:style style:name="P79" style:family="paragraph" style:parent-style-name="Table_20_Contents">
      <style:text-properties fo:font-size="10pt" officeooo:paragraph-rsid="001b23e4" style:font-size-asian="10pt" style:font-size-complex="10pt"/>
    </style:style>
    <style:style style:name="P80" style:family="paragraph" style:parent-style-name="Table_20_Contents">
      <style:text-properties fo:font-size="10pt" officeooo:rsid="001b23e4" officeooo:paragraph-rsid="001b23e4" style:font-size-asian="10pt" style:font-size-complex="10pt"/>
    </style:style>
    <style:style style:name="P81" style:family="paragraph" style:parent-style-name="Table_20_Contents">
      <style:text-properties fo:font-size="10pt" officeooo:rsid="001c8a1a" officeooo:paragraph-rsid="001c8a1a" style:font-size-asian="10pt" style:font-size-complex="10pt"/>
    </style:style>
    <style:style style:name="P82" style:family="paragraph" style:parent-style-name="Table_20_Contents">
      <style:text-properties fo:font-size="10pt" officeooo:rsid="001c8a1a" officeooo:paragraph-rsid="001d40ed" style:font-size-asian="10pt" style:font-size-complex="10pt"/>
    </style:style>
    <style:style style:name="P83" style:family="paragraph" style:parent-style-name="Table_20_Contents">
      <style:text-properties fo:font-size="10pt" officeooo:rsid="001d40ed" officeooo:paragraph-rsid="001d40ed" style:font-size-asian="10pt" style:font-size-complex="10pt"/>
    </style:style>
    <style:style style:name="P84" style:family="paragraph" style:parent-style-name="Table_20_Contents">
      <style:text-properties fo:font-size="10pt" officeooo:rsid="001dd6c0" officeooo:paragraph-rsid="001dd6c0" style:font-size-asian="10pt" style:font-size-complex="10pt"/>
    </style:style>
    <style:style style:name="P85" style:family="paragraph" style:parent-style-name="Table_20_Contents">
      <style:text-properties fo:font-size="10pt" officeooo:rsid="0024a53c" officeooo:paragraph-rsid="0024ce80" style:font-size-asian="10pt" style:font-size-complex="10pt"/>
    </style:style>
    <style:style style:name="P86" style:family="paragraph" style:parent-style-name="Table_20_Contents">
      <style:text-properties fo:font-size="10pt" officeooo:rsid="00270440" officeooo:paragraph-rsid="00270440" style:font-size-asian="10pt" style:font-size-complex="10pt"/>
    </style:style>
    <style:style style:name="P87" style:family="paragraph" style:parent-style-name="Table_20_Contents">
      <style:text-properties fo:font-size="10pt" officeooo:rsid="00293e1f" officeooo:paragraph-rsid="00293e1f" style:font-size-asian="10pt" style:font-size-complex="10pt"/>
    </style:style>
    <style:style style:name="P88" style:family="paragraph" style:parent-style-name="Table_20_Contents">
      <style:text-properties fo:font-size="10pt" officeooo:rsid="002bab06" officeooo:paragraph-rsid="002bab06" style:font-size-asian="10pt" style:font-size-complex="10pt"/>
    </style:style>
    <style:style style:name="P89" style:family="paragraph" style:parent-style-name="Table_20_Contents">
      <style:text-properties fo:font-size="10pt" officeooo:rsid="002bab06" officeooo:paragraph-rsid="002c5ce5" style:font-size-asian="10pt" style:font-size-complex="10pt"/>
    </style:style>
    <style:style style:name="P90" style:family="paragraph" style:parent-style-name="Table_20_Contents">
      <style:text-properties fo:font-size="10pt" officeooo:rsid="002bab06" officeooo:paragraph-rsid="00596d57" style:font-size-asian="10pt" style:font-size-complex="10pt"/>
    </style:style>
    <style:style style:name="P91" style:family="paragraph" style:parent-style-name="Table_20_Contents">
      <style:text-properties fo:font-size="10pt" officeooo:rsid="002e4ee1" officeooo:paragraph-rsid="0034005e" style:font-size-asian="10pt" style:font-size-complex="10pt"/>
    </style:style>
    <style:style style:name="P92" style:family="paragraph" style:parent-style-name="Table_20_Contents">
      <style:text-properties fo:font-size="10pt" officeooo:rsid="003578c4" officeooo:paragraph-rsid="003578c4" style:font-size-asian="10pt" style:font-size-complex="10pt"/>
    </style:style>
    <style:style style:name="P93" style:family="paragraph" style:parent-style-name="Table_20_Contents">
      <style:text-properties fo:font-size="10pt" officeooo:rsid="004d1cf3" officeooo:paragraph-rsid="004d1cf3" style:font-size-asian="10pt" style:font-size-complex="10pt"/>
    </style:style>
    <style:style style:name="P94" style:family="paragraph" style:parent-style-name="Table_20_Contents">
      <style:text-properties officeooo:rsid="004276ef" officeooo:paragraph-rsid="000c610c"/>
    </style:style>
    <style:style style:name="P95" style:family="paragraph" style:parent-style-name="Table_20_Contents">
      <style:text-properties officeooo:rsid="0042e4be" officeooo:paragraph-rsid="000c610c"/>
    </style:style>
    <style:style style:name="P96" style:family="paragraph" style:parent-style-name="Table_20_Contents">
      <style:text-properties officeooo:rsid="004482ed" officeooo:paragraph-rsid="000c610c"/>
    </style:style>
    <style:style style:name="P97" style:family="paragraph" style:parent-style-name="Table_20_Contents">
      <style:text-properties officeooo:rsid="004538d7" officeooo:paragraph-rsid="000c610c"/>
    </style:style>
    <style:style style:name="P98" style:family="paragraph" style:parent-style-name="Table_20_Contents">
      <style:text-properties officeooo:rsid="0065db86" officeooo:paragraph-rsid="000c610c"/>
    </style:style>
    <style:style style:name="P99" style:family="paragraph" style:parent-style-name="Table_20_Contents">
      <style:text-properties style:text-line-through-style="none" style:text-line-through-type="none" fo:font-size="10pt" style:text-underline-style="none" fo:font-weight="normal" officeooo:rsid="006af093" officeooo:paragraph-rsid="000c610c" style:font-size-asian="10pt" style:font-weight-asian="normal" style:font-size-complex="10pt" style:font-weight-complex="normal"/>
    </style:style>
    <style:style style:name="P100" style:family="paragraph" style:parent-style-name="Table_20_Contents">
      <style:text-properties fo:color="#000000" loext:opacity="100%" fo:font-size="10pt" officeooo:rsid="006af093" officeooo:paragraph-rsid="000c610c" style:font-size-asian="10pt" style:font-size-complex="10pt"/>
    </style:style>
    <style:style style:name="P101" style:family="paragraph" style:parent-style-name="Table_20_Contents">
      <style:text-properties fo:color="#000000" loext:opacity="100%" style:text-line-through-style="none" style:text-line-through-type="none" fo:font-size="10pt" style:text-underline-style="none" fo:font-weight="normal" officeooo:rsid="00c2994c" officeooo:paragraph-rsid="000c610c" style:font-size-asian="10pt" style:font-weight-asian="normal" style:font-size-complex="10pt" style:font-weight-complex="normal"/>
    </style:style>
    <style:style style:name="P102" style:family="paragraph" style:parent-style-name="Table_20_Contents">
      <style:text-properties fo:color="#000000" loext:opacity="100%" style:text-line-through-style="none" style:text-line-through-type="none" fo:font-size="10pt" style:text-underline-style="none" fo:font-weight="normal" officeooo:rsid="0041443e" officeooo:paragraph-rsid="006fa2e9" style:font-size-asian="10pt" style:font-weight-asian="normal" style:font-size-complex="10pt" style:font-weight-complex="normal"/>
    </style:style>
    <style:style style:name="P103" style:family="paragraph" style:parent-style-name="Table_20_Contents">
      <style:text-properties fo:color="#000000" loext:opacity="100%" style:text-line-through-style="none" style:text-line-through-type="none" fo:font-size="10pt" style:text-underline-style="none" fo:font-weight="normal" officeooo:rsid="006fa2e9" officeooo:paragraph-rsid="006fa2e9" style:font-size-asian="10pt" style:font-weight-asian="normal" style:font-size-complex="10pt" style:font-weight-complex="normal"/>
    </style:style>
    <style:style style:name="P104" style:family="paragraph" style:parent-style-name="Table_20_Contents">
      <style:text-properties officeooo:paragraph-rsid="000c610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14373" style:font-size-asian="10pt" style:font-size-complex="10pt"/>
    </style:style>
    <style:style style:name="T3" style:family="text">
      <style:text-properties fo:font-size="10pt" officeooo:rsid="00876ff5" style:font-size-asian="10pt" style:font-size-complex="10pt"/>
    </style:style>
    <style:style style:name="T4" style:family="text">
      <style:text-properties fo:font-size="10pt" officeooo:rsid="00813342" style:font-size-asian="10pt" style:font-size-complex="10pt"/>
    </style:style>
    <style:style style:name="T5" style:family="text">
      <style:text-properties fo:font-size="10pt" officeooo:rsid="0081fa17" style:font-size-asian="10pt" style:font-size-complex="10pt"/>
    </style:style>
    <style:style style:name="T6" style:family="text">
      <style:text-properties fo:font-size="10pt" officeooo:rsid="00836e77" style:font-size-asian="10pt" style:font-size-complex="10pt"/>
    </style:style>
    <style:style style:name="T7" style:family="text">
      <style:text-properties fo:font-size="10pt" officeooo:rsid="0029516a" style:font-size-asian="10pt" style:font-size-complex="10pt"/>
    </style:style>
    <style:style style:name="T8" style:family="text">
      <style:text-properties fo:font-size="10pt" officeooo:rsid="002abcaa" style:font-size-asian="10pt" style:font-size-complex="10pt"/>
    </style:style>
    <style:style style:name="T9" style:family="text">
      <style:text-properties fo:font-size="10pt" officeooo:rsid="00423f65" style:font-size-asian="10pt" style:font-size-complex="10pt"/>
    </style:style>
    <style:style style:name="T10" style:family="text">
      <style:text-properties fo:font-size="10pt" officeooo:rsid="00438796" style:font-size-asian="10pt" style:font-size-complex="10pt"/>
    </style:style>
    <style:style style:name="T11" style:family="text">
      <style:text-properties fo:font-size="10pt" officeooo:rsid="0043f008" style:font-size-asian="10pt" style:font-size-complex="10pt"/>
    </style:style>
    <style:style style:name="T12" style:family="text">
      <style:text-properties fo:font-size="10pt" officeooo:rsid="00585538" style:font-size-asian="10pt" style:font-size-complex="10pt"/>
    </style:style>
    <style:style style:name="T13" style:family="text">
      <style:text-properties fo:font-size="10pt" officeooo:rsid="00a5c5e2" style:font-size-asian="10pt" style:font-size-complex="10pt"/>
    </style:style>
    <style:style style:name="T14" style:family="text">
      <style:text-properties fo:font-size="10pt" officeooo:rsid="006492e3" style:font-size-asian="10pt" style:font-size-complex="10pt"/>
    </style:style>
    <style:style style:name="T15" style:family="text">
      <style:text-properties fo:font-size="10pt" officeooo:rsid="006af093" style:font-size-asian="10pt" style:font-size-complex="10pt"/>
    </style:style>
    <style:style style:name="T16" style:family="text">
      <style:text-properties fo:font-size="10pt" officeooo:rsid="006a658b" style:font-size-asian="10pt" style:font-size-complex="10pt"/>
    </style:style>
    <style:style style:name="T17" style:family="text">
      <style:text-properties fo:font-size="10pt" officeooo:rsid="00bdae3d" style:font-size-asian="10pt" style:font-size-complex="10pt"/>
    </style:style>
    <style:style style:name="T18" style:family="text">
      <style:text-properties fo:font-size="10pt" officeooo:rsid="006b52cd" style:font-size-asian="10pt" style:font-size-complex="10pt"/>
    </style:style>
    <style:style style:name="T19" style:family="text">
      <style:text-properties fo:font-size="10pt" officeooo:rsid="000e45f7" style:font-size-asian="10pt" style:font-size-complex="10pt"/>
    </style:style>
    <style:style style:name="T20" style:family="text">
      <style:text-properties fo:font-size="10pt" officeooo:rsid="00245057" style:font-size-asian="10pt" style:font-size-complex="10pt"/>
    </style:style>
    <style:style style:name="T21" style:family="text">
      <style:text-properties fo:font-size="10pt" officeooo:rsid="006b3c1b" style:font-size-asian="10pt" style:font-size-complex="10pt"/>
    </style:style>
    <style:style style:name="T22" style:family="text">
      <style:text-properties fo:font-size="10pt" style:text-underline-style="none" officeooo:rsid="006b52cd" style:font-size-asian="10pt" style:font-size-complex="10pt"/>
    </style:style>
    <style:style style:name="T23" style:family="text">
      <style:text-properties officeooo:rsid="00afce8f"/>
    </style:style>
    <style:style style:name="T24" style:family="text">
      <style:text-properties officeooo:rsid="00365787"/>
    </style:style>
    <style:style style:name="T25" style:family="text">
      <style:text-properties officeooo:rsid="004202dd"/>
    </style:style>
    <style:style style:name="T26" style:family="text">
      <style:text-properties officeooo:rsid="002b3b6e"/>
    </style:style>
    <style:style style:name="T27" style:family="text">
      <style:text-properties officeooo:rsid="008d8fc6"/>
    </style:style>
    <style:style style:name="T28" style:family="text">
      <style:text-properties officeooo:rsid="00315b62"/>
    </style:style>
    <style:style style:name="T29" style:family="text">
      <style:text-properties officeooo:rsid="004af746"/>
    </style:style>
    <style:style style:name="T30" style:family="text">
      <style:text-properties officeooo:rsid="0050600e"/>
    </style:style>
    <style:style style:name="T31" style:family="text">
      <style:text-properties officeooo:rsid="0051f22b"/>
    </style:style>
    <style:style style:name="T32" style:family="text">
      <style:text-properties officeooo:rsid="0053a1e8"/>
    </style:style>
    <style:style style:name="T33" style:family="text">
      <style:text-properties officeooo:rsid="0055df1a"/>
    </style:style>
    <style:style style:name="T34" style:family="text">
      <style:text-properties officeooo:rsid="006a658b"/>
    </style:style>
    <style:style style:name="T35" style:family="text">
      <style:text-properties officeooo:rsid="005536ce"/>
    </style:style>
    <style:style style:name="T36" style:family="text">
      <style:text-properties officeooo:rsid="0096384a"/>
    </style:style>
    <style:style style:name="T37" style:family="text">
      <style:text-properties officeooo:rsid="00981936"/>
    </style:style>
    <style:style style:name="T38" style:family="text">
      <style:text-properties officeooo:rsid="00b34213"/>
    </style:style>
    <style:style style:name="T39" style:family="text">
      <style:text-properties officeooo:rsid="009a84e1"/>
    </style:style>
    <style:style style:name="T40" style:family="text">
      <style:text-properties officeooo:rsid="005b135f"/>
    </style:style>
    <style:style style:name="T41" style:family="text">
      <style:text-properties officeooo:rsid="00613436"/>
    </style:style>
    <style:style style:name="T42" style:family="text">
      <style:text-properties officeooo:rsid="00a56568"/>
    </style:style>
    <style:style style:name="T43" style:family="text">
      <style:text-properties officeooo:rsid="00585538"/>
    </style:style>
    <style:style style:name="T44" style:family="text">
      <style:text-properties officeooo:rsid="0056679b"/>
    </style:style>
    <style:style style:name="T45" style:family="text">
      <style:text-properties officeooo:rsid="00ac356a"/>
    </style:style>
    <style:style style:name="T46" style:family="text">
      <style:text-properties officeooo:rsid="00bbda85"/>
    </style:style>
    <style:style style:name="T47" style:family="text">
      <style:text-properties officeooo:rsid="006854dc"/>
    </style:style>
    <style:style style:name="T48" style:family="text">
      <style:text-properties officeooo:rsid="006b52cd"/>
    </style:style>
    <style:style style:name="T4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0" style:family="text">
      <style:text-properties style:text-line-through-style="none" style:text-line-through-type="none" style:text-underline-style="none" fo:font-weight="normal" officeooo:rsid="006b52cd" style:font-weight-asian="normal" style:font-weight-complex="normal"/>
    </style:style>
    <style:style style:name="T51" style:family="text">
      <style:text-properties style:text-line-through-style="none" style:text-line-through-type="none" style:text-underline-style="none" fo:font-weight="normal" officeooo:rsid="00bfb7de" style:font-weight-asian="normal" style:font-weight-complex="normal"/>
    </style:style>
    <style:style style:name="T52" style:family="text">
      <style:text-properties officeooo:rsid="006af093"/>
    </style:style>
    <style:style style:name="T53" style:family="text">
      <style:text-properties officeooo:rsid="006f2398"/>
    </style:style>
    <style:style style:name="T54" style:family="text">
      <style:text-properties officeooo:rsid="0071307e"/>
    </style:style>
    <style:style style:name="T55" style:family="text">
      <style:text-properties officeooo:rsid="00738b68"/>
    </style:style>
    <style:style style:name="T56" style:family="text">
      <style:text-properties officeooo:rsid="007a06ee"/>
    </style:style>
    <style:style style:name="T57" style:family="text">
      <style:text-properties officeooo:rsid="007b4f01"/>
    </style:style>
    <style:style style:name="T58" style:family="text">
      <style:text-properties officeooo:rsid="007c0672"/>
    </style:style>
    <style:style style:name="T59" style:family="text">
      <style:text-properties officeooo:rsid="0074da19"/>
    </style:style>
    <style:style style:name="T60" style:family="text">
      <style:text-properties officeooo:rsid="009fa04f"/>
    </style:style>
    <style:style style:name="T61" style:family="text">
      <style:text-properties officeooo:rsid="00a0f42a"/>
    </style:style>
    <style:style style:name="T62" style:family="text">
      <style:text-properties officeooo:rsid="00245057"/>
    </style:style>
    <style:style style:name="T63" style:family="text">
      <style:text-properties officeooo:rsid="00477529"/>
    </style:style>
    <style:style style:name="T64" style:family="text">
      <style:text-properties officeooo:rsid="00166582"/>
    </style:style>
    <style:style style:name="T65" style:family="text">
      <style:text-properties officeooo:rsid="00174af0"/>
    </style:style>
    <style:style style:name="T66" style:family="text">
      <style:text-properties officeooo:rsid="0017d93a"/>
    </style:style>
    <style:style style:name="T67" style:family="text">
      <style:text-properties officeooo:rsid="00188f97"/>
    </style:style>
    <style:style style:name="T68" style:family="text">
      <style:text-properties officeooo:rsid="0019b67d"/>
    </style:style>
    <style:style style:name="T69" style:family="text">
      <style:text-properties officeooo:rsid="001b23e4"/>
    </style:style>
    <style:style style:name="T70" style:family="text">
      <style:text-properties officeooo:rsid="001d40ed"/>
    </style:style>
    <style:style style:name="T71" style:family="text">
      <style:text-properties officeooo:rsid="002305ca"/>
    </style:style>
    <style:style style:name="T72" style:family="text">
      <style:text-properties officeooo:rsid="00258fe0"/>
    </style:style>
    <style:style style:name="T73" style:family="text">
      <style:text-properties officeooo:rsid="0028686d"/>
    </style:style>
    <style:style style:name="T74" style:family="text">
      <style:text-properties officeooo:rsid="002bab06"/>
    </style:style>
    <style:style style:name="T75" style:family="text">
      <style:text-properties officeooo:rsid="002e4ee1"/>
    </style:style>
    <style:style style:name="T76" style:family="text">
      <style:text-properties officeooo:rsid="0034005e"/>
    </style:style>
    <style:style style:name="T77" style:family="text">
      <style:text-properties officeooo:rsid="003776f3"/>
    </style:style>
    <style:style style:name="T78" style:family="text">
      <style:text-properties officeooo:rsid="0038b02d"/>
    </style:style>
    <style:style style:name="T79" style:family="text">
      <style:text-properties officeooo:rsid="003bb7bb"/>
    </style:style>
    <style:style style:name="T80" style:family="text">
      <style:text-properties officeooo:rsid="0041ace7"/>
    </style:style>
    <style:style style:name="T81" style:family="text">
      <style:text-properties officeooo:rsid="004a05d9"/>
    </style:style>
    <style:style style:name="T82" style:family="text">
      <style:text-properties officeooo:rsid="004eec33"/>
    </style:style>
    <style:style style:name="T83" style:family="text">
      <style:text-properties officeooo:rsid="0053ec05"/>
    </style:style>
    <style:style style:name="T84" style:family="text">
      <style:text-properties officeooo:rsid="00543086"/>
    </style:style>
    <style:style style:name="T85" style:family="text">
      <style:text-properties officeooo:rsid="0064d7fb"/>
    </style:style>
    <style:style style:name="T86" style:family="text">
      <style:text-properties officeooo:rsid="0066e826"/>
    </style:style>
    <style:style style:name="T87" style:family="text">
      <style:text-properties officeooo:rsid="006a6ead"/>
    </style:style>
    <style:style style:name="T88" style:family="text">
      <style:text-properties officeooo:rsid="006a78af"/>
    </style:style>
    <style:style style:name="T89" style:family="text">
      <style:text-properties officeooo:rsid="006e61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eph <text:span text:style-name="T87">quincy</text:span> 버전 셋팅 메뉴얼</text:p>
      <text:p text:style-name="P2"/>
      <text:p text:style-name="P3">※ 참고사항</text:p>
      <text:p text:style-name="P3"/>
      <table:table table:name="표1" table:style-name="표1">
        <table:table-column table:style-name="표1.A"/>
        <table:table-row table:style-name="TableLine201648560">
          <table:table-cell table:style-name="표1.A1" office:value-type="string">
            <text:p text:style-name="P104"><text:span text:style-name="T2">1. </text:span><text:span text:style-name="T3">이 메뉴얼은 </text:span><text:span text:style-name="T21">Ubuntu 22.04에서 설치하는 것이 전제이며 </text:span><text:span text:style-name="T3">막히는 경우 </text:span><text:span text:style-name="T21">URL</text:span><text:span text:style-name="T3">를 참고하면서 진행한다. </text:span></text:p>
            <text:p text:style-name="P18">https://docs.ceph.com/en/quincy/cephadm/install/</text:p>
            <text:p text:style-name="P18"/>
            <text:p text:style-name="P18">2. 기본적으로 ceph의 운영에 필요한 서버들은 아래와 같다.</text:p>
            <table:table table:name="표29" table:style-name="표29">
              <table:table-column table:style-name="표29.A"/>
              <table:table-row table:style-name="TableLine201671872">
                <table:table-cell table:style-name="표29.A1" office:value-type="string">
                  <text:p text:style-name="P18">mon-1, mon-2, mon-3 : 총 3대</text:p>
                  <text:p text:style-name="P19">sata, ssd osd : 각각 3대 이상</text:p>
                </table:table-cell>
              </table:table-row>
            </table:table>
            <text:p text:style-name="P19"/>
            <text:p text:style-name="P104"><text:span text:style-name="T20">3. </text:span><text:span text:style-name="T19">가상서버로 셋팅 테스트를 진행할 경우 iptables을 알맞게 수정하거나 또는 완전히 내려놓고 테스트한다.</text:span></text:p>
            <text:p text:style-name="P20"/>
            <text:p text:style-name="P70">4. <text:span text:style-name="T62">Ubuntu 20.04에서 </text:span><text:span text:style-name="T88">ceph를 </text:span><text:span text:style-name="T62">설치 할 경우 레포지토리를 설정 후 아래와 같이 설치 해야 한다.</text:span></text:p>
            <table:table table:name="표32" table:style-name="표32">
              <table:table-column table:style-name="표32.A"/>
              <table:table-row table:style-name="TableLine201691552">
                <table:table-cell table:style-name="표32.A1" office:value-type="string">
                  <text:p text:style-name="P34"><text:span text:style-name="T88"># 아래의 절차를 진행하지 않을 경우 octopus 버전으로 설치된다.</text:span><text:line-break/>curl --silent --remote-name --location https://github.com/ceph/ceph/raw/quincy/src/cephadm/cephadm</text:p>
                  <text:p text:style-name="P34">chmod +x cephadm</text:p>
                  <text:p text:style-name="P34"/>
                  <text:p text:style-name="P34">./cephadm add-repo --release quincy</text:p>
                  <text:p text:style-name="P34">./cephadm install cephadm ceph-common</text:p>
                </table:table-cell>
              </table:table-row>
            </table:table>
            <text:p text:style-name="P33"/>
            <text:p text:style-name="P104"><text:span text:style-name="T19">5</text:span><text:span text:style-name="T4">. 설치에 실패하여 재설치할 경우 </text:span><text:span text:style-name="T5">ceph에 관련된 설정을 </text:span><text:span text:style-name="T6">삭제하고 다시 시도한다.</text:span></text:p>
            <text:p text:style-name="P21">apt-get purge ceph-common cephadm libcephfs2 python3-cephfs python3-ceph-common python3-ceph-argparse </text:p>
          </table:table-cell>
        </table:table-row>
      </table:table>
      <text:p text:style-name="P2"/>
      <text:p text:style-name="P4"># 모든 서버에서 진행</text:p>
      <text:p text:style-name="P2"/>
      <table:table table:name="표2" table:style-name="표2">
        <table:table-column table:style-name="표2.A"/>
        <table:table-row table:style-name="TableLine201666576">
          <table:table-cell table:style-name="표2.A1" office:value-type="string">
            <text:p text:style-name="P22"># 네임서버 설정 <text:span text:style-name="T23">(OS 설치 단계에서 설정했음에도 불구하고 해줘야한다.)</text:span><text:line-break/>echo "DNS=164.124.101.2" &gt;&gt; /etc/systemd/resolved.conf</text:p>
            <text:p text:style-name="P22">systemctl restart systemd-resolved.service </text:p>
            <text:p text:style-name="P22">cat /var/run/systemd/resolve/resolv.conf </text:p>
            <text:p text:style-name="P22"/>
            <text:p text:style-name="P22"># 네트워크 툴 설치</text:p>
            <text:p text:style-name="P69">apt-get update</text:p>
            <text:p text:style-name="P69">apt-get upgrade</text:p>
            <text:p text:style-name="P72">apt install -y ifenslave vim-* ifupdown net-tools <text:span text:style-name="T63">iptables-persistent</text:span></text:p>
            <text:p text:style-name="P22"/>
            <text:p text:style-name="P104"><text:span text:style-name="T7"># 호스트 네임 설정 (</text:span><text:span text:style-name="T8">mon으로 예시</text:span><text:span text:style-name="T7">)</text:span></text:p>
            <text:p text:style-name="P23">vi /etc/hostname</text:p>
            <text:p text:style-name="P23">mon0-41-20</text:p>
            <text:p text:style-name="P23"/>
            <text:p text:style-name="P23"># ssh 설정</text:p>
            <text:p text:style-name="P23">sed -i 's/\#PermitRootLogin prohibit-password/PermitRootLogin yes/g' /etc/ssh/sshd_config</text:p>
            <text:p text:style-name="P23">/etc/init.d/ssh restart</text:p>
            <text:p text:style-name="P23">cat /etc/ssh/sshd_config |grep PermitRootLogin</text:p>
            <text:p text:style-name="P23"/>
            <text:p text:style-name="P23"># root 패스워드 변경</text:p>
            <text:p text:style-name="P23"><text:soft-page-break/>passwd root</text:p>
          </table:table-cell>
        </table:table-row>
      </table:table>
      <text:p text:style-name="P2"/>
      <text:p text:style-name="P5"># mon, mgmt 서버일 경우 <text:span text:style-name="T24">hosts, </text:span>네트워크, <text:span text:style-name="T25">docker</text:span> 셋팅</text:p>
      <text:p text:style-name="P5"/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24"># hosts 셋팅</text:p>
            <text:p text:style-name="P24"/>
            <text:p text:style-name="P25">vi /etc/hosts</text:p>
            <table:table table:name="표5" table:style-name="표5">
              <table:table-column table:style-name="표5.A"/>
              <table:table-row table:style-name="TableLine201749568">
                <table:table-cell table:style-name="표5.A1" office:value-type="string">
                  <text:p text:style-name="P24">172.16.41.20 mon0-41-20</text:p>
                  <text:p text:style-name="P24">172.16.41.21 mon1-41-21</text:p>
                  <text:p text:style-name="P24">172.16.41.22 mon2-41-22</text:p>
                  <text:p text:style-name="P24">172.16.41.27 mgmt-41-27</text:p>
                  <text:p text:style-name="P24"/>
                  <text:p text:style-name="P24">172.16.42.220 ssd-osd-42-220</text:p>
                  <text:p text:style-name="P24">172.16.42.221 ssd-osd-42-221</text:p>
                  <text:p text:style-name="P24">172.16.42.222 ssd-osd-42-222</text:p>
                  <text:p text:style-name="P24">172.16.42.223 ssd-osd-42-223</text:p>
                  <text:p text:style-name="P24">172.16.42.224 ssd-osd-42-224</text:p>
                  <text:p text:style-name="P24">172.16.42.225 ssd-osd-42-225</text:p>
                  <text:p text:style-name="P24">172.16.42.226 ssd-osd-42-226</text:p>
                  <text:p text:style-name="P24">172.16.42.227 ssd-osd-42-227</text:p>
                  <text:p text:style-name="P24"/>
                  <text:p text:style-name="P24">172.16.42.240 sata-osd-42-240</text:p>
                  <text:p text:style-name="P24">172.16.42.241 sata-osd-42-241</text:p>
                  <text:p text:style-name="P24">172.16.42.242 sata-osd-42-242</text:p>
                  <text:p text:style-name="P24">172.16.42.243 sata-osd-42-243</text:p>
                  <text:p text:style-name="P24">172.16.42.244 sata-osd-42-244</text:p>
                  <text:p text:style-name="P24">172.16.42.245 sata-osd-42-245</text:p>
                  <text:p text:style-name="P24">172.16.42.246 sata-osd-42-246</text:p>
                  <text:p text:style-name="P24">172.16.42.247 sata-osd-42-247</text:p>
                </table:table-cell>
              </table:table-row>
            </table:table>
            <text:p text:style-name="P24"/>
            <text:p text:style-name="P24"/>
            <text:p text:style-name="P24"># <text:span text:style-name="T26">mon, mgmt 서버는 </text:span>1G 공인, 사설이 <text:span text:style-name="T27">1개씩</text:span> 운용된다. 게이트웨이는 네트워크팀에 문의하고 나머지의 설정은 IP의 3번째, 4번째 자리만 수정한다.</text:p>
            <text:p text:style-name="P69"/>
            <text:p text:style-name="P69">vi /etc/network/interfaces</text:p>
            <table:table table:name="표6" table:style-name="표6">
              <table:table-column table:style-name="표6.A"/>
              <table:table-row table:style-name="TableLine201758224">
                <table:table-cell table:style-name="표6.A1" office:value-type="string">
                  <text:p text:style-name="P69">auto lo</text:p>
                  <text:p text:style-name="P69">iface lo inet loopback</text:p>
                  <text:p text:style-name="P69"/>
                  <text:p text:style-name="P69">auto enp4s0</text:p>
                  <text:p text:style-name="P69">iface enp4s0 inet static</text:p>
                  <text:p text:style-name="P69"><text:s text:c="8"/>address 49.247.41.20</text:p>
                  <text:p text:style-name="P69"><text:s text:c="8"/>gateway 49.247.40.1</text:p>
                  <text:p text:style-name="P69"><text:s text:c="8"/>netmask 255.255.248.0</text:p>
                  <text:p text:style-name="P69"><text:s text:c="8"/>dns-nameservers 164.124.101.2</text:p>
                  <text:p text:style-name="P69"><text:s text:c="8"/>post-up ifconfig enp4s0 mtu 9000</text:p>
                  <text:p text:style-name="P69"/>
                  <text:p text:style-name="P69">auto enp4s0:0</text:p>
                  <text:p text:style-name="P69">iface enp4s0:0 inet static</text:p>
                  <text:p text:style-name="P69"><text:s text:c="8"/>address 172.16.41.20</text:p>
                  <text:p text:style-name="P69"><text:soft-page-break/><text:s text:c="8"/>netmask 255.255.248.0</text:p>
                  <text:p text:style-name="P69"/>
                  <text:p text:style-name="P69">auto enp4s0:1</text:p>
                  <text:p text:style-name="P69">iface enp4s0:1 inet static</text:p>
                  <text:p text:style-name="P69"><text:s text:c="8"/>address 10.10.41.20</text:p>
                  <text:p text:style-name="P69"><text:s text:c="8"/>netmask 255.255.248.0</text:p>
                  <text:p text:style-name="P69"/>
                  <text:p text:style-name="P69">auto enp2s0</text:p>
                  <text:p text:style-name="P69">iface enp2s0 inet static</text:p>
                  <text:p text:style-name="P69"><text:s text:c="8"/>address 192.168.41.20</text:p>
                  <text:p text:style-name="P69"><text:s text:c="8"/>netmask 255.255.0.0</text:p>
                </table:table-cell>
              </table:table-row>
            </table:table>
            <text:p text:style-name="P69"/>
            <text:p text:style-name="P69"/>
            <text:p text:style-name="P26"># netpaln 설정 파일 이동</text:p>
            <text:p text:style-name="P69">mv /etc/netplan/01-netcfg.yaml /usr/local/src/</text:p>
            <text:p text:style-name="P69"/>
            <text:p text:style-name="P27"># 네트워크 설정 을 위한 리부팅</text:p>
            <text:p text:style-name="P27">reboot</text:p>
            <text:p text:style-name="P27"/>
            <text:p text:style-name="P29"># docker 레포지토리 설정 및 설치</text:p>
            <text:p text:style-name="P29">curl -fsSL https://download.docker.com/linux/ubuntu/gpg | sudo gpg --dearmor -o /usr/share/keyrings/docker-archive-keyring.gpg</text:p>
            <text:p text:style-name="P29"/>
            <text:p text:style-name="P29">echo \</text:p>
            <text:p text:style-name="P29">"deb [arch=amd64 signed-by=/usr/share/keyrings/docker-archive-keyring.gpg] https://download.docker.com/linux/ubuntu \</text:p>
            <text:p text:style-name="P29">$(lsb_release -cs) stable" | sudo tee /etc/apt/sources.list.d/docker.list &gt; /dev/null</text:p>
            <text:p text:style-name="P29"/>
            <text:p text:style-name="P29">apt update</text:p>
            <text:p text:style-name="P29">apt-get -y install docker-ce docker-ce-cli containerd.io </text:p>
            <text:p text:style-name="P29"/>
            <text:p text:style-name="P29"/>
            <text:p text:style-name="P67"># iptables 설정</text:p>
            <text:p text:style-name="P67"/>
            <text:p text:style-name="P67">vi /etc/iptables/rules.v4</text:p>
            <table:table table:name="표30" table:style-name="표30">
              <table:table-column table:style-name="표30.A"/>
              <table:table-row table:style-name="TableLine201804112">
                <table:table-cell table:style-name="표30.A1" office:value-type="string">
                  <text:p text:style-name="P69">*nat</text:p>
                  <text:p text:style-name="P69">:PREROUTING ACCEPT [0:0]</text:p>
                  <text:p text:style-name="P69">:INPUT ACCEPT [0:0]</text:p>
                  <text:p text:style-name="P69">:OUTPUT ACCEPT [0:0]</text:p>
                  <text:p text:style-name="P69">:POSTROUTING ACCEPT [0:0]</text:p>
                  <text:p text:style-name="P69">COMMIT</text:p>
                  <text:p text:style-name="P69">*filter</text:p>
                  <text:p text:style-name="P69">:INPUT ACCEPT [0:0]</text:p>
                  <text:p text:style-name="P69">:FORWARD ACCEPT [0:0]</text:p>
                  <text:p text:style-name="P69">:OUTPUT ACCEPT [0:0]</text:p>
                  <text:p text:style-name="P69">:KVM-Firewall-INPUT - [0:0]</text:p>
                  <text:p text:style-name="P69">:KVM-Firewall-OUTPUT - [0:0]</text:p>
                  <text:p text:style-name="P69">-A INPUT -j KVM-Firewall-INPUT</text:p>
                  <text:p text:style-name="P69">-A FORWARD -m physdev --physdev-is-bridged -j ACCEPT</text:p>
                  <text:p text:style-name="P69"><text:soft-page-break/>-A FORWARD -j KVM-Firewall-INPUT</text:p>
                  <text:p text:style-name="P69">-A FORWARD -j KVM-Firewall-OUTPUT</text:p>
                  <text:p text:style-name="P69">-A OUTPUT -j KVM-Firewall-OUTPUT</text:p>
                  <text:p text:style-name="P69">-A KVM-Firewall-INPUT -s 211.55.113.6 -j ACCEPT</text:p>
                  <text:p text:style-name="P69">-A KVM-Firewall-INPUT -s 58.234.64.33 -j ACCEPT</text:p>
                  <text:p text:style-name="P69">-A KVM-Firewall-INPUT -s 49.247.0.0/16 -j ACCEPT</text:p>
                  <text:p text:style-name="P69">-A KVM-Firewall-INPUT -s 115.68.0.0/16 -j ACCEPT</text:p>
                  <text:p text:style-name="P69">-A KVM-Firewall-INPUT -s 172.16.0.0/16 -j ACCEPT</text:p>
                  <text:p text:style-name="P69">-A KVM-Firewall-INPUT -s 192.168.0.0/16 -j ACCEPT</text:p>
                  <text:p text:style-name="P69">-A KVM-Firewall-INPUT -s 0/0 -d 49.247.41.1 -p tcp -m tcp --dport 6080 -j ACCEPT</text:p>
                  <text:p text:style-name="P69">-A KVM-Firewall-INPUT -s 0/0 -d 49.247.41.1 -p tcp -m tcp --dport 6082 -j ACCEPT</text:p>
                  <text:p text:style-name="P69">-A KVM-Firewall-INPUT -p tcp -m tcp --dport 60001:61100 -j ACCEPT</text:p>
                  <text:p text:style-name="P69">-A KVM-Firewall-INPUT -i lo -j ACCEPT</text:p>
                  <text:p text:style-name="P69">-A KVM-Firewall-INPUT -p icmp -m icmp --icmp-type any -j ACCEPT</text:p>
                  <text:p text:style-name="P69">-A KVM-Firewall-INPUT -m conntrack --ctstate RELATED,ESTABLISHED -j ACCEPT</text:p>
                  <text:p text:style-name="P69">-A KVM-Firewall-INPUT -p udp --dport 67 -j RETURN</text:p>
                  <text:p text:style-name="P69">-A KVM-Firewall-INPUT -j LOG --log-prefix "ACCESS_LOG:"</text:p>
                  <text:p text:style-name="P69">-A KVM-Firewall-INPUT -j REJECT --reject-with icmp-host-prohibited</text:p>
                  <text:p text:style-name="P69">COMMIT</text:p>
                </table:table-cell>
              </table:table-row>
            </table:table>
            <text:p text:style-name="P69"/>
            <text:p text:style-name="P29">iptables-restore &lt; /etc/iptables/rules.v4</text:p>
          </table:table-cell>
        </table:table-row>
      </table:table>
      <text:p text:style-name="P5"/>
      <text:p text:style-name="P15"># docker 로그 로테이트 설정(7일 가량 유지)</text:p>
      <text:p text:style-name="P5"/>
      <text:p text:style-name="P5">vi /etc/logrotate.d/docker</text:p>
      <table:table table:name="표31" table:style-name="표31">
        <table:table-column table:style-name="표31.A"/>
        <table:table-row table:style-name="TableLine201746512">
          <table:table-cell table:style-name="표31.A1" office:value-type="string">
            <text:p text:style-name="P17">/var/lib/docker/containers/*/*.log {</text:p>
            <text:p text:style-name="P17"><text:s text:c="8"/>rotate 7</text:p>
            <text:p text:style-name="P17"><text:s text:c="8"/>daily</text:p>
            <text:p text:style-name="P17"><text:s text:c="8"/>compress</text:p>
            <text:p text:style-name="P17"><text:s text:c="8"/>missingok</text:p>
            <text:p text:style-name="P17"><text:s text:c="8"/>copytruncate</text:p>
            <text:p text:style-name="P17">}</text:p>
          </table:table-cell>
        </table:table-row>
      </table:table>
      <text:p text:style-name="P5"/>
      <text:p text:style-name="P6"># osd일 경우 네트워크 설정</text:p>
      <text:p text:style-name="P6"/>
      <table:table table:name="표4" table:style-name="표4">
        <table:table-column table:style-name="표4.A"/>
        <table:table-row table:style-name="TableLine201783696">
          <table:table-cell table:style-name="표4.A1" office:value-type="string">
            <text:p text:style-name="P30"># osd 서버는 리전 5부터 사설 1G 1개 , 공인 10G 듀얼 랜카드 1개(케이블은 2개)를 사용한다. 본딩으로 묶여있으며 공인이 <text:span text:style-name="T28">172로 되어있기에 외부에서 mon 서버 등으로 경유해야 서버로 접속을 할 수 있고 외부 통신은 mgmt 또는 mrtg 서버를 게이트웨이로 설정하여 외부 통신이 가능하게 한다.</text:span></text:p>
            <text:p text:style-name="P69"/>
            <text:p text:style-name="P69">vi /etc/network/interfaces</text:p>
            <table:table table:name="표7" table:style-name="표7">
              <table:table-column table:style-name="표7.A"/>
              <table:table-row table:style-name="TableLine201816992">
                <table:table-cell table:style-name="표7.A1" office:value-type="string">
                  <text:p text:style-name="P69">auto lo</text:p>
                  <text:p text:style-name="P69">iface lo inet loopback</text:p>
                  <text:p text:style-name="P69"/>
                  <text:p text:style-name="P69">auto enp2s0f0</text:p>
                  <text:p text:style-name="P69">iface enp2s0f0 inet manual</text:p>
                  <text:p text:style-name="P69">bond-master bond0</text:p>
                  <text:p text:style-name="P69">mtu 9000</text:p>
                  <text:p text:style-name="P69"/>
                  <text:p text:style-name="P69"><text:soft-page-break/>auto enp2s0f1</text:p>
                  <text:p text:style-name="P69">iface enp2s0f1 inet manual</text:p>
                  <text:p text:style-name="P69">bond-master bond0</text:p>
                  <text:p text:style-name="P69">mtu 9000</text:p>
                  <text:p text:style-name="P69"/>
                  <text:p text:style-name="P69">auto bond0</text:p>
                  <text:p text:style-name="P69">iface bond0 inet static</text:p>
                  <text:p text:style-name="P69">address 172.16.42.244</text:p>
                  <text:p text:style-name="P69">gateway 172.16.41.27</text:p>
                  <text:p text:style-name="P69">netmask 255.255.248.0</text:p>
                  <text:p text:style-name="P69">dns-nameservers 164.124.101.2</text:p>
                  <text:p text:style-name="P69">post-up ifconfig bond0 mtu 9000</text:p>
                  <text:p text:style-name="P69">bond-mode 6</text:p>
                  <text:p text:style-name="P69">bond-miimon 100</text:p>
                  <text:p text:style-name="P69">bond-slaves enp2s0f0 enp2s0f1</text:p>
                  <text:p text:style-name="P69"/>
                  <text:p text:style-name="P69">auto bond0:0</text:p>
                  <text:p text:style-name="P69">iface bond0:0 inet static</text:p>
                  <text:p text:style-name="P69">address 10.10.42.244</text:p>
                  <text:p text:style-name="P69">netmask 255.255.248.0</text:p>
                  <text:p text:style-name="P69"/>
                  <text:p text:style-name="P69">auto enp3s0</text:p>
                  <text:p text:style-name="P69">iface enp3s0 inet static</text:p>
                  <text:p text:style-name="P69"><text:s text:c="8"/>address 192.168.42.244</text:p>
                  <text:p text:style-name="P69"><text:s text:c="8"/>netmask 255.255.0.0</text:p>
                </table:table-cell>
              </table:table-row>
            </table:table>
            <text:p text:style-name="P69"/>
            <text:p text:style-name="P26"># netpaln 설정 파일 이동</text:p>
            <text:p text:style-name="P69">mv /etc/netplan/01-netcfg.yaml /usr/local/src</text:p>
            <text:p text:style-name="P69"/>
            <text:p text:style-name="P27"># 네트워크 설정 등록을 위한 리부팅</text:p>
            <text:p text:style-name="P27">reboot</text:p>
          </table:table-cell>
        </table:table-row>
      </table:table>
      <text:p text:style-name="P6"/>
      <text:p text:style-name="P7"># mon0 셋팅</text:p>
      <table:table table:name="표8" table:style-name="표8">
        <table:table-column table:style-name="표8.A"/>
        <table:table-row table:style-name="TableLine201811232">
          <table:table-cell table:style-name="표8.A1" office:value-type="string">
            <text:p text:style-name="P31"># 크러쉬룰 파일, keyring등의 파일이 저장되는 디렉토리를 생성한 뒤 ssl key를 생성한다. </text:p>
            <text:p text:style-name="P31">mkdir ~/cephcluster &amp;&amp; cd ~/cephcluster</text:p>
            <text:p text:style-name="P31">ssh-keygen</text:p>
            <text:p text:style-name="P31"/>
            <text:p text:style-name="P32"># <text:span text:style-name="T86">ceph를 설치한다.</text:span></text:p>
            <text:p text:style-name="P32"><text:span text:style-name="T86">apt-get </text:span>install cephadm ceph-common</text:p>
            <text:p text:style-name="P31"/>
            <text:p text:style-name="P31"># ssh key를 다른 서버로 보낸다.</text:p>
            <text:p text:style-name="P31">ssh-copy-id mon1-41-21</text:p>
            <text:p text:style-name="P104"><text:span text:style-name="T9">ssh-copy-id mon2-41-2</text:span><text:span text:style-name="T10">2</text:span></text:p>
            <text:p text:style-name="P104"><text:span text:style-name="T9">ssh-copy-id mgmt-41-2</text:span><text:span text:style-name="T11">7</text:span></text:p>
            <text:p text:style-name="P31"/>
            <text:p text:style-name="P94"><text:span text:style-name="T9"># </text:span><text:span text:style-name="T1">cephadm으로 첫번째 mon ip를 설정하고 ceph-common의 레포지토리를 설정한 뒤 설치한다.</text:span></text:p>
            <text:p text:style-name="P31">cephadm bootstrap --mon-ip 172.16.41.20</text:p>
            <text:p text:style-name="P31"/>
            <text:p text:style-name="P95"><text:span text:style-name="T9"># <text:s/>ceph.pub를 </text:span><text:span text:style-name="T1">mon1, mon2로 보낸다.</text:span></text:p>
            <text:p text:style-name="P31"><text:soft-page-break/>ssh-copy-id -f -i /etc/ceph/ceph.pub root@mon1-41-21</text:p>
            <text:p text:style-name="P95"><text:span text:style-name="T9">ssh-copy-id -f -i /etc/ceph/ceph.pub </text:span><text:a xlink:type="simple" xlink:href="mailto:root@mon2-41-22" text:style-name="Internet_20_link" text:visited-style-name="Visited_20_Internet_20_Link"><text:span text:style-name="T9">root@mon2-41-22</text:span></text:a></text:p>
            <text:p text:style-name="P31"/>
            <text:p text:style-name="P96"><text:span text:style-name="T9"># 호스트를 추가한다. 이 명령어를 사용하면 </text:span><text:span text:style-name="T1">ceph가 설치되나 진행 전 도커를 꼭 설치할것 만약 하지 않고 진행하면 에러가 발생한다.</text:span></text:p>
            <text:p text:style-name="P31">ceph orch host add mon1-41-21</text:p>
            <text:p text:style-name="P31">ceph orch host add mon2-41-22</text:p>
            <text:p text:style-name="P31"/>
            <text:p text:style-name="P97"><text:span text:style-name="T9"># </text:span><text:span text:style-name="T1">mon의 네트워크 대역을 추가한다. </text:span></text:p>
            <text:p text:style-name="P31">ceph config set mon public_network 172.16.41.0/24</text:p>
            <text:p text:style-name="P31"/>
            <text:p text:style-name="P97"><text:span text:style-name="T9"># </text:span><text:span text:style-name="T1">mon 서버를 지정하고 라벨도 설정한다.</text:span></text:p>
            <text:p text:style-name="P31">ceph orch apply mon "mon0-41-20,mon1-41-21,mon2-41-22"</text:p>
            <text:p text:style-name="P31">ceph orch host label add mon0-41-20 mon</text:p>
            <text:p text:style-name="P31">ceph orch host label add mon1-41-21 mon</text:p>
            <text:p text:style-name="P31">ceph orch host label add mon2-41-22 mon</text:p>
            <text:p text:style-name="P31"/>
            <text:p text:style-name="P31"># 라벨이 설정된 것을 확인할 수 있다.</text:p>
            <text:p text:style-name="P31">ceph orch host ls</text:p>
            <text:p text:style-name="P31">HOST <text:s text:c="12"/>ADDR <text:s text:c="12"/>LABELS <text:s/>STATUS <text:s/></text:p>
            <text:p text:style-name="P31">mon0-41-20 <text:s text:c="6"/>mon0-41-20 <text:s text:c="6"/>mon <text:s text:c="12"/></text:p>
            <text:p text:style-name="P31">mon1-41-21 <text:s text:c="6"/>mon1-41-21 <text:s text:c="6"/>mon <text:s text:c="12"/></text:p>
            <text:p text:style-name="P31">mon2-41-22 <text:s text:c="6"/>mon2-41-22 <text:s text:c="6"/>mon </text:p>
          </table:table-cell>
        </table:table-row>
      </table:table>
      <text:p text:style-name="P7"/>
      <text:p text:style-name="P8"># OSD 셋팅</text:p>
      <table:table table:name="표9" table:style-name="표9">
        <table:table-column table:style-name="표9.A"/>
        <table:table-row table:style-name="TableLine201792688">
          <table:table-cell table:style-name="표9.A1" office:value-type="string">
            <text:p text:style-name="P36"># 업데이트, 업그레이드, 필수 프로그램을 설치한다.</text:p>
            <text:p text:style-name="P36">apt update</text:p>
            <text:p text:style-name="P36">apt dist-upgrade </text:p>
            <text:p text:style-name="P36"/>
            <text:p text:style-name="P36">apt install snmpd iptables-persistent ifupdown net-tools</text:p>
            <text:p text:style-name="P36">apt install nagios-nrpe-server nagios-plugins ifenslave</text:p>
            <text:p text:style-name="P36">apt install -y alien unzip python ncurses* libncurses*</text:p>
            <text:p text:style-name="P35"><text:span text:style-name="T86">apt-get </text:span>install -<text:span text:style-name="T89">y </text:span>cephadm</text:p>
            <text:p text:style-name="P36"/>
            <text:p text:style-name="P68"># iptables 설정</text:p>
            <text:p text:style-name="P68"/>
            <text:p text:style-name="P68">vi /etc/iptables/rules.v4</text:p>
            <table:table table:name="표23" table:style-name="표23">
              <table:table-column table:style-name="표23.A"/>
              <table:table-row table:style-name="TableLine201886688">
                <table:table-cell table:style-name="표23.A1" office:value-type="string">
                  <text:p text:style-name="P71"># Generated by iptables-save v1.8.4 on Mon Jul 12 04:20:58 2021</text:p>
                  <text:p text:style-name="P71">*nat</text:p>
                  <text:p text:style-name="P71">:PREROUTING ACCEPT [0:0]</text:p>
                  <text:p text:style-name="P71">:INPUT ACCEPT [0:0]</text:p>
                  <text:p text:style-name="P71">:OUTPUT ACCEPT [0:0]</text:p>
                  <text:p text:style-name="P71">:POSTROUTING ACCEPT [0:0]</text:p>
                  <text:p text:style-name="P71">-A POSTROUTING -o enp4s0 -j MASQUERADE</text:p>
                  <text:p text:style-name="P71">COMMIT</text:p>
                  <text:p text:style-name="P71">*filter</text:p>
                  <text:p text:style-name="P71">:INPUT ACCEPT [0:0]</text:p>
                  <text:p text:style-name="P71">:FORWARD ACCEPT [0:0]</text:p>
                  <text:p text:style-name="P71">:OUTPUT ACCEPT [0:0]</text:p>
                  <text:p text:style-name="P71"><text:soft-page-break/>:KVM-Firewall-INPUT - [0:0]</text:p>
                  <text:p text:style-name="P71">:KVM-Firewall-OUTPUT - [0:0]</text:p>
                  <text:p text:style-name="P71">-A INPUT -j KVM-Firewall-INPUT</text:p>
                  <text:p text:style-name="P71">-A FORWARD -m physdev --physdev-is-bridged -j ACCEPT</text:p>
                  <text:p text:style-name="P71">-A FORWARD -j KVM-Firewall-INPUT</text:p>
                  <text:p text:style-name="P71">-A FORWARD -j KVM-Firewall-OUTPUT</text:p>
                  <text:p text:style-name="P71">-A OUTPUT -j KVM-Firewall-OUTPUT</text:p>
                  <text:p text:style-name="P71">-A KVM-Firewall-INPUT -s 211.55.113.6 -j ACCEPT</text:p>
                  <text:p text:style-name="P71">-A KVM-Firewall-INPUT -s 58.234.64.33 -j ACCEPT</text:p>
                  <text:p text:style-name="P71">-A KVM-Firewall-INPUT -s 49.247.0.0/16 -j ACCEPT</text:p>
                  <text:p text:style-name="P71">-A KVM-Firewall-INPUT -s 115.68.0.0/16 -j ACCEPT</text:p>
                  <text:p text:style-name="P71">-A KVM-Firewall-INPUT -s 172.16.0.0/16 -j ACCEPT</text:p>
                  <text:p text:style-name="P71">-A KVM-Firewall-INPUT -s 10.10.0.0/16 -j ACCEPT</text:p>
                  <text:p text:style-name="P71">-A KVM-Firewall-INPUT -s 192.168.0.0/16 -j ACCEPT</text:p>
                  <text:p text:style-name="P71">-A KVM-Firewall-INPUT -s 0/0 -d 49.247.33.1 -p tcp -m tcp --dport 6080 -j ACCEPT</text:p>
                  <text:p text:style-name="P71">-A KVM-Firewall-INPUT -s 0/0 -d 49.247.33.1 -p tcp -m tcp --dport 6082 -j ACCEPT</text:p>
                  <text:p text:style-name="P71">-A KVM-Firewall-INPUT -p tcp -m tcp --dport 60001:61100 -j ACCEPT</text:p>
                  <text:p text:style-name="P71">-A KVM-Firewall-INPUT -i lo -j ACCEPT</text:p>
                  <text:p text:style-name="P71">-A KVM-Firewall-INPUT -p icmp -m icmp --icmp-type any -j ACCEPT</text:p>
                  <text:p text:style-name="P71">-A KVM-Firewall-INPUT -m conntrack --ctstate RELATED,ESTABLISHED -j ACCEPT</text:p>
                  <text:p text:style-name="P71">-A KVM-Firewall-INPUT -p udp --dport 67 -j RETURN</text:p>
                  <text:p text:style-name="P71">-A KVM-Firewall-INPUT -j LOG --log-prefix "ACCESS_LOG:"</text:p>
                  <text:p text:style-name="P71">-A KVM-Firewall-INPUT -j REJECT --reject-with icmp-host-prohibited</text:p>
                  <text:p text:style-name="P71">COMMIT</text:p>
                </table:table-cell>
              </table:table-row>
            </table:table>
            <text:p text:style-name="P71"/>
            <text:p text:style-name="P28">iptables-restore &lt; /etc/iptables/rules.v4</text:p>
            <text:p text:style-name="P28"/>
            <text:p text:style-name="P37"># snmp를 설정한다.</text:p>
            <text:p text:style-name="P37">vi /etc/snmp/snmpd.conf</text:p>
            <table:table table:name="표10" table:style-name="표10">
              <table:table-column table:style-name="표10.A"/>
              <table:table-row table:style-name="TableLine46601344">
                <table:table-cell table:style-name="표10.A1" office:value-type="string">
                  <text:p text:style-name="P69"># <text:s text:c="7"/>sec.name <text:s text:c="6"/>source <text:s text:c="7"/>community</text:p>
                  <text:p text:style-name="P69">com2sec <text:s text:c="2"/>local <text:s text:c="6"/>127.0.0.1 <text:s text:c="7"/>dedisnmp</text:p>
                  <text:p text:style-name="P69">com2sec <text:s text:c="2"/>iwinv_pri 172.16.0.0/16 <text:s text:c="2"/>dedisnmp</text:p>
                  <text:p text:style-name="P69">com2sec <text:s text:c="2"/>iwinv_pri2 192.168.0.0/16 <text:s text:c="2"/>dedisnmp</text:p>
                  <text:p text:style-name="P69">com2sec <text:s text:c="2"/>iwinv_pub 115.68.0.0/16 <text:s text:c="2"/>dedisnmp</text:p>
                  <text:p text:style-name="P69">com2sec <text:s text:c="2"/>iwinv_pub2 49.247.0.0/16 <text:s text:c="2"/>dedisnmp</text:p>
                  <text:p text:style-name="P69"/>
                  <text:p text:style-name="P69"># <text:s text:c="7"/>groupName <text:s text:c="3"/>securityModel <text:s text:c="2"/>securityName</text:p>
                  <text:p text:style-name="P69">group <text:s text:c="2"/>localGroup <text:s text:c="8"/>v1 <text:s text:c="10"/>local</text:p>
                  <text:p text:style-name="P69">group <text:s text:c="2"/>localGroup <text:s text:c="8"/>v2c <text:s text:c="9"/>local</text:p>
                  <text:p text:style-name="P69">group <text:s text:c="2"/>iwinv_priGroup <text:s text:c="6"/>v1 <text:s text:c="10"/>iwinv_pri</text:p>
                  <text:p text:style-name="P69">group <text:s text:c="2"/>iwinv_priGroup <text:s text:c="6"/>v2c <text:s text:c="9"/>iwinv_pri</text:p>
                  <text:p text:style-name="P69">group <text:s text:c="2"/>iwinv_priGroup2 <text:s text:c="6"/>v1 <text:s text:c="10"/>iwinv_pri2</text:p>
                  <text:p text:style-name="P69">group <text:s text:c="2"/>iwinv_priGroup2 <text:s text:c="6"/>v2c <text:s text:c="9"/>iwinv_pri2</text:p>
                  <text:p text:style-name="P69">group <text:s text:c="2"/>iwinv_pubGroup <text:s text:c="6"/>v1 <text:s text:c="10"/>iwinv_pub</text:p>
                  <text:p text:style-name="P69">group <text:s text:c="2"/>iwinv_pubGroup <text:s text:c="6"/>v2c <text:s text:c="9"/>iwinv_pub</text:p>
                  <text:p text:style-name="P69">group <text:s text:c="2"/>iwinv_pubGroup2 <text:s text:c="6"/>v1 <text:s text:c="10"/>iwinv_pub2</text:p>
                  <text:p text:style-name="P69">group <text:s text:c="2"/>iwinv_pubGroup2 <text:s text:c="6"/>v2c <text:s text:c="9"/>iwinv_pub2</text:p>
                  <text:p text:style-name="P69"/>
                  <text:p text:style-name="P69"># <text:s text:c="7"/>group <text:s text:c="5"/>context sec.model sec.level prefix <text:s/>read <text:s/>write notif</text:p>
                  <text:p text:style-name="P69"><text:soft-page-break/>access localGroup <text:s text:c="5"/>"" <text:s text:c="4"/>any <text:s text:c="5"/>noauth <text:s text:c="2"/>exact <text:s text:c="2"/>all <text:s text:c="2"/>all <text:s text:c="2"/>all</text:p>
                  <text:p text:style-name="P69">access iwinv_priGroup <text:s text:c="3"/>"" <text:s text:c="4"/>any <text:s text:c="5"/>noauth <text:s text:c="2"/>exact <text:s text:c="2"/>all <text:s text:c="2"/>all <text:s/>none</text:p>
                  <text:p text:style-name="P69">access iwinv_pubGroup <text:s text:c="3"/>"" <text:s text:c="4"/>any <text:s text:c="5"/>noauth <text:s text:c="2"/>exact <text:s text:c="2"/>all <text:s text:c="2"/>all <text:s/>none</text:p>
                  <text:p text:style-name="P69">access iwinv_priGroup2 <text:s text:c="3"/>"" <text:s text:c="4"/>any <text:s text:c="5"/>noauth <text:s text:c="2"/>exact <text:s text:c="2"/>all <text:s text:c="2"/>all <text:s/>none</text:p>
                  <text:p text:style-name="P69">access iwinv_pubGroup2 <text:s text:c="3"/>"" <text:s text:c="4"/>any <text:s text:c="5"/>noauth <text:s text:c="2"/>exact <text:s text:c="2"/>all <text:s text:c="2"/>all <text:s/>none</text:p>
                  <text:p text:style-name="P69"/>
                  <text:p text:style-name="P69">## <text:s text:c="9"/>incl/excl subtree <text:s/>mask</text:p>
                  <text:p text:style-name="P69">view all <text:s text:c="3"/>included <text:s text:c="4"/>.1 <text:s text:c="4"/>80</text:p>
                  <text:p text:style-name="P69"/>
                  <text:p text:style-name="P69">disk /</text:p>
                </table:table-cell>
              </table:table-row>
            </table:table>
            <text:p text:style-name="P37"/>
            <text:p text:style-name="P37"># 시간을 서울로 맞춰준다.</text:p>
            <text:p text:style-name="P37">ln -sf /usr/share/zoneinfo/Asia/Seoul /etc/localtime</text:p>
            <text:p text:style-name="P37"/>
            <text:p text:style-name="P37"># 메가레이드를 셋팅한다. <text:span text:style-name="T29">192.168.33.20에 설치 파일이 있으니 그걸 가져와서 사용하면 된다.</text:span></text:p>
            <text:p text:style-name="P37">cd /usr/local/src/</text:p>
            <text:p text:style-name="P37">scp -r root@192.168.33.20:/usr/local/src/storage_setting ./</text:p>
            <text:p text:style-name="P37"/>
            <text:p text:style-name="P37">mv storage_setting/* ./</text:p>
            <text:p text:style-name="P37">rmdir storage_setting</text:p>
            <text:p text:style-name="P37"/>
            <text:p text:style-name="P37">sudo apt-get install -y alien python unzip</text:p>
            <text:p text:style-name="P37">unzip 8-07-14_MegaCLI.zip</text:p>
            <text:p text:style-name="P37">cd /usr/local/src/Linux</text:p>
            <text:p text:style-name="P37">alien MegaCli-8.07.14-1.noarch.rpm</text:p>
            <text:p text:style-name="P37">sudo dpkg --install megacli_8.07.14-2_all.deb</text:p>
            <text:p text:style-name="P37">ln -s /opt/MegaRAID/MegaCli/MegaCli64 /bin/MegaCli</text:p>
            <text:p text:style-name="P37">ll</text:p>
            <text:p text:style-name="P37">mv /usr/local/src/megaclisas-status /bin</text:p>
            <text:p text:style-name="P37"/>
            <text:p text:style-name="P38">※ 주의 : MegaCli를 사용한다면 해당 서버가 신규 서버가 맞는지 반드시 확인 해야 한다. 실제로 작동하는 서버에 명령어를 잘못 날리면 돌이킬 수 없는 사태가 발생할 수도 있기 때문이다.</text:p>
            <text:p text:style-name="P38"/>
            <text:p text:style-name="P38"># 8개의 디스크를 각각 레이드 0으로 설정한다.</text:p>
            <text:p text:style-name="P38">MegaCli -CfgLdAdd -r0 [252:0] WT RA -a0</text:p>
            <text:p text:style-name="P38">MegaCli -CfgLdAdd -r0 [252:1] WT RA -a0</text:p>
            <text:p text:style-name="P38">MegaCli -CfgLdAdd -r0 [252:2] WT RA -a0</text:p>
            <text:p text:style-name="P38">MegaCli -CfgLdAdd -r0 [252:3] WT RA -a0</text:p>
            <text:p text:style-name="P38">MegaCli -CfgLdAdd -r0 [252:4] WT RA -a0</text:p>
            <text:p text:style-name="P38">MegaCli -CfgLdAdd -r0 [252:5] WT RA -a0</text:p>
            <text:p text:style-name="P38">MegaCli -CfgLdAdd -r0 [252:6] WT RA -a0</text:p>
            <text:p text:style-name="P38">MegaCli -CfgLdAdd -r0 [252:7] WT RA -a0</text:p>
            <text:p text:style-name="P38"/>
            <text:p text:style-name="P39"># 레이드 에러를 간단하게 확인할 수 있도록 명령어를 등록해둔다.</text:p>
            <text:p text:style-name="P39">echo "alias RAID_MON='MegaCli -PDList -aAll -NoLog | egrep \"Slot Number:|Error|Inquiry Data:|state\"'" &gt;&gt; /root/.bashrc</text:p>
            <text:p text:style-name="P39">source /root/.bashrc</text:p>
            <text:p text:style-name="P39"/>
            <text:p text:style-name="P40"># OSD 등록 전 리부팅을 진행해서 파티션 확장자를 맞춘다. <text:span text:style-name="T30">OS SSD가 SATA port 0번에 장착되어 /</text:span><text:span text:style-name="T31">dev/sda1</text:span><text:soft-page-break/><text:span text:style-name="T31">로 등록되어 있어도 리부팅 후엔 메가레이드가 우선으로 오게되어 </text:span><text:span text:style-name="T30">/</text:span><text:span text:style-name="T31">dev/sdi1로 변경되기 때문이다.</text:span></text:p>
            <text:p text:style-name="P40">reboot</text:p>
            <text:p text:style-name="P40"/>
            <text:p text:style-name="P41">※ mon 서버에서 작업</text:p>
            <text:p text:style-name="P41"># ssh key 셋트를 osd 서버로 전송한다.</text:p>
            <text:p text:style-name="P40">ssh-copy-id sata-osd-4<text:span text:style-name="T32">2</text:span>-24<text:span text:style-name="T32">0</text:span></text:p>
            <text:p text:style-name="P40">ssh-copy-id -f -i /etc/ceph/ceph.pub sata-osd-<text:span text:style-name="T32">42</text:span>-24<text:span text:style-name="T32">0</text:span></text:p>
            <text:p text:style-name="P40"/>
            <text:p text:style-name="P42"># osd 서버를 등록한다.</text:p>
            <text:p text:style-name="P42">ceph orch host add sata-osd-42-240</text:p>
            <text:p text:style-name="P42"/>
            <text:p text:style-name="P42"># osd 서버에 설정한 레이드를 지정하여 osd 데몬을 설치한다. <text:span text:style-name="T33">osd 번호는 순차적으로 부여된다.</text:span></text:p>
            <text:p text:style-name="P42">ceph orch daemon add osd sata-osd-42-240:/dev/sda</text:p>
            <text:p text:style-name="P42">ceph orch daemon add osd sata-osd-42-240:/dev/sdb</text:p>
            <text:p text:style-name="P42">ceph orch daemon add osd sata-osd-42-240:/dev/sdc</text:p>
            <text:p text:style-name="P42">ceph orch daemon add osd sata-osd-42-240:/dev/sdd</text:p>
            <text:p text:style-name="P42">ceph orch daemon add osd sata-osd-42-240:/dev/sde</text:p>
            <text:p text:style-name="P42">ceph orch daemon add osd sata-osd-42-240:/dev/sdf</text:p>
            <text:p text:style-name="P42">ceph orch daemon add osd sata-osd-42-240:/dev/sdg</text:p>
            <text:p text:style-name="P42">ceph orch daemon add osd sata-osd-42-240:/dev/sdh</text:p>
            <text:p text:style-name="P42"/>
            <text:p text:style-name="P43"># ceph.conf 파일을 osd 서버에 접속 후 생성된 osd에 이동시킨다. 다만 이 작업은 mon 작업이 완전히 끝난 이후에 진행 해야한다.</text:p>
            <text:p text:style-name="P43">scp <text:span text:style-name="T34">/etc/ceph.conf </text:span>root@<text:span text:style-name="T35">sata-osd-42-240:/</text:span>root/</text:p>
            <text:p text:style-name="P43">cp /root/ceph.conf <text:span text:style-name="T34">/var/lib/ceph/11a80108-e87f-11ec-b88e-611d5cf97e35/osd.24/</text:span><text:span text:style-name="T36">config</text:span></text:p>
            <text:p text:style-name="P43">cp /root/ceph.conf <text:span text:style-name="T34">/var/lib/ceph/11a80108-e87f-11ec-b88e-611d5cf97e35/osd.2</text:span><text:span text:style-name="T36">5</text:span><text:span text:style-name="T34">/</text:span><text:span text:style-name="T36">config</text:span></text:p>
            <text:p text:style-name="P43">cp /root/ceph.conf <text:span text:style-name="T34">/var/lib/ceph/11a80108-e87f-11ec-b88e-611d5cf97e35/osd.2</text:span><text:span text:style-name="T37">6</text:span><text:span text:style-name="T34">/</text:span><text:span text:style-name="T36">config</text:span></text:p>
            <text:p text:style-name="P43">cp /root/ceph.conf <text:span text:style-name="T34">/var/lib/ceph/11a80108-e87f-11ec-b88e-611d5cf97e35/osd.2</text:span><text:span text:style-name="T37">7</text:span><text:span text:style-name="T34">/</text:span><text:span text:style-name="T36">config</text:span></text:p>
            <text:p text:style-name="P43">cp /root/ceph.conf <text:span text:style-name="T34">/var/lib/ceph/11a80108-e87f-11ec-b88e-611d5cf97e35/osd.2</text:span><text:span text:style-name="T37">8</text:span><text:span text:style-name="T34">/</text:span><text:span text:style-name="T36">config</text:span></text:p>
            <text:p text:style-name="P43">cp /root/ceph.conf <text:span text:style-name="T34">/var/lib/ceph/11a80108-e87f-11ec-b88e-611d5cf97e35/osd.2</text:span><text:span text:style-name="T37">9</text:span><text:span text:style-name="T34">/</text:span><text:span text:style-name="T36">config</text:span></text:p>
            <text:p text:style-name="P43">cp /root/ceph.conf <text:span text:style-name="T34">/var/lib/ceph/11a80108-e87f-11ec-b88e-611d5cf97e35/osd.</text:span><text:span text:style-name="T37">30</text:span><text:span text:style-name="T34">/</text:span><text:span text:style-name="T36">config</text:span></text:p>
            <text:p text:style-name="P43">cp /root/ceph.conf <text:span text:style-name="T34">/var/lib/ceph/11a80108-e87f-11ec-b88e-611d5cf97e35/osd.</text:span><text:span text:style-name="T37">31</text:span><text:span text:style-name="T34">/</text:span><text:span text:style-name="T36">config</text:span></text:p>
            <text:p text:style-name="P43">cp /root/ceph.conf <text:span text:style-name="T34">/var/lib/ceph/11a80108-e87f-11ec-b88e-611d5cf97e35/osd.</text:span><text:span text:style-name="T37">32</text:span><text:span text:style-name="T34">/</text:span><text:span text:style-name="T36">config</text:span></text:p>
            <text:p text:style-name="P43"/>
            <text:p text:style-name="P44"># osd 서버에서 <text:span text:style-name="T38">osd </text:span>서비스를 재시작한다.</text:p>
            <text:p text:style-name="P44">systemctl restart <text:a xlink:type="simple" xlink:href="mailto:ceph-11a80108-e87f-11ec-b88e-611d5cf97e35@osd.24.service" text:style-name="Internet_20_link" text:visited-style-name="Visited_20_Internet_20_Link">ceph-</text:a><text:a xlink:type="simple" xlink:href="mailto:ceph-11a80108-e87f-11ec-b88e-611d5cf97e35@osd.24.service" text:style-name="Internet_20_link" text:visited-style-name="Visited_20_Internet_20_Link"><text:span text:style-name="T34">11a80108-e87f-11ec-b88e-611d5cf97e35</text:span></text:a><text:a xlink:type="simple" xlink:href="mailto:ceph-11a80108-e87f-11ec-b88e-611d5cf97e35@osd.24.service" text:style-name="Internet_20_link" text:visited-style-name="Visited_20_Internet_20_Link">@osd.24.service</text:a></text:p>
            <text:p text:style-name="P44">systemctl restart ceph-<text:span text:style-name="T34">11a80108-e87f-11ec-b88e-611d5cf97e35</text:span>@osd.2<text:span text:style-name="T39">5</text:span>.service </text:p>
            <text:p text:style-name="P44">systemctl restart ceph-<text:span text:style-name="T34">11a80108-e87f-11ec-b88e-611d5cf97e35</text:span>@osd.2<text:span text:style-name="T39">6</text:span>.service </text:p>
            <text:p text:style-name="P44">systemctl restart ceph-<text:span text:style-name="T34">11a80108-e87f-11ec-b88e-611d5cf97e35</text:span>@osd.2<text:span text:style-name="T39">7</text:span>.service </text:p>
            <text:p text:style-name="P44">systemctl restart ceph-<text:span text:style-name="T34">11a80108-e87f-11ec-b88e-611d5cf97e35</text:span>@osd.2<text:span text:style-name="T39">8</text:span>.service </text:p>
            <text:p text:style-name="P44">systemctl restart ceph-<text:span text:style-name="T34">11a80108-e87f-11ec-b88e-611d5cf97e35</text:span>@osd.2<text:span text:style-name="T39">9</text:span>.service </text:p>
            <text:p text:style-name="P44">systemctl restart ceph-<text:span text:style-name="T34">11a80108-e87f-11ec-b88e-611d5cf97e35</text:span>@osd.<text:span text:style-name="T39">30</text:span>.service </text:p>
            <text:p text:style-name="P44">systemctl restart ceph-<text:span text:style-name="T34">11a80108-e87f-11ec-b88e-611d5cf97e35</text:span>@osd.<text:span text:style-name="T39">31</text:span>.service </text:p>
            <text:p text:style-name="P44">systemctl restart ceph-<text:span text:style-name="T34">11a80108-e87f-11ec-b88e-611d5cf97e35</text:span>@osd.<text:span text:style-name="T39">32</text:span>.service <text:s/></text:p>
            <text:p text:style-name="P44"/>
            <text:p text:style-name="P45"># 크러시맵 설정 후 <text:span text:style-name="T71">mon에서</text:span> osd의 reweight 값을 조정한다.</text:p>
            <text:p text:style-name="P45">ceph osd crush reweight osd.24 0.2</text:p>
          </table:table-cell>
        </table:table-row>
      </table:table>
      <text:p text:style-name="P8"/>
      <text:p text:style-name="P9"># mon0 크러시맵 설정</text:p>
      <text:p text:style-name="P9"/>
      <table:table table:name="표11" table:style-name="표11">
        <table:table-column table:style-name="표11.A"/>
        <table:table-row table:style-name="TableLine201852048">
          <table:table-cell table:style-name="표11.A1" office:value-type="string">
            <text:p text:style-name="P46">※ 먼저 이 작업은 ssd 서버를 <text:span text:style-name="T40">3대 준비 후 진행한 것으로 내용은 </text:span><text:span text:style-name="T41">ceph 홈페이지도 참고할 것을 권장한다. </text:span><text:span text:style-name="T42">OSD 서버가 추가되거나 osd 및 서버가 제거 될 때 해당 작업을 진행한다.</text:span></text:p>
            <text:p text:style-name="P46"/>
            <text:p text:style-name="P47"># 현재 크러시맵에 설정된 데이터를 작업일 날짜에 맞춰 생성한다.</text:p>
            <text:p text:style-name="P46">ceph osd getcrushmap -o crush_map_compressed_2<text:span text:style-name="T43">0220629</text:span></text:p>
            <text:p text:style-name="P46"/>
            <text:p text:style-name="P104"><text:span text:style-name="T12"># </text:span><text:span text:style-name="T13"><text:s/>암호화</text:span><text:span text:style-name="T12"> 되어있는 데이터를 변환한다.</text:span></text:p>
            <text:p text:style-name="P47">crushtool -d crush_map_compressed_<text:span text:style-name="T44">2</text:span>0220629 -o crush_map_compressed.txt_<text:span text:style-name="T44">2</text:span>0220629</text:p>
            <text:p text:style-name="P47"/>
            <text:p text:style-name="P48"># <text:span text:style-name="T43">crush_map_compressed.txt_</text:span><text:span text:style-name="T44">2</text:span><text:span text:style-name="T43">0220629 파일을 열면 아래와 같이 내용이 나와있다.</text:span></text:p>
            <table:table table:name="표12" table:style-name="표12">
              <table:table-column table:style-name="표12.A"/>
              <table:table-row table:style-name="TableLine201939872">
                <table:table-cell table:style-name="표12.A1" office:value-type="string">
                  <text:p text:style-name="P69"># begin crush map</text:p>
                  <text:p text:style-name="P69">tunable choose_local_tries 0</text:p>
                  <text:p text:style-name="P69">tunable choose_local_fallback_tries 0</text:p>
                  <text:p text:style-name="P69">tunable choose_total_tries 50</text:p>
                  <text:p text:style-name="P69">tunable chooseleaf_descend_once 1</text:p>
                  <text:p text:style-name="P69">tunable chooseleaf_vary_r 1</text:p>
                  <text:p text:style-name="P69">tunable chooseleaf_stable 1</text:p>
                  <text:p text:style-name="P69">tunable straw_calc_version 1</text:p>
                  <text:p text:style-name="P69">tunable allowed_bucket_algs 54</text:p>
                  <text:p text:style-name="P69"/>
                  <text:p text:style-name="P69"># devices</text:p>
                  <text:p text:style-name="P69">device 0 osd.0 class hdd</text:p>
                  <text:p text:style-name="P69">device 1 osd.1 class hdd</text:p>
                  <text:p text:style-name="P69">device 2 osd.2 class hdd</text:p>
                  <text:p text:style-name="P69">device 3 osd.3 class hdd</text:p>
                  <text:p text:style-name="P69">device 4 osd.4 class hdd</text:p>
                  <text:p text:style-name="P69">device 5 osd.5 class hdd</text:p>
                  <text:p text:style-name="P69">device 6 osd.6 class hdd</text:p>
                  <text:p text:style-name="P69">device 7 osd.7 class hdd</text:p>
                  <text:p text:style-name="P69">device 8 osd.8 class hdd</text:p>
                  <text:p text:style-name="P69">device 9 osd.9 class hdd</text:p>
                  <text:p text:style-name="P69">device 10 osd.10 class hdd</text:p>
                  <text:p text:style-name="P69">device 11 osd.11 class hdd</text:p>
                  <text:p text:style-name="P69">device 12 osd.12 class hdd</text:p>
                  <text:p text:style-name="P69">device 13 osd.13 class hdd</text:p>
                  <text:p text:style-name="P69">device 14 osd.14 class hdd</text:p>
                  <text:p text:style-name="P69">device 15 osd.15 class hdd</text:p>
                  <text:p text:style-name="P69">device 16 osd.16 class hdd</text:p>
                  <text:p text:style-name="P69">device 17 osd.17 class hdd</text:p>
                  <text:p text:style-name="P69">device 18 osd.18 class hdd</text:p>
                  <text:p text:style-name="P69">device 19 osd.19 class hdd</text:p>
                  <text:p text:style-name="P69">device 20 osd.20 class hdd</text:p>
                  <text:p text:style-name="P69">device 21 osd.21 class hdd</text:p>
                  <text:p text:style-name="P69">device 22 osd.22 class hdd</text:p>
                  <text:p text:style-name="P69">device 23 osd.23 class hdd</text:p>
                  <text:p text:style-name="P69"/>
                  <text:p text:style-name="P69"># types</text:p>
                  <text:p text:style-name="P69">type 0 osd</text:p>
                  <text:p text:style-name="P69">type 1 host</text:p>
                  <text:p text:style-name="P69"><text:soft-page-break/>type 2 chassis</text:p>
                  <text:p text:style-name="P69">type 3 rack</text:p>
                  <text:p text:style-name="P69">type 4 row</text:p>
                  <text:p text:style-name="P69">type 5 pdu</text:p>
                  <text:p text:style-name="P69">type 6 pod</text:p>
                  <text:p text:style-name="P69">type 7 room</text:p>
                  <text:p text:style-name="P69">type 8 datacenter</text:p>
                  <text:p text:style-name="P69">type 9 zone</text:p>
                  <text:p text:style-name="P69">type 10 region</text:p>
                  <text:p text:style-name="P69">type 11 root</text:p>
                  <text:p text:style-name="P69"/>
                  <text:p text:style-name="P69"># buckets</text:p>
                  <text:p text:style-name="P69">host ssd-osd-42-220 {</text:p>
                  <text:p text:style-name="P69"><text:s text:c="8"/>id -3 <text:s text:c="10"/># do not change unnecessarily</text:p>
                  <text:p text:style-name="P69"><text:s text:c="8"/>id -4 class hdd <text:s text:c="8"/># do not change unnecessarily</text:p>
                  <text:p text:style-name="P69"><text:s text:c="8"/># weight 7.269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0 weight 0.909</text:p>
                  <text:p text:style-name="P69"><text:s text:c="8"/>item osd.1 weight 0.909</text:p>
                  <text:p text:style-name="P69"><text:s text:c="8"/>item osd.2 weight 0.909</text:p>
                  <text:p text:style-name="P69"><text:s text:c="8"/>item osd.3 weight 0.909</text:p>
                  <text:p text:style-name="P69"><text:s text:c="8"/>item osd.4 weight 0.909</text:p>
                  <text:p text:style-name="P69"><text:s text:c="8"/>item osd.5 weight 0.909</text:p>
                  <text:p text:style-name="P69"><text:s text:c="8"/>item osd.6 weight 0.909</text:p>
                  <text:p text:style-name="P69"><text:s text:c="8"/>item osd.7 weight 0.909</text:p>
                  <text:p text:style-name="P69">}</text:p>
                  <text:p text:style-name="P69">host ssd-osd-42-221 {</text:p>
                  <text:p text:style-name="P69"><text:s text:c="8"/>id -5 <text:s text:c="10"/># do not change unnecessarily</text:p>
                  <text:p text:style-name="P69"><text:s text:c="8"/>id -6 class hdd <text:s text:c="8"/># do not change unnecessarily</text:p>
                  <text:p text:style-name="P69"><text:s text:c="8"/># weight 7.274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8 weight 0.909</text:p>
                  <text:p text:style-name="P69"><text:s text:c="8"/>item osd.9 weight 0.909</text:p>
                  <text:p text:style-name="P69"><text:s text:c="8"/>item osd.10 weight 0.909</text:p>
                  <text:p text:style-name="P69"><text:s text:c="8"/>item osd.11 weight 0.909</text:p>
                  <text:p text:style-name="P69"><text:s text:c="8"/>item osd.12 weight 0.909</text:p>
                  <text:p text:style-name="P69"><text:s text:c="8"/>item osd.13 weight 0.909</text:p>
                  <text:p text:style-name="P69"><text:s text:c="8"/>item osd.14 weight 0.909</text:p>
                  <text:p text:style-name="P69"><text:s text:c="8"/>item osd.15 weight 0.909</text:p>
                  <text:p text:style-name="P69">}</text:p>
                  <text:p text:style-name="P69">host ssd-osd-42-222 {</text:p>
                  <text:p text:style-name="P69"><text:s text:c="8"/>id -7 <text:s text:c="10"/># do not change unnecessarily</text:p>
                  <text:p text:style-name="P69"><text:s text:c="8"/>id -8 class hdd <text:s text:c="8"/># do not change unnecessarily</text:p>
                  <text:p text:style-name="P69"><text:s text:c="8"/># weight 7.274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16 weight 0.909</text:p>
                  <text:p text:style-name="P69"><text:soft-page-break/><text:s text:c="8"/>item osd.17 weight 0.909</text:p>
                  <text:p text:style-name="P69"><text:s text:c="8"/>item osd.18 weight 0.909</text:p>
                  <text:p text:style-name="P69"><text:s text:c="8"/>item osd.19 weight 0.909</text:p>
                  <text:p text:style-name="P69"><text:s text:c="8"/>item osd.20 weight 0.909</text:p>
                  <text:p text:style-name="P69"><text:s text:c="8"/>item osd.21 weight 0.909</text:p>
                  <text:p text:style-name="P69"><text:s text:c="8"/>item osd.22 weight 0.909</text:p>
                  <text:p text:style-name="P69"><text:s text:c="8"/>item osd.23 weight 0.909</text:p>
                  <text:p text:style-name="P69">}</text:p>
                  <text:p text:style-name="P69">root default {</text:p>
                  <text:p text:style-name="P69"><text:s text:c="8"/>id -1 <text:s text:c="10"/># do not change unnecessarily</text:p>
                  <text:p text:style-name="P69"><text:s text:c="8"/>id -2 class hdd <text:s text:c="8"/># do not change unnecessarily</text:p>
                  <text:p text:style-name="P69"><text:s text:c="8"/># weight 21.816</text:p>
                  <text:p text:style-name="P69"><text:s text:c="8"/>alg straw2</text:p>
                  <text:p text:style-name="P69"><text:s text:c="8"/>hash 0 <text:s/># rjenkins1</text:p>
                  <text:p text:style-name="P69"><text:s text:c="8"/>item ssd-osd-42-220 weight 7.269</text:p>
                  <text:p text:style-name="P69"><text:s text:c="8"/>item ssd-osd-42-221 weight 7.274</text:p>
                  <text:p text:style-name="P69"><text:s text:c="8"/>item ssd-osd-42-222 weight 7.274</text:p>
                  <text:p text:style-name="P69">}</text:p>
                  <text:p text:style-name="P69"/>
                  <text:p text:style-name="P69"># rules</text:p>
                  <text:p text:style-name="P69">rule replicated_rule {</text:p>
                  <text:p text:style-name="P69"><text:s text:c="8"/>id 0</text:p>
                  <text:p text:style-name="P69"><text:s text:c="8"/>type replicated</text:p>
                  <text:p text:style-name="P69"><text:s text:c="8"/>min_size 1</text:p>
                  <text:p text:style-name="P69"><text:s text:c="8"/>max_size 10</text:p>
                  <text:p text:style-name="P69"><text:s text:c="8"/>step take default</text:p>
                  <text:p text:style-name="P69"><text:s text:c="8"/>step chooseleaf firstn 0 type host</text:p>
                  <text:p text:style-name="P69"><text:s text:c="8"/>step emit</text:p>
                  <text:p text:style-name="P69">}</text:p>
                </table:table-cell>
              </table:table-row>
            </table:table>
            <text:p text:style-name="P48"/>
            <text:p text:style-name="P48"/>
            <text:p text:style-name="P49"># 위의 내용을 다른 리전을 참고하여 수정한 것이다. 별도의 메모장을 열고 두개를 비교해볼것을 권장한다.</text:p>
            <table:table table:name="표13" table:style-name="표13">
              <table:table-column table:style-name="표13.A"/>
              <table:table-row table:style-name="TableLine201978208">
                <table:table-cell table:style-name="표13.A1" office:value-type="string">
                  <text:p text:style-name="P69"># begin crush map</text:p>
                  <text:p text:style-name="P69">tunable choose_local_tries 0</text:p>
                  <text:p text:style-name="P69">tunable choose_local_fallback_tries 0</text:p>
                  <text:p text:style-name="P69">tunable choose_total_tries 50</text:p>
                  <text:p text:style-name="P69">tunable chooseleaf_descend_once 1</text:p>
                  <text:p text:style-name="P69">tunable chooseleaf_vary_r 1</text:p>
                  <text:p text:style-name="P69">tunable chooseleaf_stable 1</text:p>
                  <text:p text:style-name="P69">tunable straw_calc_version 1</text:p>
                  <text:p text:style-name="P69">tunable allowed_bucket_algs 54</text:p>
                  <text:p text:style-name="P69"/>
                  <text:p text:style-name="P69"># devices</text:p>
                  <text:p text:style-name="P69">device 0 osd.0 class hdd</text:p>
                  <text:p text:style-name="P69">device 1 osd.1 class hdd</text:p>
                  <text:p text:style-name="P69">device 2 osd.2 class hdd</text:p>
                  <text:p text:style-name="P69">device 3 osd.3 class hdd</text:p>
                  <text:p text:style-name="P69">device 4 osd.4 class hdd</text:p>
                  <text:p text:style-name="P69">device 5 osd.5 class hdd</text:p>
                  <text:p text:style-name="P69"><text:soft-page-break/>device 6 osd.6 class hdd</text:p>
                  <text:p text:style-name="P69">device 7 osd.7 class hdd</text:p>
                  <text:p text:style-name="P69">device 8 osd.8 class hdd</text:p>
                  <text:p text:style-name="P69">device 9 osd.9 class hdd</text:p>
                  <text:p text:style-name="P69">device 10 osd.10 class hdd</text:p>
                  <text:p text:style-name="P69">device 11 osd.11 class hdd</text:p>
                  <text:p text:style-name="P69">device 12 osd.12 class hdd</text:p>
                  <text:p text:style-name="P69">device 13 osd.13 class hdd</text:p>
                  <text:p text:style-name="P69">device 14 osd.14 class hdd</text:p>
                  <text:p text:style-name="P69">device 15 osd.15 class hdd</text:p>
                  <text:p text:style-name="P69">device 16 osd.16 class hdd</text:p>
                  <text:p text:style-name="P69">device 17 osd.17 class hdd</text:p>
                  <text:p text:style-name="P69">device 18 osd.18 class hdd</text:p>
                  <text:p text:style-name="P69">device 19 osd.19 class hdd</text:p>
                  <text:p text:style-name="P69">device 20 osd.20 class hdd</text:p>
                  <text:p text:style-name="P69">device 21 osd.21 class hdd</text:p>
                  <text:p text:style-name="P69">device 22 osd.22 class hdd</text:p>
                  <text:p text:style-name="P69">device 23 osd.23 class hdd</text:p>
                  <text:p text:style-name="P69"/>
                  <text:p text:style-name="P69"># types</text:p>
                  <text:p text:style-name="P69">type 0 osd</text:p>
                  <text:p text:style-name="P69">type 1 ssd-osd</text:p>
                  <text:p text:style-name="P69">type 2 sata-osd</text:p>
                  <text:p text:style-name="P69">type 3 root</text:p>
                  <text:p text:style-name="P69"/>
                  <text:p text:style-name="P69"/>
                  <text:p text:style-name="P69"># buckets</text:p>
                  <text:p text:style-name="P69">ssd-osd ssd-osd-42-220 {</text:p>
                  <text:p text:style-name="P69"><text:s text:c="8"/>id -3 <text:s text:c="10"/># do not change unnecessarily</text:p>
                  <text:p text:style-name="P69"><text:s text:c="8"/>id -4 class hdd <text:s text:c="8"/># do not change unnecessarily</text:p>
                  <text:p text:style-name="P69"><text:s text:c="8"/># weight 7.269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0 weight 0</text:p>
                  <text:p text:style-name="P69"><text:s text:c="8"/>item osd.1 weight 0</text:p>
                  <text:p text:style-name="P69"><text:s text:c="8"/>item osd.2 weight 0</text:p>
                  <text:p text:style-name="P69"><text:s text:c="8"/>item osd.3 weight 0</text:p>
                  <text:p text:style-name="P69"><text:s text:c="8"/>item osd.4 weight 0</text:p>
                  <text:p text:style-name="P69"><text:s text:c="8"/>item osd.5 weight 0</text:p>
                  <text:p text:style-name="P69"><text:s text:c="8"/>item osd.6 weight 0</text:p>
                  <text:p text:style-name="P69"><text:s text:c="8"/>item osd.7 weight 0</text:p>
                  <text:p text:style-name="P69">}</text:p>
                  <text:p text:style-name="P69">ssd-osd ssd-osd-42-221 {</text:p>
                  <text:p text:style-name="P69"><text:s text:c="8"/>id -5 <text:s text:c="10"/># do not change unnecessarily</text:p>
                  <text:p text:style-name="P69"><text:s text:c="8"/>id -6 class hdd <text:s text:c="8"/># do not change unnecessarily</text:p>
                  <text:p text:style-name="P69"><text:s text:c="8"/># weight 7.274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8 weight 0</text:p>
                  <text:p text:style-name="P69"><text:soft-page-break/><text:s text:c="8"/>item osd.9 weight 0</text:p>
                  <text:p text:style-name="P69"><text:s text:c="8"/>item osd.10 weight 0</text:p>
                  <text:p text:style-name="P69"><text:s text:c="8"/>item osd.11 weight 0</text:p>
                  <text:p text:style-name="P69"><text:s text:c="8"/>item osd.12 weight 0</text:p>
                  <text:p text:style-name="P69"><text:s text:c="8"/>item osd.13 weight 0</text:p>
                  <text:p text:style-name="P69"><text:s text:c="8"/>item osd.14 weight 0</text:p>
                  <text:p text:style-name="P69"><text:s text:c="8"/>item osd.15 weight 0</text:p>
                  <text:p text:style-name="P69">}</text:p>
                  <text:p text:style-name="P69">ssd-osd ssd-osd-42-222 {</text:p>
                  <text:p text:style-name="P69"><text:s text:c="8"/>id -7 <text:s text:c="10"/># do not change unnecessarily</text:p>
                  <text:p text:style-name="P69"><text:s text:c="8"/>id -8 class hdd <text:s text:c="8"/># do not change unnecessarily</text:p>
                  <text:p text:style-name="P69"><text:s text:c="8"/># weight 7.274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16 weight 0</text:p>
                  <text:p text:style-name="P69"><text:s text:c="8"/>item osd.17 weight 0</text:p>
                  <text:p text:style-name="P69"><text:s text:c="8"/>item osd.18 weight 0</text:p>
                  <text:p text:style-name="P69"><text:s text:c="8"/>item osd.19 weight 0</text:p>
                  <text:p text:style-name="P69"><text:s text:c="8"/>item osd.20 weight 0</text:p>
                  <text:p text:style-name="P69"><text:s text:c="8"/>item osd.21 weight 0</text:p>
                  <text:p text:style-name="P69"><text:s text:c="8"/>item osd.22 weight 0</text:p>
                  <text:p text:style-name="P69"><text:s text:c="8"/>item osd.23 weight 0</text:p>
                  <text:p text:style-name="P69">}</text:p>
                  <text:p text:style-name="P69">root ssd {</text:p>
                  <text:p text:style-name="P69"><text:s text:c="8"/>id -1 <text:s text:c="10"/># do not change unnecessarily</text:p>
                  <text:p text:style-name="P69"><text:s text:c="8"/>id -2 class hdd <text:s text:c="8"/># do not change unnecessarily</text:p>
                  <text:p text:style-name="P69"><text:s text:c="8"/># weight 21.816</text:p>
                  <text:p text:style-name="P69"><text:s text:c="8"/>alg straw2</text:p>
                  <text:p text:style-name="P69"><text:s text:c="8"/>hash 0 <text:s/># rjenkins1</text:p>
                  <text:p text:style-name="P69"><text:s text:c="8"/>item ssd-osd-42-220 weight 0</text:p>
                  <text:p text:style-name="P69"><text:s text:c="8"/>item ssd-osd-42-221 weight 0</text:p>
                  <text:p text:style-name="P69"><text:s text:c="8"/>item ssd-osd-42-222 weight 0</text:p>
                  <text:p text:style-name="P69">}</text:p>
                  <text:p text:style-name="P69"/>
                  <text:p text:style-name="P69"># rules</text:p>
                  <text:p text:style-name="P69">rule ssd-all {</text:p>
                  <text:p text:style-name="P69"><text:s text:c="8"/>id 0</text:p>
                  <text:p text:style-name="P69"><text:s text:c="8"/>type replicated</text:p>
                  <text:p text:style-name="P69"><text:s text:c="8"/>min_size 1</text:p>
                  <text:p text:style-name="P69"><text:s text:c="8"/>max_size 3</text:p>
                  <text:p text:style-name="P69"><text:s text:c="8"/>step take ssd</text:p>
                  <text:p text:style-name="P69"><text:s text:c="8"/>step chooseleaf firstn 0 type ssd-osd</text:p>
                  <text:p text:style-name="P69"><text:s text:c="8"/>step emit</text:p>
                  <text:p text:style-name="P69">}</text:p>
                  <text:p text:style-name="P69">#rule sata-all {</text:p>
                  <text:p text:style-name="P69"># <text:s text:c="7"/>id 19</text:p>
                  <text:p text:style-name="P69"># <text:s text:c="7"/>type replicated</text:p>
                  <text:p text:style-name="P69"># <text:s text:c="7"/>min_size 1</text:p>
                  <text:p text:style-name="P69"># <text:s text:c="7"/>max_size 3</text:p>
                  <text:p text:style-name="P69"><text:soft-page-break/># <text:s text:c="7"/>step take sata</text:p>
                  <text:p text:style-name="P69"># <text:s text:c="7"/>step chooseleaf firstn 0 type sata-osd</text:p>
                  <text:p text:style-name="P69"># <text:s text:c="7"/>step emit</text:p>
                  <text:p text:style-name="P69">#}</text:p>
                  <text:p text:style-name="P69"/>
                  <text:p text:style-name="P69"># end crush map</text:p>
                </table:table-cell>
              </table:table-row>
            </table:table>
            <text:p text:style-name="P49"/>
            <text:p text:style-name="P50"># 수정된 내용에 관해 정리</text:p>
            <table:table table:name="표14" table:style-name="표14">
              <table:table-column table:style-name="표14.A"/>
              <table:table-row table:style-name="TableLine201912688">
                <table:table-cell table:style-name="표14.A1" office:value-type="string">
                  <text:p text:style-name="P69"># types이 서비스 용도로 사용될 것만 남기고 제거됐다.</text:p>
                  <text:p text:style-name="P69">type 0 osd</text:p>
                  <text:p text:style-name="P69">type 1 ssd-osd</text:p>
                  <text:p text:style-name="P69">type 2 sata-osd</text:p>
                  <text:p text:style-name="P69">type 3 root</text:p>
                  <text:p text:style-name="P69"/>
                  <text:p text:style-name="P52"># host types이 1번인 ssd-osd로 변경됐고 weight 값도 0으로 설정됐다. </text:p>
                  <text:p text:style-name="P69">ssd-osd ssd-osd-42-220 {</text:p>
                  <text:p text:style-name="P69"><text:s text:c="8"/>id -3 <text:s text:c="10"/># do not change unnecessarily</text:p>
                  <text:p text:style-name="P69"><text:s text:c="8"/>id -4 class hdd <text:s text:c="8"/># do not change unnecessarily</text:p>
                  <text:p text:style-name="P69"><text:s text:c="8"/># weight 7.269</text:p>
                  <text:p text:style-name="P69"><text:s text:c="8"/>alg straw2</text:p>
                  <text:p text:style-name="P69"><text:s text:c="8"/>hash 0 <text:s/># rjenkins1</text:p>
                  <text:p text:style-name="P69"><text:s text:c="8"/>item osd.0 weight 0</text:p>
                  <text:p text:style-name="P69"><text:s text:c="8"/>item osd.1 weight 0</text:p>
                  <text:p text:style-name="P69"><text:s text:c="8"/>item osd.2 weight 0</text:p>
                  <text:p text:style-name="P69"><text:s text:c="8"/>item osd.3 weight 0</text:p>
                  <text:p text:style-name="P69"><text:s text:c="8"/>item osd.4 weight 0</text:p>
                  <text:p text:style-name="P69"><text:s text:c="8"/>item osd.5 weight 0</text:p>
                  <text:p text:style-name="P69"><text:s text:c="8"/>item osd.6 weight 0</text:p>
                  <text:p text:style-name="P69"><text:s text:c="8"/>item osd.7 weight 0</text:p>
                  <text:p text:style-name="P69">}</text:p>
                  <text:p text:style-name="P69"/>
                  <text:p text:style-name="P53"># 지금은 osd 서버가 ssd라는 그룹으로 들어가 있다고만 이해하자</text:p>
                  <text:p text:style-name="P69">root ssd {</text:p>
                  <text:p text:style-name="P69"><text:s text:c="8"/>id -1 <text:s text:c="10"/># do not change unnecessarily</text:p>
                  <text:p text:style-name="P69"><text:s text:c="8"/>id -2 class hdd <text:s text:c="8"/># do not change unnecessarily</text:p>
                  <text:p text:style-name="P69"><text:s text:c="8"/># weight 21.816</text:p>
                  <text:p text:style-name="P69"><text:s text:c="8"/>alg straw2</text:p>
                  <text:p text:style-name="P69"><text:s text:c="8"/>hash 0 <text:s/># rjenkins1</text:p>
                  <text:p text:style-name="P69"><text:s text:c="8"/>item ssd-osd-42-220 weight 0</text:p>
                  <text:p text:style-name="P69"><text:s text:c="8"/>item ssd-osd-42-221 weight 0</text:p>
                  <text:p text:style-name="P69"><text:s text:c="8"/>item ssd-osd-42-222 weight 0</text:p>
                  <text:p text:style-name="P69">}</text:p>
                  <text:p text:style-name="P69"/>
                  <text:p text:style-name="P54"># ssd-osd의 룰을 정하는 것으로 <text:span text:style-name="T45">pg가</text:span> 3개의 복제본으로 운영되고 3개중 2개가 다운되도 1개만 있으면 운영은 가능하도록 하는것이며 단점으로는 다운될 경우 속도가 보장되지 않는다.</text:p>
                  <text:p text:style-name="P69"># rules</text:p>
                  <text:p text:style-name="P69">rule ssd-all {</text:p>
                  <text:p text:style-name="P69"><text:s text:c="8"/>id 0</text:p>
                  <text:p text:style-name="P69"><text:s text:c="8"/>type replicated</text:p>
                  <text:p text:style-name="P69"><text:soft-page-break/><text:s text:c="8"/>min_size 1</text:p>
                  <text:p text:style-name="P69"><text:s text:c="8"/>max_size 3</text:p>
                  <text:p text:style-name="P69"><text:s text:c="8"/>step take ssd</text:p>
                  <text:p text:style-name="P69"><text:s text:c="8"/>step chooseleaf firstn 0 type ssd-osd</text:p>
                  <text:p text:style-name="P69"><text:s text:c="8"/>step emit</text:p>
                  <text:p text:style-name="P69">}</text:p>
                </table:table-cell>
              </table:table-row>
            </table:table>
            <text:p text:style-name="P50"/>
            <text:p text:style-name="P50"/>
            <text:p text:style-name="P55"># 암호화를 진행한다.</text:p>
            <text:p text:style-name="P55">crushtool -c crush_map_compressed.txt_20220629 -o new_crush_map_compressed_20220629</text:p>
            <text:p text:style-name="P55"/>
            <text:p text:style-name="P55"># 크러쉬룰을 적용한다.</text:p>
            <text:p text:style-name="P98"><text:span text:style-name="T14">ceph osd setcrushmap <text:s/>-</text:span><text:span text:style-name="T1">i </text:span><text:span text:style-name="T14">new_crush_map_compressed_20220629</text:span></text:p>
          </table:table-cell>
        </table:table-row>
      </table:table>
      <text:p text:style-name="P9"/>
      <text:p text:style-name="P10"># ceph.conf 파일 설정 및 복사</text:p>
      <text:p text:style-name="P10"/>
      <table:table table:name="표15" table:style-name="표15">
        <table:table-column table:style-name="표15.A"/>
        <table:table-row table:style-name="표15.1">
          <table:table-cell table:style-name="표15.A1" office:value-type="string">
            <text:p text:style-name="P56"># /etc/ceph/ceph.conf에서 fsid = 11a80108-e87f-11ec-b88e-611d5cf97e35를 확인해두고 백업한다.</text:p>
            <text:p text:style-name="P56">cp /etc/ceph/ceph.conf /usr/local/src/ceph.conf_backup</text:p>
            <text:p text:style-name="P56"/>
            <text:p text:style-name="P56"># /etc/ceph/ceph.con<text:span text:style-name="T46">f</text:span>를 수정한다. <text:s/>fsid는 기존에 등록되어있는 것을 넣으면 되며 mon_host의 경우 <text:span text:style-name="T47">mon 서버의 IP를 수정해주면된다. 나머지 옵션은 차후 정리해서 메뉴얼에 기입할 예정</text:span></text:p>
            <text:p text:style-name="P56"/>
            <table:table table:name="표16" table:style-name="표16">
              <table:table-column table:style-name="표16.A"/>
              <table:table-row table:style-name="TableLine202180960">
                <table:table-cell table:style-name="표16.A1" office:value-type="string">
                  <text:p text:style-name="P69"># minimal ceph.conf for 11a80108-e87f-11ec-b88e-611d5cf97e35</text:p>
                  <text:p text:style-name="P69">[global]</text:p>
                  <text:p text:style-name="P69"><text:s text:c="8"/>fsid = 11a80108-e87f-11ec-b88e-611d5cf97e35</text:p>
                  <text:p text:style-name="P69"><text:s text:c="8"/>mon_host = [v2:172.16.41.20:3300/0,v1:172.16.41.20:6789/0] [v2:172.16.41.21:3300/0,v1:172.16.41.21:6789/0] [v2:172.16.41.22:3300/0,v1:172.16.41.22:6789/0]</text:p>
                  <text:p text:style-name="P69"/>
                  <text:p text:style-name="P69"><text:s text:c="8"/>osd crush update on start = false</text:p>
                  <text:p text:style-name="P57"/>
                  <text:p text:style-name="P69"><text:s text:c="8"/>mon_osd_report_timeout <text:s text:c="9"/>= 300</text:p>
                  <text:p text:style-name="P69"><text:s text:c="8"/>osd_beacon_report_interval <text:s text:c="5"/>= 200</text:p>
                  <text:p text:style-name="P69"><text:s text:c="8"/>osd op thread timeout <text:s text:c="10"/>= 15</text:p>
                  <text:p text:style-name="P69"/>
                  <text:p text:style-name="P69"><text:s text:c="8"/>mon_warn_pg_not_deep_scrubbed_ratio = 0</text:p>
                  <text:p text:style-name="P69"><text:s text:c="8"/>mon_warn_pg_not_scrubbed_ratio = 0</text:p>
                  <text:p text:style-name="P69"/>
                  <text:p text:style-name="P69"/>
                  <text:p text:style-name="P69">[mon]</text:p>
                  <text:p text:style-name="P69"><text:s text:c="8"/>mon clock drift allowed <text:s text:c="8"/>= .300</text:p>
                  <text:p text:style-name="P69"><text:s text:c="8"/>mon clock drift warn backoff <text:s text:c="3"/>= 30 <text:s text:c="3"/># Tell the monitor to backoff from this warning for 30 seconds</text:p>
                  <text:p text:style-name="P69"><text:s text:c="8"/>mon osd full ratio <text:s text:c="13"/>= .90</text:p>
                  <text:p text:style-name="P69"><text:s text:c="8"/>mon osd nearfull ratio <text:s text:c="9"/>= .85</text:p>
                  <text:p text:style-name="P69"><text:s text:c="8"/>mon osd report timeout <text:s text:c="9"/>= 300</text:p>
                  <text:p text:style-name="P69"/>
                  <text:p text:style-name="P69"><text:s text:c="8"/>debug ms <text:s text:c="23"/>= 1</text:p>
                  <text:p text:style-name="P69"><text:s text:c="8"/>debug mon <text:s text:c="22"/>= 20</text:p>
                  <text:p text:style-name="P69"><text:s text:c="8"/>debug paxos <text:s text:c="20"/>= 20</text:p>
                  <text:p text:style-name="P69"><text:soft-page-break/><text:s text:c="8"/>debug auth <text:s text:c="21"/>= 20</text:p>
                  <text:p text:style-name="P69"><text:s text:c="8"/>mon osd down out subtree limit <text:s/>= host</text:p>
                  <text:p text:style-name="P69"/>
                  <text:p text:style-name="P69">[osd]</text:p>
                  <text:p text:style-name="P69"><text:s text:c="8"/>osd recovery max active = 1</text:p>
                  <text:p text:style-name="P69"><text:s text:c="8"/>osd max backfills = 1</text:p>
                  <text:p text:style-name="P69"><text:s text:c="8"/>osd max scrubs = 2</text:p>
                  <text:p text:style-name="P69"><text:s text:c="8"/>osd recovery threads = 1</text:p>
                  <text:p text:style-name="P69"><text:s text:c="8"/>osd recovery op priority = 1</text:p>
                  <text:p text:style-name="P69"><text:s text:c="8"/>osd client op priority = 63</text:p>
                  <text:p text:style-name="P69"><text:s text:c="8"/>osd snap trim sleep = 0.1</text:p>
                  <text:p text:style-name="P69"/>
                  <text:p text:style-name="P69"><text:s text:c="8"/>osd_scrub_begin_hour <text:s text:c="11"/>= 3</text:p>
                  <text:p text:style-name="P69"><text:s text:c="8"/>osd_scrub_end_hour <text:s text:c="13"/>= 7</text:p>
                  <text:p text:style-name="P69"><text:s text:c="8"/>osd_deep_scrub_interval <text:s text:c="8"/>= 1209600</text:p>
                  <text:p text:style-name="P69"><text:s text:c="8"/>#osd op thread timeout <text:s text:c="10"/>= 60</text:p>
                  <text:p text:style-name="P69"/>
                  <text:p text:style-name="P69"><text:s text:c="8"/>osd scrub chunk min <text:s text:c="12"/>= 1</text:p>
                  <text:p text:style-name="P69"><text:s text:c="8"/>osd scrub chunk max <text:s text:c="12"/>= 2</text:p>
                  <text:p text:style-name="P69"><text:s text:c="8"/>osd scrub sleep <text:s text:c="16"/>= 0.1</text:p>
                </table:table-cell>
              </table:table-row>
            </table:table>
            <text:p text:style-name="P56"/>
            <text:p text:style-name="P56"/>
            <text:p text:style-name="P58"># ceph.conf를 아래의 위치에 복사시킨다.</text:p>
            <text:p text:style-name="P58">cp /etc/ceph.conf /var/lib/ceph/11a80108-e87f-11ec-b88e-611d5cf97e35/mon.mon0-41-20/config</text:p>
            <text:p text:style-name="P58">cp /etc/ceph.conf /var/lib/ceph/11a80108-e87f-11ec-b88e-611d5cf97e35/mgr.mon0-41-20.wgwgxv/config</text:p>
            <text:p text:style-name="P58"/>
            <text:p text:style-name="P59"># 서비스 확인 후 재시작 한다.</text:p>
            <text:p text:style-name="P58">systemctl status ceph-11a80108-e87f-11ec-b88e-611d5cf97e35@mon.mon0-41-20.service</text:p>
            <text:p text:style-name="P59">systemctl status <text:a xlink:type="simple" xlink:href="mailto:ceph-11a80108-e87f-11ec-b88e-611d5cf97e35@mgr.mon0-41-20.wgwgxv" text:style-name="Internet_20_link" text:visited-style-name="Visited_20_Internet_20_Link">ceph-11a80108-e87f-11ec-b88e-611d5cf97e35@mgr.mon0-41-20.wgwgxv</text:a></text:p>
            <text:p text:style-name="P59"/>
            <text:p text:style-name="P59">systemctl restart <text:a xlink:type="simple" xlink:href="mailto:ceph-11a80108-e87f-11ec-b88e-611d5cf97e35@mon.mon0-41-20.service" text:style-name="Internet_20_link" text:visited-style-name="Visited_20_Internet_20_Link">ceph-11a80108-e87f-11ec-b88e-611d5cf97e35@mon.mon0-41-20.service</text:a></text:p>
            <text:p text:style-name="P59">systemctl restart <text:a xlink:type="simple" xlink:href="mailto:ceph-11a80108-e87f-11ec-b88e-611d5cf97e35@mgr.mon0-41-20.wgwgxv" text:style-name="Internet_20_link" text:visited-style-name="Visited_20_Internet_20_Link">ceph-11a80108-e87f-11ec-b88e-611d5cf97e35@mgr.mon0-41-20.wgwgxv</text:a></text:p>
            <text:p text:style-name="P59"/>
            <text:p text:style-name="P60"># mon1, mon2에 설정 파일을 보낸다.</text:p>
            <text:p text:style-name="P104"><text:span text:style-name="T15">scp </text:span><text:span text:style-name="T16">/etc/ceph/</text:span><text:span text:style-name="T17">ceph</text:span><text:span text:style-name="T16">.conf </text:span><text:a xlink:type="simple" xlink:href="mailto:root@mon1-41-21" text:style-name="Internet_20_link" text:visited-style-name="Visited_20_Internet_20_Link"><text:span text:style-name="T22">root@mon1-41-21</text:span></text:a><text:span text:style-name="T18">:/root/</text:span></text:p>
            <text:p text:style-name="P61">scp /etc/ceph/ceph.client.admin.keyring <text:s/><text:a xlink:type="simple" xlink:href="mailto:root@mon1-41-21" text:style-name="Internet_20_link" text:visited-style-name="Visited_20_Internet_20_Link"><text:span text:style-name="T48">root@mon1-41-21</text:span></text:a><text:span text:style-name="T48">:/root/</text:span></text:p>
            <text:p text:style-name="P61"/>
            <text:p text:style-name="P61">scp <text:span text:style-name="T34">/etc/ceph.conf </text:span><text:a xlink:type="simple" xlink:href="mailto:root@mon2-41-22" text:style-name="Internet_20_link" text:visited-style-name="Visited_20_Internet_20_Link"><text:span text:style-name="T48">root@mon2-41-22</text:span></text:a><text:span text:style-name="T48">:/root/</text:span></text:p>
            <text:p text:style-name="P61"><text:span text:style-name="T49">scp /etc/ceph/ceph.client.admin.keyring <text:s/></text:span><text:a xlink:type="simple" xlink:href="mailto:root@mon1-41-21" text:style-name="Internet_20_link" text:visited-style-name="Visited_20_Internet_20_Link"><text:span text:style-name="T50">root@mon</text:span></text:a><text:a xlink:type="simple" xlink:href="mailto:root@mon1-41-21" text:style-name="Internet_20_link" text:visited-style-name="Visited_20_Internet_20_Link"><text:span text:style-name="T51">2</text:span></text:a><text:a xlink:type="simple" xlink:href="mailto:root@mon1-41-21" text:style-name="Internet_20_link" text:visited-style-name="Visited_20_Internet_20_Link"><text:span text:style-name="T50">-41-2</text:span></text:a><text:span text:style-name="T51">2</text:span><text:span text:style-name="T50">:/root/</text:span></text:p>
            <text:p text:style-name="P99"/>
            <text:p text:style-name="P101"># mon1, mon2에서 cephadm, ceph-common을 설치한다.</text:p>
            <text:p text:style-name="P103">apt update</text:p>
            <text:p text:style-name="P102"><text:span text:style-name="T86">apt-get </text:span>install cephadm ceph-common</text:p>
            <text:p text:style-name="P100"/>
            <text:p text:style-name="P62"># mon1 서버로 접속 후 ceph.conf 파일을 복사한뒤 서비스를 재시작한다.</text:p>
            <text:p text:style-name="P62">cp <text:span text:style-name="T34">/</text:span>root/<text:span text:style-name="T34">ceph.conf /var/lib/ceph/11a80108-e87f-11ec-b88e-611d5cf97e35/</text:span><text:span text:style-name="T52">mon.mon1-41-21/</text:span><text:span text:style-name="T85">config</text:span></text:p>
            <text:p text:style-name="P62">cp <text:span text:style-name="T34">/</text:span>root/<text:span text:style-name="T52">ceph.client.admin.keyring /etc/ceph/ceph.client.admin.keyring</text:span></text:p>
            <text:p text:style-name="P61">systemctl status ceph-11a80108-e87f-11ec-b88e-611d5cf97e35@mon.mon1-41-21.service</text:p>
            <text:p text:style-name="P61"><text:soft-page-break/>systemctl restart ceph-11a80108-e87f-11ec-b88e-611d5cf97e35@mon.mon1-41-21.service</text:p>
            <text:p text:style-name="P61"/>
            <text:p text:style-name="P62"># mon<text:span text:style-name="T53">2</text:span> 서버로 접속 후 ceph.conf 파일을 복사한뒤 서비스를 재시작한다.</text:p>
            <text:p text:style-name="P62">cp <text:span text:style-name="T34">/</text:span>root/<text:span text:style-name="T34">ceph.conf /var/lib/ceph/11a80108-e87f-11ec-b88e-611d5cf97e35/</text:span><text:span text:style-name="T52">mon.mon</text:span><text:span text:style-name="T53">2</text:span><text:span text:style-name="T52">-41-2</text:span><text:span text:style-name="T53">2</text:span></text:p>
            <text:p text:style-name="P62">cp <text:span text:style-name="T34">/</text:span>root/<text:span text:style-name="T52">ceph.client.admin.keyring /etc/ceph/ceph.client.admin.keyring</text:span></text:p>
            <text:p text:style-name="P61">systemctl status ceph-11a80108-e87f-11ec-b88e-611d5cf97e35@mon.mon<text:span text:style-name="T53">2</text:span>-41-2<text:span text:style-name="T53">2</text:span>.service</text:p>
            <text:p text:style-name="P61">systemctl restart ceph-11a80108-e87f-11ec-b88e-611d5cf97e35@mon.mon<text:span text:style-name="T53">2</text:span>-41-2<text:span text:style-name="T53">2</text:span>.service</text:p>
            <text:p text:style-name="P61"/>
          </table:table-cell>
        </table:table-row>
      </table:table>
      <text:p text:style-name="P10"/>
      <text:p text:style-name="P10"/>
      <text:p text:style-name="P11"># nagios 설정 : <text:span text:style-name="T54">mon</text:span></text:p>
      <table:table table:name="표17" table:style-name="표17">
        <table:table-column table:style-name="표17.A"/>
        <table:table-row table:style-name="TableLine202170160">
          <table:table-cell table:style-name="표17.A1" office:value-type="string">
            <text:p text:style-name="P63"># nagios 설치 및 유저 설정을 진행한다. 패스워드 설정은 따로 진행하지 않는다.</text:p>
            <text:p text:style-name="P61">apt-get update</text:p>
            <text:p text:style-name="P61">apt install nagios-nrpe-server nagios-plugins</text:p>
            <text:p text:style-name="P61"/>
            <text:p text:style-name="P61">useradd nagios</text:p>
            <text:p text:style-name="P61">groupadd nagcmd</text:p>
            <text:p text:style-name="P61">usermod -a -G nagcmd nagios</text:p>
            <text:p text:style-name="P61"/>
            <text:p text:style-name="P64"># nagios 설정을 진행한다.</text:p>
            <text:p text:style-name="P64">vi /etc/nagios/nrpe.cfg </text:p>
            <table:table table:name="표18" table:style-name="표18">
              <table:table-column table:style-name="표18.A"/>
              <table:table-row table:style-name="TableLine202244160">
                <table:table-cell table:style-name="표18.A1" office:value-type="string">
                  <text:p text:style-name="P69">allowed_hosts=127.0.0.1,192.168.0.0/16,49.247.33.30</text:p>
                  <text:p text:style-name="P69"/>
                  <text:p text:style-name="P69">command[check_uptime]=/usr/lib/nagios/plugins/check_uptime -w 5:</text:p>
                  <text:p text:style-name="P69">command[check_disk]=/usr/lib/nagios/plugins/check_disk -w 20% -c 10% -p /</text:p>
                  <text:p text:style-name="P69">command[check_mem]=/usr/lib/nagios/plugins/check_mem -w 10 -c 5 -f</text:p>
                  <text:p text:style-name="P69">command[check_netio]=/usr/lib/nagios/plugins/check_netio.sh -i enp2s0 -e</text:p>
                  <text:p text:style-name="P69"/>
                  <text:p text:style-name="P69">command[check_ceph_health]=sudo /usr/lib/nagios/plugins/check_ceph_health</text:p>
                  <text:p text:style-name="P69">command[check_ceph_df]=sudo /usr/lib/nagios/plugins/check_ceph_df -W 78 -C 82 -d</text:p>
                  <text:p text:style-name="P69">command[check_ceph_mon0]=sudo /usr/lib/nagios/plugins/check_ceph_mon -H 172.16.41.20 -I mon0-41-20</text:p>
                  <text:p text:style-name="P69">command[check_ceph_mon1]=sudo /usr/lib/nagios/plugins/check_ceph_mon -H 172.16.41.21 -I mon1-41-21</text:p>
                  <text:p text:style-name="P69">command[check_ceph_mon2]=sudo /usr/lib/nagios/plugins/check_ceph_mon -H 172.16.41.22 -I mon2-41-22</text:p>
                  <text:p text:style-name="P69"/>
                  <text:p text:style-name="P69"># sata-osd-34-240 <text:span text:style-name="T55">(한눈에 알아볼수 있도록 주석 및 호스트네임을 기재한다.)</text:span></text:p>
                  <text:p text:style-name="P69">command[check_ceph_osd32]=sudo /usr/lib/nagios/plugins/check_ceph_osd -H 172.16.34.240 -I 32</text:p>
                  <text:p text:style-name="P69">command[check_ceph_osd33]=sudo /usr/lib/nagios/plugins/check_ceph_osd -H 172.16.34.240 -I 33</text:p>
                  <text:p text:style-name="P69">command[check_ceph_osd34]=sudo /usr/lib/nagios/plugins/check_ceph_osd -H 172.16.34.240 -I 34</text:p>
                  <text:p text:style-name="P69">command[check_ceph_osd35]=sudo /usr/lib/nagios/plugins/check_ceph_osd -H 172.16.34.240 -I 35</text:p>
                  <text:p text:style-name="P69">command[check_ceph_osd36]=sudo /usr/lib/nagios/plugins/check_ceph_osd -H 172.16.34.240 -I 36</text:p>
                  <text:p text:style-name="P69">command[check_ceph_osd37]=sudo /usr/lib/nagios/plugins/check_ceph_osd -H 172.16.34.240 -I 37</text:p>
                  <text:p text:style-name="P69">command[check_ceph_osd38]=sudo /usr/lib/nagios/plugins/check_ceph_osd -H 172.16.34.240 -I 38</text:p>
                  <text:p text:style-name="P69">command[check_ceph_osd39]=sudo /usr/lib/nagios/plugins/check_ceph_osd -H 172.16.34.240 -I 39</text:p>
                </table:table-cell>
              </table:table-row>
            </table:table>
            <text:p text:style-name="P64"/>
            <text:p text:style-name="P65"># <text:span text:style-name="T56">nagios 체크 스크립트를 다른 서버에서 가져온 뒤 plugins 디렉토리로 이동한다.</text:span></text:p>
            <text:p text:style-name="P64">scp -r root@192.168.17.26:/usr/local/src/storage_setting ./</text:p>
            <text:p text:style-name="P64"><text:soft-page-break/></text:p>
            <text:p text:style-name="P64">mv /usr/local/src/storage_setting/nagios_command /usr/lib/nagios/plugins/</text:p>
            <text:p text:style-name="P64">cd /usr/lib/nagios/plugins/</text:p>
            <text:p text:style-name="P64"/>
            <text:p text:style-name="P64">mv nagios_command/check_* ./</text:p>
            <text:p text:style-name="P64">rmdir nagios_command</text:p>
            <text:p text:style-name="P64"/>
            <text:p text:style-name="P64">ll /usr/lib/nagios/plugins/check_uptime</text:p>
            <text:p text:style-name="P64">ll /usr/lib/nagios/plugins/check_disk</text:p>
            <text:p text:style-name="P64">ll /usr/lib/nagios/plugins/check_mem</text:p>
            <text:p text:style-name="P64">ll /usr/lib/nagios/plugins/check_netio.sh</text:p>
            <text:p text:style-name="P64">ll /usr/lib/nagios/plugins/check_megaraid_sas</text:p>
            <text:p text:style-name="P64"/>
            <text:p text:style-name="P65"># <text:span text:style-name="T57">sudoers를 수정한다.</text:span></text:p>
            <text:p text:style-name="P65">vi /etc/sudoers</text:p>
            <table:table table:name="표19" table:style-name="표19">
              <table:table-column table:style-name="표19.A"/>
              <table:table-row table:style-name="TableLine202248480">
                <table:table-cell table:style-name="표19.A1" office:value-type="string">
                  <text:p text:style-name="P65">nagios <text:s/>ALL = NOPASSWD:/usr/lib/nagios/plugins/check_ceph_*</text:p>
                </table:table-cell>
              </table:table-row>
            </table:table>
            <text:p text:style-name="P65"/>
            <text:p text:style-name="P66"># <text:span text:style-name="T58">sudoers 설정 및 nagios 서비스 재시작을 진행한다.</text:span></text:p>
            <text:p text:style-name="P65">chmod -w /etc/sudoers</text:p>
            <text:p text:style-name="P65">systemctl restart nagios-nrpe-server.service </text:p>
            <text:p text:style-name="P65">systemctl status nagios-nrpe-server.service</text:p>
          </table:table-cell>
        </table:table-row>
      </table:table>
      <text:p text:style-name="P11"/>
      <text:p text:style-name="P11"># nagios 설정 : <text:span text:style-name="T59">osd</text:span></text:p>
      <table:table table:name="표20" table:style-name="표20">
        <table:table-column table:style-name="표20.A"/>
        <table:table-row table:style-name="TableLine201828464">
          <table:table-cell table:style-name="표20.A1" office:value-type="string">
            <text:p text:style-name="P63"># nagios 설치 및 유저 설정을 진행한다. 패스워드 설정은 따로 진행하지 않는다.</text:p>
            <text:p text:style-name="P61">apt-get update</text:p>
            <text:p text:style-name="P61">apt install nagios-nrpe-server nagios-plugins</text:p>
            <text:p text:style-name="P61"/>
            <text:p text:style-name="P61">useradd nagios</text:p>
            <text:p text:style-name="P61">groupadd nagcmd</text:p>
            <text:p text:style-name="P61">usermod -a -G nagcmd nagios</text:p>
            <text:p text:style-name="P61"/>
            <text:p text:style-name="P64"># nagios 설정을 진행한다.</text:p>
            <text:p text:style-name="P64">vi /etc/nagios/nrpe.cfg </text:p>
            <table:table table:name="표21" table:style-name="표21">
              <table:table-column table:style-name="표21.A"/>
              <table:table-row table:style-name="TableLine202299392">
                <table:table-cell table:style-name="표21.A1" office:value-type="string">
                  <text:p text:style-name="P69">allowed_hosts=127.0.0.1,192.168.0.0/16,49.247.33.30</text:p>
                  <text:p text:style-name="P69"/>
                  <text:p text:style-name="P69">command[check_uptime]=/usr/lib/nagios/plugins/check_uptime -w 5:</text:p>
                  <text:p text:style-name="P69">command[check_disk]=/usr/lib/nagios/plugins/check_disk -w 20% -c 10% -p <text:s/>/</text:p>
                  <text:p text:style-name="P69">command[check_mem]=/usr/lib/nagios/plugins/check_mem -w 10 -c 5 -f</text:p>
                  <text:p text:style-name="P69">command[check_netio]=/usr/lib/nagios/plugins/check_netio.sh -i bond0 -e</text:p>
                  <text:p text:style-name="P69">command[check_megaraid_sas]=/usr/lib/nagios/plugins/check_megaraid_sas -o 48 --sudo</text:p>
                </table:table-cell>
              </table:table-row>
            </table:table>
            <text:p text:style-name="P64"/>
            <text:p text:style-name="P65"># <text:span text:style-name="T56">nagios 체크 스크립트를 다른 서버에서 가져온 뒤 plugins 디렉토리로 이동한다.</text:span></text:p>
            <text:p text:style-name="P64">scp -r root@192.168.17.26:/usr/local/src/storage_setting ./</text:p>
            <text:p text:style-name="P64"/>
            <text:p text:style-name="P64">mv /usr/local/src/storage_setting/nagios_command /usr/lib/nagios/plugins/</text:p>
            <text:p text:style-name="P64">cd /usr/lib/nagios/plugins/</text:p>
            <text:p text:style-name="P64"/>
            <text:p text:style-name="P64">mv nagios_command/check_* ./</text:p>
            <text:p text:style-name="P64">rmdir nagios_command</text:p>
            <text:p text:style-name="P64"><text:soft-page-break/></text:p>
            <text:p text:style-name="P64">ll /usr/lib/nagios/plugins/check_uptime</text:p>
            <text:p text:style-name="P64">ll /usr/lib/nagios/plugins/check_disk</text:p>
            <text:p text:style-name="P64">ll /usr/lib/nagios/plugins/check_mem</text:p>
            <text:p text:style-name="P64">ll /usr/lib/nagios/plugins/check_netio.sh</text:p>
            <text:p text:style-name="P64">ll /usr/lib/nagios/plugins/check_megaraid_sas</text:p>
            <text:p text:style-name="P64"/>
            <text:p text:style-name="P65"># <text:span text:style-name="T60">nagios에 설정한 메가레이드 스크립트가 작동하려면 sudoers에 아래의 내용을 추가 해야한다.</text:span></text:p>
            <text:p text:style-name="P65">vi /etc/sudoers</text:p>
            <table:table table:name="표22" table:style-name="표22">
              <table:table-column table:style-name="표22.A"/>
              <table:table-row table:style-name="TableLine202301312">
                <table:table-cell table:style-name="표22.A1" office:value-type="string">
                  <text:p text:style-name="P65">nagios ALL=NOPASSWD:/bin/MegaCli</text:p>
                </table:table-cell>
              </table:table-row>
            </table:table>
            <text:p text:style-name="P65"/>
            <text:p text:style-name="P66"># <text:span text:style-name="T61">sudoers의 퍼미션을 수정 후 nagios 서비스를 재시작한다.</text:span></text:p>
            <text:p text:style-name="P65">chmod -w /etc/sudoers</text:p>
            <text:p text:style-name="P65">systemctl restart nagios-nrpe-server.service </text:p>
            <text:p text:style-name="P65">systemctl status nagios-nrpe-server.service</text:p>
          </table:table-cell>
        </table:table-row>
      </table:table>
      <text:p text:style-name="P11"/>
      <text:p text:style-name="P1"/>
      <text:p text:style-name="P12"># pool 설정 : mon</text:p>
      <table:table table:name="표24" table:style-name="표24">
        <table:table-column table:style-name="표24.A"/>
        <table:table-row table:style-name="TableLine202253648">
          <table:table-cell table:style-name="표24.A1" office:value-type="string">
            <text:p text:style-name="P73"># ceph의 기본적인 설정은 완료되었으나 pool을 생성해야 rbd 또는 오픈스택 연동을 통해 이용이 가능하다.</text:p>
            <text:p text:style-name="P73"><text:s text:c="3"/>이 메뉴얼에서는 pool 설정에 관련에서만 기재하고 나머지 연동은 차후에 추가 예정이다.</text:p>
            <text:p text:style-name="P73">URL :<text:a xlink:type="simple" xlink:href="https://docs.ceph.com/en/octopus/rbd/rbd-openstack/" text:style-name="Internet_20_link" text:visited-style-name="Visited_20_Internet_20_Link">https://docs.ceph.com/en/octopus/rbd/rbd-openstack/</text:a> </text:p>
            <text:p text:style-name="P73"/>
            <text:p text:style-name="P73"># 이 명령어는 ceph에 pool이 몇개인지와 상태를 확인할 수 있는 명령어다.</text:p>
            <text:p text:style-name="P73">root@mon1:~# ceph osd pool ls detail</text:p>
            <text:p text:style-name="P73">pool 1 'device_health_metrics' replicated size 3 min_size 2 crush_rule 0 object_hash rjenkins pg_num 1 pgp_num 1 autoscale_mode on last_change 57 flags hashpspool stripe_width 0 pg_num_min 1 application mgr_devicehealth</text:p>
            <text:p text:style-name="P73"/>
            <text:p text:style-name="P73"># openstack에서 쓸 pool을 생성한다. images, volumes_sata_x4는 sata osd를 사용하여 volumes는 ssd를 사용하게 될것이다. </text:p>
            <text:p text:style-name="P73">ceph osd pool create images 256 256 </text:p>
            <text:p text:style-name="P73">ceph osd pool create volumes 256 256 </text:p>
            <text:p text:style-name="P73">ceph osd pool create volumes_sata_x4 256 256 </text:p>
            <text:p text:style-name="P73"/>
            <text:p text:style-name="P73"># pg_autoscale_mode는 기본적으로 on으로 올라와있다. 이것을 off로 변경한다.</text:p>
            <text:p text:style-name="P73">ceph osd pool set images pg_autoscale_mode off</text:p>
            <text:p text:style-name="P73">ceph osd pool set volumes pg_autoscale_mode off</text:p>
            <text:p text:style-name="P73">ceph osd pool set volumes_sata_x4 pg_autoscale_mode off</text:p>
            <text:p text:style-name="P73"/>
            <text:p text:style-name="P74"># min_size 1로 변경한다.</text:p>
            <text:p text:style-name="P74">ceph osd pool set images min_size 1 </text:p>
            <text:p text:style-name="P74">ceph osd pool set volumes min_size 1 </text:p>
            <text:p text:style-name="P74">ceph osd pool set volumes_sata_x4 min_size 1 </text:p>
            <text:p text:style-name="P73"/>
            <text:p text:style-name="P74"># 확인하면 아래와 같은 결과를 볼수있다.</text:p>
            <text:p text:style-name="P74">root@mon1:~# ceph osd pool ls detail</text:p>
            <text:p text:style-name="P74">pool 1 'device_health_metrics' replicated size 3 min_size 2 crush_rule 0 object_hash rjenkins pg_num 1 pgp_num 1 autoscale_mode on last_change 57 flags hashpspool stripe_width 0 pg_num_min 1 application mgr_devicehealth</text:p>
            <text:p text:style-name="P74"><text:soft-page-break/>pool 2 'images' replicated size 3 min_size 1 crush_rule 0 object_hash rjenkins pg_num 256 pgp_num 256 pg_num_target 32 pgp_num_target 32 autoscale_mode off last_change 1898 flags hashpspool stripe_width 0</text:p>
            <text:p text:style-name="P74">pool 3 'volumes' replicated size 3 min_size 1 crush_rule 0 object_hash rjenkins pg_num 256 pgp_num 256 pg_num_target 32 pgp_num_target 32 autoscale_mode off last_change 1900 flags hashpspool stripe_width 0</text:p>
            <text:p text:style-name="P74">pool 4 'volumes_sata_x4' replicated size 3 min_size 1 crush_rule 0 object_hash rjenkins pg_num 256 pgp_num 256 pg_num_target 32 pgp_num_target 32 autoscale_mode off last_change 1902 flags hashpspool,creating stripe_width 0</text:p>
            <text:p text:style-name="P74"/>
            <text:p text:style-name="P78"># 설명 <text:span text:style-name="T68">(확실한 것은 아님)</text:span></text:p>
            <text:p text:style-name="P75">replicated size 3 : <text:span text:style-name="T64">osd에 쌓이는 데이터는 pg로 나뉘어진다. 이 설정은 특정 데이터를 </text:span><text:span text:style-name="T65">3개의 pg로 복제한다.</text:span></text:p>
            <text:p text:style-name="P75">min_size 1 : <text:span text:style-name="T65">3개의 복제본이 존재하는 상태에서 복제본이 저장된 osd가 다운될 시 1개의 pg라도 살아있다면 최소한의 운영이 가능하게끔 설정하는것이다.</text:span></text:p>
            <text:p text:style-name="P76">pg_num, <text:s/>pgp_num 256 : 지금은 <text:span text:style-name="T66">osd에 저장되는 pg의 최대 개수라고 이해해둔다.</text:span></text:p>
            <text:p text:style-name="P77">autoscale_mode off : <text:s/>pg_num, <text:s/>pgp_num이 변동되면 저장된 <text:span text:style-name="T67">pg를 자동으로 분배하는 기능으로 이해해둔다.</text:span></text:p>
          </table:table-cell>
        </table:table-row>
      </table:table>
      <text:p text:style-name="P12"/>
      <text:p text:style-name="P13"># 번외 ceph 디스크 사용 방법</text:p>
      <table:table table:name="표25" table:style-name="표25">
        <table:table-column table:style-name="표25.A"/>
        <table:table-row table:style-name="TableLine202304672">
          <table:table-cell table:style-name="표25.A1" office:value-type="string">
            <text:p text:style-name="P79"><text:span text:style-name="T69"># </text:span>여기서는 작동 확인을 위해 <text:span text:style-name="T69">rbd를 통해 이미지를 생성 후 가상서버에 마운트 해보는것을 진행한다. </text:span></text:p>
            <text:p text:style-name="P79"/>
            <text:p text:style-name="P79"><text:span text:style-name="T69">#</text:span> volumes <text:span text:style-name="T69">pool에 이미지를 생성한다. test-storge 부분은 이미지의 이름이다.</text:span></text:p>
            <text:p text:style-name="P79">rbd create volumes/test-storge --size 10G --image-feature layering</text:p>
            <text:p text:style-name="P79"/>
            <text:p text:style-name="P80"># rbd 이미지가 정상적으로 생성됐는지 확인한다.</text:p>
            <text:p text:style-name="P80">root@mon1:~# rbd list volumes</text:p>
            <text:p text:style-name="P80">test-storge</text:p>
            <text:p text:style-name="P80"/>
            <text:p text:style-name="P80">root@mon1:~# rbd info volumes/test-storge</text:p>
            <text:p text:style-name="P80">rbd image 'test-storge':</text:p>
            <text:p text:style-name="P80"><text:tab/>size 10 GiB in 2560 objects</text:p>
            <text:p text:style-name="P80"><text:tab/>order 22 (4 MiB objects)</text:p>
            <text:p text:style-name="P80"><text:tab/>snapshot_count: 0</text:p>
            <text:p text:style-name="P80"><text:tab/>id: b0c9e5785db7</text:p>
            <text:p text:style-name="P80"><text:tab/>block_name_prefix: rbd_data.b0c9e5785db7</text:p>
            <text:p text:style-name="P80"><text:tab/>format: 2</text:p>
            <text:p text:style-name="P80"><text:tab/>features: layering</text:p>
            <text:p text:style-name="P80"><text:tab/>op_features: </text:p>
            <text:p text:style-name="P80"><text:tab/>flags: </text:p>
            <text:p text:style-name="P80"><text:tab/>create_timestamp: Mon Jul <text:s/>4 00:07:37 2022</text:p>
            <text:p text:style-name="P80"><text:tab/>access_timestamp: Mon Jul <text:s/>4 00:07:37 2022</text:p>
            <text:p text:style-name="P80"><text:tab/>modify_timestamp: Mon Jul <text:s/>4 00:07:37 2022</text:p>
            <text:p text:style-name="P80"/>
            <text:p text:style-name="P81"># 가상서버 클라이언트로 이동하여 ceph-common을 설치한다.</text:p>
            <text:p text:style-name="P81">CentOS : yum install ceph-common</text:p>
            <text:p text:style-name="P81">Ubuntu : apt-get install ceph-common</text:p>
            <text:p text:style-name="P81"/>
            <text:p text:style-name="P81"># 아래의 명령어로 rbd 이미지를 연결한다.</text:p>
            <text:p text:style-name="P82">rbd --mon_host 10.5.0.15 --conf /dev/null --keyring /dev/null --name client.admin --key <text:soft-page-break/>AQDSWL5issrPIRAA8tbQSTft3lTBBAuHZuyung== --pool <text:span text:style-name="T69">volumes</text:span> map test-storge</text:p>
            <text:p text:style-name="P81"/>
            <text:p text:style-name="P81">mon_host : mon 서버의 IP를 기재한다. 이 부분은 가상서버에서 진행되었기에 사설 IP를 기재한다.</text:p>
            <text:p text:style-name="P82">conf, <text:s/>keyring : 설정 파일과 인증키 파일이 없다는것이다.</text:p>
            <text:p text:style-name="P82">name : 클라이언트 유저의 이름을 적는다. 여기서는 간단하게 <text:span text:style-name="T70">admin으로 사용</text:span></text:p>
            <text:p text:style-name="P83">key : /etc/ceph/ceph.client.admin.keyring의 키 부분을 기입 </text:p>
            <text:p text:style-name="P82">pool : <text:s/>pool의 이름을 기입</text:p>
            <text:p text:style-name="P83">map : rbd 이미지 이름을 기입</text:p>
            <text:p text:style-name="P83"/>
            <text:p text:style-name="P84"># 포맷 후 마운트</text:p>
            <text:p text:style-name="P84"/>
            <text:p text:style-name="P84">[root@smilepc5-169580 ~]# mkfs -t xfs -f /dev/rbd0</text:p>
            <text:p text:style-name="P84">meta-data=/dev/rbd0 <text:s text:c="13"/>isize=512 <text:s text:c="3"/>agcount=16, agsize=163840 blks</text:p>
            <text:p text:style-name="P84"><text:s text:c="9"/>= <text:s text:c="22"/>sectsz=512 <text:s text:c="2"/>attr=2, projid32bit=1</text:p>
            <text:p text:style-name="P84"><text:s text:c="9"/>= <text:s text:c="22"/>crc=1 <text:s text:c="7"/>finobt=0, sparse=0</text:p>
            <text:p text:style-name="P84">data <text:s text:c="4"/>= <text:s text:c="22"/>bsize=4096 <text:s text:c="2"/>blocks=2621440, imaxpct=25</text:p>
            <text:p text:style-name="P84"><text:s text:c="9"/>= <text:s text:c="22"/>sunit=1024 <text:s text:c="2"/>swidth=1024 blks</text:p>
            <text:p text:style-name="P84">naming <text:s text:c="2"/>=version 2 <text:s text:c="13"/>bsize=4096 <text:s text:c="2"/>ascii-ci=0 ftype=1</text:p>
            <text:p text:style-name="P84">log <text:s text:c="5"/>=internal log <text:s text:c="10"/>bsize=4096 <text:s text:c="2"/>blocks=2560, version=2</text:p>
            <text:p text:style-name="P84"><text:s text:c="9"/>= <text:s text:c="22"/>sectsz=512 <text:s text:c="2"/>sunit=8 blks, lazy-count=1</text:p>
            <text:p text:style-name="P84">realtime =none <text:s text:c="18"/>extsz=4096 <text:s text:c="2"/>blocks=0, rtextents=0</text:p>
            <text:p text:style-name="P84">[root@smilepc5-169580 ~]# mkdir /data/</text:p>
            <text:p text:style-name="P84">[root@smilepc5-169580 ~]# mount /dev/rbd0 /data</text:p>
            <text:p text:style-name="P84">[root@smilepc5-169580 ~]# df -Th</text:p>
            <text:p text:style-name="P84">Filesystem <text:s text:c="4"/>Type <text:s text:c="5"/>Size <text:s/>Used Avail Use% Mounted on</text:p>
            <text:p text:style-name="P84">devtmpfs <text:s text:c="6"/>devtmpfs <text:s/>895M <text:s text:c="4"/>0 <text:s/>895M <text:s text:c="2"/>0% /dev</text:p>
            <text:p text:style-name="P84">tmpfs <text:s text:c="9"/>tmpfs <text:s text:c="4"/>919M <text:s text:c="4"/>0 <text:s/>919M <text:s text:c="2"/>0% /dev/shm</text:p>
            <text:p text:style-name="P84">tmpfs <text:s text:c="9"/>tmpfs <text:s text:c="4"/>919M <text:s text:c="2"/>97M <text:s/>823M <text:s/>11% /run</text:p>
            <text:p text:style-name="P84">tmpfs <text:s text:c="9"/>tmpfs <text:s text:c="4"/>919M <text:s text:c="4"/>0 <text:s/>919M <text:s text:c="2"/>0% /sys/fs/cgroup</text:p>
            <text:p text:style-name="P84">/dev/vda1 <text:s text:c="5"/>xfs <text:s text:c="7"/>25G <text:s/>2.3G <text:s text:c="2"/>23G <text:s/>10% /</text:p>
            <text:p text:style-name="P84">tmpfs <text:s text:c="9"/>tmpfs <text:s text:c="4"/>184M <text:s text:c="4"/>0 <text:s/>184M <text:s text:c="2"/>0% /run/user/0</text:p>
            <text:p text:style-name="P84">/dev/rbd0 <text:s text:c="5"/>xfs <text:s text:c="7"/>10G <text:s text:c="2"/>33M <text:s text:c="2"/>10G <text:s text:c="2"/>1% /data</text:p>
          </table:table-cell>
        </table:table-row>
      </table:table>
      <text:p text:style-name="P13"/>
      <text:p text:style-name="P14"># 리전 7부터 설정된 콘센트 분배 크러쉬룰에 관해</text:p>
      <table:table table:name="표26" table:style-name="표26">
        <table:table-column table:style-name="표26.A"/>
        <table:table-row table:style-name="TableLine202329216">
          <table:table-cell table:style-name="표26.A1" office:value-type="string">
            <text:p text:style-name="P85"># 지난 2022년 9월 8일에 <text:span text:style-name="T84">UPS 이상으로 </text:span>발생한 2서버실의 정전 사태로 AZ01, AZ02의 OSD가 정상적으로 복구되지 않는 문제가 발생하여 인력과 금액에 큰 손실이 발생했다. 이 문제를 해결하기 위해 리전 <text:span text:style-name="T72">7의 관리 서버 랙은 콘센트(멀티탭) 1개당 전력을 공급하는 분배반을 별도로 연결했고. 그 콘센트들에 서버를 분배한 뒤 아래와 같은 크러쉬룰을 설정했다.</text:span></text:p>
            <text:p text:style-name="P85"/>
            <text:p text:style-name="P93"># 크러쉬룰의 장애 발생시 동작 절차는 아래와 같다.</text:p>
            <text:p text:style-name="P93">1) 분전반 또는 멀티탭 1개가 다운된다.</text:p>
            <text:p text:style-name="P93">2) 반대편 멀티탭으로 연결된 서버로 서비스를 운영한다.</text:p>
            <text:p text:style-name="P93">3) 장애 복구 후 서버가 부팅되면 pg 상태가 원래대로 복구된다.</text:p>
            <text:p text:style-name="P93">4) 3번이 진행되지 않으면 운영 중 반대편 멀티탭으로 연결된 서버를 대상으로 pg가 backfilling<text:span text:style-name="T82">(재구성)</text:span>된다.</text:p>
            <text:p text:style-name="P85"/>
            <text:p text:style-name="P85">장점)</text:p>
            <text:p text:style-name="P85">- <text:span text:style-name="T81">1개의 </text:span>콘센트에 전원 공급이 차단될 경우 반대편 콘센트에 연결된 서버로 서비스가 동작한다.</text:p>
            <text:p text:style-name="P85">- 장애 복구 작업에 소요되는 시간을 어느정도 확보할 수 있다.</text:p>
            <text:p text:style-name="P85"/>
            <text:p text:style-name="P85"><text:soft-page-break/>단점)</text:p>
            <text:p text:style-name="P86">- pg의 개수가 많은 서버 쪽이 다운되면 그만큼의 속도 저하가 발생할 수 있다.</text:p>
            <text:p text:style-name="P86">- 용량 및 장애 최소화를 위해 OSD 서버를 되도록 짝수로 구성 해야한다.</text:p>
            <text:p text:style-name="P86">- <text:span text:style-name="T73">UP</text:span><text:span text:style-name="T83">S</text:span><text:span text:style-name="T73"> 메인, 서브가 둘 다 다운되는 경우 이 크러쉬룰은 효력이 없다.</text:span></text:p>
            <text:p text:style-name="P86"/>
            <text:p text:style-name="P87"># <text:s/>아래의 크러쉬룰은 <text:span text:style-name="T77">SATA 추가 후 콘센트 분배가 설정된 상태이다.</text:span></text:p>
            <table:table table:name="표27" table:style-name="표27">
              <table:table-column table:style-name="표27.A"/>
              <table:table-row table:style-name="TableLine202344416">
                <table:table-cell table:style-name="표27.A1" office:value-type="string">
                  <text:p text:style-name="P17"># begin crush map</text:p>
                  <text:p text:style-name="P17">tunable choose_local_tries 0</text:p>
                  <text:p text:style-name="P17">tunable choose_local_fallback_tries 0</text:p>
                  <text:p text:style-name="P17">tunable choose_total_tries 50</text:p>
                  <text:p text:style-name="P17">tunable chooseleaf_descend_once 1</text:p>
                  <text:p text:style-name="P17">tunable chooseleaf_vary_r 1</text:p>
                  <text:p text:style-name="P17">tunable chooseleaf_stable 1</text:p>
                  <text:p text:style-name="P17">tunable straw_calc_version 1</text:p>
                  <text:p text:style-name="P17">tunable allowed_bucket_algs 54</text:p>
                  <text:p text:style-name="P17"/>
                  <text:p text:style-name="P17"># devices</text:p>
                  <text:p text:style-name="P17">device 0 osd.0 class hdd</text:p>
                  <text:p text:style-name="P17">device 1 osd.1 class hdd</text:p>
                  <text:p text:style-name="P17">device 2 osd.2 class hdd</text:p>
                  <text:p text:style-name="P17">device 3 osd.3 class hdd</text:p>
                  <text:p text:style-name="P17">device 4 osd.4 class hdd</text:p>
                  <text:p text:style-name="P17">device 5 osd.5 class hdd</text:p>
                  <text:p text:style-name="P17">device 6 osd.6 class hdd</text:p>
                  <text:p text:style-name="P17">device 7 osd.7 class hdd</text:p>
                  <text:p text:style-name="P17">device 8 osd.8 class hdd</text:p>
                  <text:p text:style-name="P17">device 9 osd.9 class hdd</text:p>
                  <text:p text:style-name="P17">device 10 osd.10 class hdd</text:p>
                  <text:p text:style-name="P17">device 11 osd.11 class hdd</text:p>
                  <text:p text:style-name="P17">device 12 osd.12 class hdd</text:p>
                  <text:p text:style-name="P17">device 13 osd.13 class hdd</text:p>
                  <text:p text:style-name="P17">device 14 osd.14 class hdd</text:p>
                  <text:p text:style-name="P17">device 15 osd.15 class hdd</text:p>
                  <text:p text:style-name="P17">device 16 osd.16 class hdd</text:p>
                  <text:p text:style-name="P17">device 17 osd.17 class hdd</text:p>
                  <text:p text:style-name="P17">device 18 osd.18 class hdd</text:p>
                  <text:p text:style-name="P17">device 19 osd.19 class hdd</text:p>
                  <text:p text:style-name="P17">device 20 osd.20 class hdd</text:p>
                  <text:p text:style-name="P17">device 21 osd.21 class hdd</text:p>
                  <text:p text:style-name="P17">device 22 osd.22 class hdd</text:p>
                  <text:p text:style-name="P17">device 23 osd.23 class hdd</text:p>
                  <text:p text:style-name="P17">device 24 osd.24 class hdd</text:p>
                  <text:p text:style-name="P17">device 25 osd.25 class hdd</text:p>
                  <text:p text:style-name="P17">device 26 osd.26 class hdd</text:p>
                  <text:p text:style-name="P17">device 27 osd.27 class hdd</text:p>
                  <text:p text:style-name="P17">device 28 osd.28 class hdd</text:p>
                  <text:p text:style-name="P17">device 29 osd.29 class hdd</text:p>
                  <text:p text:style-name="P17">device 30 osd.30 class hdd</text:p>
                  <text:p text:style-name="P17">device 31 osd.31 class hdd</text:p>
                  <text:p text:style-name="P17"><text:soft-page-break/>device 32 osd.32 class hdd</text:p>
                  <text:p text:style-name="P17">device 33 osd.33 class hdd</text:p>
                  <text:p text:style-name="P17">device 34 osd.34 class hdd</text:p>
                  <text:p text:style-name="P17">device 35 osd.35 class hdd</text:p>
                  <text:p text:style-name="P17">device 36 osd.36 class hdd</text:p>
                  <text:p text:style-name="P17">device 37 osd.37 class hdd</text:p>
                  <text:p text:style-name="P17">device 38 osd.38 class hdd</text:p>
                  <text:p text:style-name="P17">device 39 osd.39 class hdd</text:p>
                  <text:p text:style-name="P17">device 40 osd.40 class hdd</text:p>
                  <text:p text:style-name="P17">device 41 osd.41 class hdd</text:p>
                  <text:p text:style-name="P17">device 42 osd.42 class hdd</text:p>
                  <text:p text:style-name="P17">device 43 osd.43 class hdd</text:p>
                  <text:p text:style-name="P17">device 44 osd.44 class hdd</text:p>
                  <text:p text:style-name="P17">device 45 osd.45 class hdd</text:p>
                  <text:p text:style-name="P17">device 46 osd.46 class hdd</text:p>
                  <text:p text:style-name="P17">device 47 osd.47 class hdd</text:p>
                  <text:p text:style-name="P17">device 48 osd.48 class hdd</text:p>
                  <text:p text:style-name="P17">device 49 osd.49 class hdd</text:p>
                  <text:p text:style-name="P17">device 50 osd.50 class hdd</text:p>
                  <text:p text:style-name="P17">device 51 osd.51 class hdd</text:p>
                  <text:p text:style-name="P17">device 52 osd.52 class hdd</text:p>
                  <text:p text:style-name="P17">device 53 osd.53 class hdd</text:p>
                  <text:p text:style-name="P17">device 54 osd.54 class hdd</text:p>
                  <text:p text:style-name="P17">device 55 osd.55 class hdd</text:p>
                  <text:p text:style-name="P17">device 56 osd.56 class hdd</text:p>
                  <text:p text:style-name="P17">device 57 osd.57 class hdd</text:p>
                  <text:p text:style-name="P17">device 58 osd.58 class hdd</text:p>
                  <text:p text:style-name="P17">device 59 osd.59 class hdd</text:p>
                  <text:p text:style-name="P17">device 60 osd.60 class hdd</text:p>
                  <text:p text:style-name="P17">device 61 osd.61 class hdd</text:p>
                  <text:p text:style-name="P17">device 62 osd.62 class hdd</text:p>
                  <text:p text:style-name="P17">device 63 osd.63 class hdd</text:p>
                  <text:p text:style-name="P17">device 64 osd.64 class hdd</text:p>
                  <text:p text:style-name="P17">device 65 osd.65 class hdd</text:p>
                  <text:p text:style-name="P17">device 66 osd.66 class hdd</text:p>
                  <text:p text:style-name="P17">device 67 osd.67 class hdd</text:p>
                  <text:p text:style-name="P17">device 68 osd.68 class hdd</text:p>
                  <text:p text:style-name="P17">device 69 osd.69 class hdd</text:p>
                  <text:p text:style-name="P17">device 70 osd.70 class hdd</text:p>
                  <text:p text:style-name="P17">device 71 osd.71 class hdd</text:p>
                  <text:p text:style-name="P17"/>
                  <text:p text:style-name="P17"># types</text:p>
                  <text:p text:style-name="P17">#type 0 osd</text:p>
                  <text:p text:style-name="P17">type 1 ssd-osd</text:p>
                  <text:p text:style-name="P17">type 2 sata-osd</text:p>
                  <text:p text:style-name="P17">type 3 ups-ssd</text:p>
                  <text:p text:style-name="P17">type 4 ups-sata</text:p>
                  <text:p text:style-name="P17">type 5 root-ssd</text:p>
                  <text:p text:style-name="P17">type 6 root-sata</text:p>
                  <text:p text:style-name="P17"><text:soft-page-break/></text:p>
                  <text:p text:style-name="P17"># buckets</text:p>
                  <text:p text:style-name="P17">ssd-osd ssd-osd-42-220 {</text:p>
                  <text:p text:style-name="P17"><text:s text:c="8"/>id -3 <text:s text:c="10"/># do not change unnecessarily</text:p>
                  <text:p text:style-name="P17"><text:s text:c="8"/>id -4 class hdd <text:s text:c="8"/># do not change unnecessarily</text:p>
                  <text:p text:style-name="P17"><text:s text:c="8"/># weight 7.44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0 weight 0.930</text:p>
                  <text:p text:style-name="P17"><text:s text:c="8"/>item osd.1 weight 0.930</text:p>
                  <text:p text:style-name="P17"><text:s text:c="8"/>item osd.2 weight 0.930</text:p>
                  <text:p text:style-name="P17"><text:s text:c="8"/>item osd.3 weight 0.930</text:p>
                  <text:p text:style-name="P17"><text:s text:c="8"/>item osd.4 weight 0.930</text:p>
                  <text:p text:style-name="P17"><text:s text:c="8"/>item osd.5 weight 0.930</text:p>
                  <text:p text:style-name="P17"><text:s text:c="8"/>item osd.6 weight 0.930</text:p>
                  <text:p text:style-name="P17"><text:s text:c="8"/>item osd.7 weight 0.930</text:p>
                  <text:p text:style-name="P17">}</text:p>
                  <text:p text:style-name="P17">ssd-osd ssd-osd-42-221 {</text:p>
                  <text:p text:style-name="P17"><text:s text:c="8"/>id -5 <text:s text:c="10"/># do not change unnecessarily</text:p>
                  <text:p text:style-name="P17"><text:s text:c="8"/>id -6 class hdd <text:s text:c="8"/># do not change unnecessarily</text:p>
                  <text:p text:style-name="P17"><text:s text:c="8"/># weight 7.44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8 weight 0.930</text:p>
                  <text:p text:style-name="P17"><text:s text:c="8"/>item osd.9 weight 0.930</text:p>
                  <text:p text:style-name="P17"><text:s text:c="8"/>item osd.10 weight 0.930</text:p>
                  <text:p text:style-name="P17"><text:s text:c="8"/>item osd.11 weight 0.930</text:p>
                  <text:p text:style-name="P17"><text:s text:c="8"/>item osd.12 weight 0.930</text:p>
                  <text:p text:style-name="P17"><text:s text:c="8"/>item osd.13 weight 0.930</text:p>
                  <text:p text:style-name="P17"><text:s text:c="8"/>item osd.14 weight 0.930</text:p>
                  <text:p text:style-name="P17"><text:s text:c="8"/>item osd.15 weight 0.930</text:p>
                  <text:p text:style-name="P17">}</text:p>
                  <text:p text:style-name="P17">ssd-osd ssd-osd-42-222 {</text:p>
                  <text:p text:style-name="P17"><text:s text:c="8"/>id -7 <text:s text:c="10"/># do not change unnecessarily</text:p>
                  <text:p text:style-name="P17"><text:s text:c="8"/>id -8 class hdd <text:s text:c="8"/># do not change unnecessarily</text:p>
                  <text:p text:style-name="P17"><text:s text:c="8"/># weight 7.44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16 weight 0.930</text:p>
                  <text:p text:style-name="P17"><text:s text:c="8"/>item osd.17 weight 0.930</text:p>
                  <text:p text:style-name="P17"><text:s text:c="8"/>item osd.18 weight 0.930</text:p>
                  <text:p text:style-name="P17"><text:s text:c="8"/>item osd.19 weight 0.930</text:p>
                  <text:p text:style-name="P17"><text:s text:c="8"/>item osd.20 weight 0.930</text:p>
                  <text:p text:style-name="P17"><text:s text:c="8"/>item osd.21 weight 0.930</text:p>
                  <text:p text:style-name="P17"><text:s text:c="8"/>item osd.22 weight 0.930</text:p>
                  <text:p text:style-name="P17"><text:s text:c="8"/>item osd.23 weight 0.930</text:p>
                  <text:p text:style-name="P17">}</text:p>
                  <text:p text:style-name="P17">ssd-osd ssd-osd-42-223 {</text:p>
                  <text:p text:style-name="P17"><text:s text:c="8"/>id -21 <text:s text:c="9"/># do not change unnecessarily</text:p>
                  <text:p text:style-name="P17"><text:soft-page-break/><text:s text:c="8"/>id -22 class hdd <text:s text:c="15"/># do not change unnecessarily</text:p>
                  <text:p text:style-name="P17"><text:s text:c="8"/># weight 7.272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64 weight 0.909</text:p>
                  <text:p text:style-name="P17"><text:s text:c="8"/>item osd.65 weight 0.909</text:p>
                  <text:p text:style-name="P17"><text:s text:c="8"/>item osd.66 weight 0.909</text:p>
                  <text:p text:style-name="P17"><text:s text:c="8"/>item osd.67 weight 0.909</text:p>
                  <text:p text:style-name="P17"><text:s text:c="8"/>item osd.68 weight 0.909</text:p>
                  <text:p text:style-name="P17"><text:s text:c="8"/>item osd.69 weight 0.909</text:p>
                  <text:p text:style-name="P17"><text:s text:c="8"/>item osd.70 weight 0.909</text:p>
                  <text:p text:style-name="P17"><text:s text:c="8"/>item osd.71 weight 0.909</text:p>
                  <text:p text:style-name="P17">}</text:p>
                  <text:p text:style-name="P17">ups-ssd 3DC-UPS1-SSD {</text:p>
                  <text:p text:style-name="P17"><text:s text:c="8"/>alg straw2</text:p>
                  <text:p text:style-name="P17"><text:s text:c="8"/>hash 0</text:p>
                  <text:p text:style-name="P17"><text:s text:c="8"/>item ssd-osd-42-220 weight 7.440</text:p>
                  <text:p text:style-name="P17"><text:s text:c="8"/>item ssd-osd-42-222 weight 7.440</text:p>
                  <text:p text:style-name="P17">}</text:p>
                  <text:p text:style-name="P17">ups-ssd 3DC-UPS2-SSD {</text:p>
                  <text:p text:style-name="P17"><text:s text:c="8"/>alg straw2</text:p>
                  <text:p text:style-name="P17"><text:s text:c="8"/>hash 0</text:p>
                  <text:p text:style-name="P17"><text:s text:c="8"/>item ssd-osd-42-221 weight 7.440</text:p>
                  <text:p text:style-name="P17"><text:s text:c="8"/>item ssd-osd-42-223 weight 7.440</text:p>
                  <text:p text:style-name="P17">}</text:p>
                  <text:p text:style-name="P17">root-ssd ssd-group {</text:p>
                  <text:p text:style-name="P17"><text:s text:c="8"/>alg straw2</text:p>
                  <text:p text:style-name="P17"><text:s text:c="8"/>hash 0 <text:s/># rjenkins1</text:p>
                  <text:p text:style-name="P17"><text:s text:c="8"/>item 3DC-UPS1-SSD weight 14.880</text:p>
                  <text:p text:style-name="P17"><text:s text:c="8"/>item 3DC-UPS2-SSD weight 14.880</text:p>
                  <text:p text:style-name="P17">}</text:p>
                  <text:p text:style-name="P17"/>
                  <text:p text:style-name="P17">sata-osd sata-osd-42-240 {</text:p>
                  <text:p text:style-name="P17"><text:s text:c="8"/>id -9 <text:s text:c="10"/># do not change unnecessarily</text:p>
                  <text:p text:style-name="P17"><text:s text:c="8"/>id -10 class hdd <text:s text:c="15"/># do not change unnecessarily</text:p>
                  <text:p text:style-name="P17"><text:s text:c="8"/># weight 28.80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24 weight 3.600</text:p>
                  <text:p text:style-name="P17"><text:s text:c="8"/>item osd.25 weight 3.600</text:p>
                  <text:p text:style-name="P17"><text:s text:c="8"/>item osd.26 weight 3.600</text:p>
                  <text:p text:style-name="P17"><text:s text:c="8"/>item osd.27 weight 3.600</text:p>
                  <text:p text:style-name="P17"><text:s text:c="8"/>item osd.28 weight 3.600</text:p>
                  <text:p text:style-name="P17"><text:s text:c="8"/>item osd.29 weight 3.600</text:p>
                  <text:p text:style-name="P17"><text:s text:c="8"/>item osd.30 weight 3.600</text:p>
                  <text:p text:style-name="P17"><text:s text:c="8"/>item osd.31 weight 3.600</text:p>
                  <text:p text:style-name="P17">}</text:p>
                  <text:p text:style-name="P17">sata-osd sata-osd-42-241 {</text:p>
                  <text:p text:style-name="P17"><text:s text:c="8"/>id -13 <text:s text:c="9"/># do not change unnecessarily</text:p>
                  <text:p text:style-name="P17"><text:soft-page-break/><text:s text:c="8"/>id -14 class hdd <text:s text:c="15"/># do not change unnecessarily</text:p>
                  <text:p text:style-name="P17"><text:s text:c="8"/># weight 28.80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32 weight 3.600</text:p>
                  <text:p text:style-name="P17"><text:s text:c="8"/>item osd.33 weight 3.600</text:p>
                  <text:p text:style-name="P17"><text:s text:c="8"/>item osd.34 weight 3.600</text:p>
                  <text:p text:style-name="P17"><text:s text:c="8"/>item osd.35 weight 3.600</text:p>
                  <text:p text:style-name="P17"><text:s text:c="8"/>item osd.36 weight 3.600</text:p>
                  <text:p text:style-name="P17"><text:s text:c="8"/>item osd.37 weight 3.600</text:p>
                  <text:p text:style-name="P17"><text:s text:c="8"/>item osd.38 weight 3.600</text:p>
                  <text:p text:style-name="P17"><text:s text:c="8"/>item osd.39 weight 3.600</text:p>
                  <text:p text:style-name="P17">}</text:p>
                  <text:p text:style-name="P17">sata-osd sata-osd-42-242 {</text:p>
                  <text:p text:style-name="P17"><text:s text:c="8"/>id -15 <text:s text:c="9"/># do not change unnecessarily</text:p>
                  <text:p text:style-name="P17"><text:s text:c="8"/>id -16 class hdd <text:s text:c="15"/># do not change unnecessarily</text:p>
                  <text:p text:style-name="P17"><text:s text:c="8"/># weight 28.80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40 weight 3.600</text:p>
                  <text:p text:style-name="P17"><text:s text:c="8"/>item osd.41 weight 3.600</text:p>
                  <text:p text:style-name="P17"><text:s text:c="8"/>item osd.42 weight 3.600</text:p>
                  <text:p text:style-name="P17"><text:s text:c="8"/>item osd.43 weight 3.600</text:p>
                  <text:p text:style-name="P17"><text:s text:c="8"/>item osd.44 weight 3.600</text:p>
                  <text:p text:style-name="P17"><text:s text:c="8"/>item osd.45 weight 3.600</text:p>
                  <text:p text:style-name="P17"><text:s text:c="8"/>item osd.46 weight 3.600</text:p>
                  <text:p text:style-name="P17"><text:s text:c="8"/>item osd.47 weight 3.600</text:p>
                  <text:p text:style-name="P17">}</text:p>
                  <text:p text:style-name="P17">sata-osd sata-osd-42-243 {</text:p>
                  <text:p text:style-name="P17"><text:s text:c="8"/>id -17 <text:s text:c="9"/># do not change unnecessarily</text:p>
                  <text:p text:style-name="P17"><text:s text:c="8"/>id -18 class hdd <text:s text:c="15"/># do not change unnecessarily</text:p>
                  <text:p text:style-name="P17"><text:s text:c="8"/># weight 28.800</text:p>
                  <text:p text:style-name="P17"><text:s text:c="8"/>alg straw2</text:p>
                  <text:p text:style-name="P17"><text:s text:c="8"/>hash 0 <text:s/># rjenkins1</text:p>
                  <text:p text:style-name="P17"><text:s text:c="8"/>item osd.48 weight 3.600</text:p>
                  <text:p text:style-name="P17"><text:s text:c="8"/>item osd.49 weight 3.600</text:p>
                  <text:p text:style-name="P17"><text:s text:c="8"/>item osd.50 weight 3.600</text:p>
                  <text:p text:style-name="P17"><text:s text:c="8"/>item osd.51 weight 3.600</text:p>
                  <text:p text:style-name="P17"><text:s text:c="8"/>item osd.52 weight 3.600</text:p>
                  <text:p text:style-name="P17"><text:s text:c="8"/>item osd.53 weight 3.600</text:p>
                  <text:p text:style-name="P17"><text:s text:c="8"/>item osd.54 weight 3.600</text:p>
                  <text:p text:style-name="P17"><text:s text:c="8"/>item osd.55 weight 3.600</text:p>
                  <text:p text:style-name="P17">}</text:p>
                  <text:p text:style-name="P17">sata-osd sata-osd-42-244 {</text:p>
                  <text:p text:style-name="P17"><text:s text:c="8"/>id -19 <text:s text:c="9"/># do not change unnecessarily</text:p>
                  <text:p text:style-name="P17"><text:s text:c="8"/>id -20 class hdd <text:s text:c="15"/># do not change unnecessarily</text:p>
                  <text:p text:style-name="P17"><text:s text:c="8"/># weight 28.800</text:p>
                  <text:p text:style-name="P17"><text:s text:c="8"/>alg straw2</text:p>
                  <text:p text:style-name="P17"><text:s text:c="8"/>hash 0 <text:s/># rjenkins1</text:p>
                  <text:p text:style-name="P17"><text:soft-page-break/><text:s text:c="8"/>item osd.56 weight 3.600</text:p>
                  <text:p text:style-name="P17"><text:s text:c="8"/>item osd.57 weight 3.600</text:p>
                  <text:p text:style-name="P17"><text:s text:c="8"/>item osd.58 weight 3.600</text:p>
                  <text:p text:style-name="P17"><text:s text:c="8"/>item osd.59 weight 3.600</text:p>
                  <text:p text:style-name="P17"><text:s text:c="8"/>item osd.60 weight 3.600</text:p>
                  <text:p text:style-name="P17"><text:s text:c="8"/>item osd.61 weight 3.600</text:p>
                  <text:p text:style-name="P17"><text:s text:c="8"/>item osd.62 weight 3.600</text:p>
                  <text:p text:style-name="P17"><text:s text:c="8"/>item osd.63 weight 3.600</text:p>
                  <text:p text:style-name="P17">}</text:p>
                  <text:p text:style-name="P17">ups-sata 3DC-UPS1-SATA {</text:p>
                  <text:p text:style-name="P17"><text:s text:c="8"/>alg straw2</text:p>
                  <text:p text:style-name="P17"><text:s text:c="8"/>hash 0</text:p>
                  <text:p text:style-name="P17"><text:s text:c="8"/>item sata-osd-42-240 weight 28.000</text:p>
                  <text:p text:style-name="P17"><text:s text:c="8"/>item sata-osd-42-242 weight 28.000</text:p>
                  <text:p text:style-name="P17"><text:s text:c="8"/>item sata-osd-42-244 weight 28.000</text:p>
                  <text:p text:style-name="P17">}</text:p>
                  <text:p text:style-name="P17">ups-sata 3DC-UPS2-SATA {</text:p>
                  <text:p text:style-name="P17"><text:s text:c="8"/>alg straw2</text:p>
                  <text:p text:style-name="P17"><text:s text:c="8"/>hash 0</text:p>
                  <text:p text:style-name="P17"><text:s text:c="8"/>item sata-osd-42-241 weight 28.000</text:p>
                  <text:p text:style-name="P17"><text:s text:c="8"/>item sata-osd-42-243 weight 28.000</text:p>
                  <text:p text:style-name="P17">}</text:p>
                  <text:p text:style-name="P17">root-sata sata-group {</text:p>
                  <text:p text:style-name="P17"><text:s text:c="8"/>alg straw2</text:p>
                  <text:p text:style-name="P17"><text:s text:c="8"/>hash 0 <text:s/># rjenkins1</text:p>
                  <text:p text:style-name="P17"><text:s text:c="8"/>item 3DC-UPS1-SATA weight 72.800</text:p>
                  <text:p text:style-name="P17"><text:s text:c="8"/>item 3DC-UPS2-SATA weight 56.800</text:p>
                  <text:p text:style-name="P17">}</text:p>
                  <text:p text:style-name="P17"/>
                  <text:p text:style-name="P17"># rules</text:p>
                  <text:p text:style-name="P17">rule ssd-all {</text:p>
                  <text:p text:style-name="P17"><text:s text:c="8"/>id 0</text:p>
                  <text:p text:style-name="P17"><text:s text:c="8"/>type replicated</text:p>
                  <text:p text:style-name="P17"><text:s text:c="8"/>min_size 1</text:p>
                  <text:p text:style-name="P17"><text:s text:c="8"/>max_size 3</text:p>
                  <text:p text:style-name="P17"><text:s text:c="8"/>step take ssd-group</text:p>
                  <text:p text:style-name="P17"><text:s text:c="8"/>step choose firstn 2 type ups-ssd</text:p>
                  <text:p text:style-name="P17"><text:s text:c="8"/>step chooseleaf firstn 2 type ssd-osd</text:p>
                  <text:p text:style-name="P17"><text:s text:c="8"/>step emit</text:p>
                  <text:p text:style-name="P17">}</text:p>
                  <text:p text:style-name="P17">rule sata-all {</text:p>
                  <text:p text:style-name="P17"><text:s text:c="8"/>id 17</text:p>
                  <text:p text:style-name="P17"><text:s text:c="8"/>type replicated</text:p>
                  <text:p text:style-name="P17"><text:s text:c="8"/>min_size 1</text:p>
                  <text:p text:style-name="P17"><text:s text:c="8"/>max_size 3</text:p>
                  <text:p text:style-name="P17"><text:s text:c="8"/>step take sata-group</text:p>
                  <text:p text:style-name="P17"><text:s text:c="8"/>step choose firstn 2 type ups-sata</text:p>
                  <text:p text:style-name="P17"><text:s text:c="8"/>step chooseleaf firstn 2 type sata-osd</text:p>
                  <text:p text:style-name="P17"><text:s text:c="8"/>step emit</text:p>
                  <text:p text:style-name="P17"><text:soft-page-break/>}</text:p>
                  <text:p text:style-name="P17"/>
                  <text:p text:style-name="P17"># end crush map</text:p>
                </table:table-cell>
              </table:table-row>
            </table:table>
            <text:p text:style-name="P51"># 수정된 내용에 관해 정리했으며 <text:span text:style-name="T80">SATA부분은 SSD와 골자가 같으므로 설명에서 제외한다.</text:span></text:p>
            <table:table table:name="표28" table:style-name="표28">
              <table:table-column table:style-name="표28.A"/>
              <table:table-row table:style-name="TableLine202396480">
                <table:table-cell table:style-name="표28.A1" office:value-type="string">
                  <text:p text:style-name="P88"># 타입이 수정됐으며 <text:span text:style-name="T79">osd를 총괄할 ups 타입이 ups에는 데이터를 분배할 root 타입이 생겼다고 생각하자.</text:span></text:p>
                  <text:p text:style-name="P88">type 1 ssd-osd</text:p>
                  <text:p text:style-name="P88">type 2 sata-osd</text:p>
                  <text:p text:style-name="P88">type 3 ups-ssd</text:p>
                  <text:p text:style-name="P88">type 4 ups-sata</text:p>
                  <text:p text:style-name="P88">type 5 root-ssd</text:p>
                  <text:p text:style-name="P88">type 6 root-sata</text:p>
                  <text:p text:style-name="P88"/>
                  <text:p text:style-name="P90"># <text:s/><text:span text:style-name="T75">root ssd로 설정된 서버들이 </text:span>3DC-UPS1-SSD, <text:s/>3DC-UPS2-SSD에 2개씩 그룹 지어진 것으로 변경됐다. 저 서버들은 각각 연결된 콘센트가 다르며 서버 관리자는 입고 시 연결된 콘센트를 반드시 확인 해야 하고 부서원에게 내용을 전달 해야 한다. <text:span text:style-name="T78">랙위치도의 3601, 3602랙에 들어간 서버를 봐보면 (34-39), (41-33)은 콘센트의 번호이며 그것을 통해 아래와 같이 분배했다고 생각하면 이해하기 편할 것이다. </text:span></text:p>
                  <text:p text:style-name="P89">ups-ssd 3DC-UPS1-SSD {</text:p>
                  <text:p text:style-name="P88"><text:s text:c="8"/>alg straw2</text:p>
                  <text:p text:style-name="P88"><text:s text:c="8"/>hash 0</text:p>
                  <text:p text:style-name="P88"><text:s text:c="8"/>item ssd-osd-42-220 weight 7.440</text:p>
                  <text:p text:style-name="P88"><text:s text:c="8"/>item ssd-osd-42-222 weight 7.440</text:p>
                  <text:p text:style-name="P88">}</text:p>
                  <text:p text:style-name="P88">ups-ssd 3DC-UPS2-SSD {</text:p>
                  <text:p text:style-name="P88"><text:s text:c="8"/>alg straw2</text:p>
                  <text:p text:style-name="P88"><text:s text:c="8"/>hash 0</text:p>
                  <text:p text:style-name="P88"><text:s text:c="8"/>item ssd-osd-42-221 weight 7.440</text:p>
                  <text:p text:style-name="P88"><text:s text:c="8"/>item ssd-osd-42-223 weight 7.440</text:p>
                  <text:p text:style-name="P88">}</text:p>
                  <text:p text:style-name="P88"/>
                  <text:p text:style-name="P91"># <text:span text:style-name="T74">root-ssd ssd-group은 3DC-UPS </text:span><text:span text:style-name="T76">2개에 pg 및 데이터를 분배한다.</text:span></text:p>
                  <text:p text:style-name="P88">root-ssd ssd-group {</text:p>
                  <text:p text:style-name="P88"><text:s text:c="8"/>alg straw2</text:p>
                  <text:p text:style-name="P88"><text:s text:c="8"/>hash 0 <text:s/># rjenkins1</text:p>
                  <text:p text:style-name="P88"><text:s text:c="8"/>item 3DC-UPS1-SSD weight 14.880</text:p>
                  <text:p text:style-name="P88"><text:s text:c="8"/>item 3DC-UPS2-SSD weight 14.880</text:p>
                  <text:p text:style-name="P88">}</text:p>
                  <text:p text:style-name="P88"/>
                  <text:p text:style-name="P92"># <text:s/>변경 된 사항은 아래와 같으며 상세한 내용은 차후 추가 할 예정이다.</text:p>
                  <text:p text:style-name="P88">rule ssd-all {</text:p>
                  <text:p text:style-name="P88"><text:s text:c="8"/>id 0</text:p>
                  <text:p text:style-name="P88"><text:s text:c="8"/>type replicated</text:p>
                  <text:p text:style-name="P88"><text:s text:c="8"/>min_size 1</text:p>
                  <text:p text:style-name="P88"><text:s text:c="8"/>max_size 3</text:p>
                  <text:p text:style-name="P88"><text:s text:c="8"/>step take ssd-group</text:p>
                  <text:p text:style-name="P92"># 아래의 내용이 추가됐다.</text:p>
                  <text:p text:style-name="P88"><text:s text:c="8"/>step choose firstn 2 type ups-ssd</text:p>
                  <text:p text:style-name="P92"># 0에서 2로 변경됐다.</text:p>
                  <text:p text:style-name="P88"><text:s text:c="8"/>step chooseleaf firstn 2 type ssd-osd</text:p>
                  <text:p text:style-name="P88"><text:s text:c="7"/>step emit</text:p>
                  <text:p text:style-name="P88"><text:soft-page-break/>}</text:p>
                </table:table-cell>
              </table:table-row>
            </table:table>
            <text:p text:style-name="P5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8:24:37.043988022</meta:creation-date>
    <dc:date>2023-05-22T13:38:24.090141180</dc:date>
    <meta:editing-duration>PT9H10M37S</meta:editing-duration>
    <meta:editing-cycles>97</meta:editing-cycles>
    <meta:generator>LibreOffice/7.1.3.2$Linux_X86_64 LibreOffice_project/47f78053abe362b9384784d31a6e56f8511eb1c1</meta:generator>
    <meta:document-statistic meta:table-count="32" meta:image-count="0" meta:object-count="0" meta:page-count="30" meta:paragraph-count="1197" meta:word-count="7837" meta:character-count="42295" meta:non-whitespace-character-count="33364"/>
  </office:meta>
</office:document-meta>
</file>